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Menlo" svg:font-family="Menlo, Consolas, monospace"/>
    <style:font-face style:name="source-code-pro" svg:font-family="source-code-pro, Menlo, Monaco, Consolas, 'Courier New', monospace"/>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style:line-height-at-least="0.198in"/>
      <style:text-properties style:font-name="Droid Sans Mono"/>
    </style:style>
    <style:style style:name="P2" style:family="paragraph" style:parent-style-name="Standard">
      <style:paragraph-properties style:line-height-at-least="0.198in"/>
      <style:text-properties style:font-name="Droid Sans Mono" officeooo:rsid="00186594" officeooo:paragraph-rsid="00186594"/>
    </style:style>
    <style:style style:name="P3" style:family="paragraph" style:parent-style-name="Standard">
      <style:paragraph-properties style:line-height-at-least="0.198in"/>
      <style:text-properties fo:color="#d4d4d4" style:font-name="Droid Sans Mono" fo:font-size="10.5pt" fo:font-weight="normal" fo:background-color="#1e1e1e"/>
    </style:style>
    <style:style style:name="P4" style:family="paragraph" style:parent-style-name="Standard">
      <style:text-properties fo:color="#d4d4d4" style:font-name="Droid Sans Mono" fo:font-size="10.5pt" fo:font-weight="normal" officeooo:paragraph-rsid="0012e2a5" fo:background-color="#1e1e1e"/>
    </style:style>
    <style:style style:name="P5" style:family="paragraph" style:parent-style-name="Standard">
      <style:text-properties fo:color="#d4d4d4" style:font-name="Droid Sans Mono" fo:font-size="10.5pt" fo:font-weight="normal" officeooo:paragraph-rsid="001f2bf2" fo:background-color="#1e1e1e"/>
    </style:style>
    <style:style style:name="P6" style:family="paragraph" style:parent-style-name="Standard">
      <style:text-properties fo:color="#d4d4d4" style:font-name="Droid Sans Mono" fo:font-size="10.5pt" fo:font-weight="normal" officeooo:rsid="0020aa9a" officeooo:paragraph-rsid="0020aa9a" fo:background-color="#1e1e1e"/>
    </style:style>
    <style:style style:name="P7" style:family="paragraph" style:parent-style-name="Standard">
      <style:text-properties fo:color="#d4d4d4" style:font-name="Droid Sans Mono" fo:font-size="10.5pt" fo:font-weight="normal" officeooo:rsid="00211ad8" officeooo:paragraph-rsid="00211ad8" fo:background-color="#1e1e1e"/>
    </style:style>
    <style:style style:name="P8" style:family="paragraph" style:parent-style-name="Standard">
      <style:text-properties fo:color="#d4d4d4" style:font-name="Droid Sans Mono" fo:font-size="10.5pt" fo:font-weight="normal" officeooo:paragraph-rsid="002245ad" fo:background-color="#1e1e1e"/>
    </style:style>
    <style:style style:name="P9" style:family="paragraph" style:parent-style-name="Standard">
      <style:text-properties fo:color="#d4d4d4" style:font-name="Droid Sans Mono" fo:font-size="10.5pt" fo:font-weight="normal" officeooo:rsid="0024ac60" officeooo:paragraph-rsid="0024ac60" fo:background-color="#1e1e1e"/>
    </style:style>
    <style:style style:name="P10" style:family="paragraph" style:parent-style-name="Standard">
      <style:text-properties fo:color="#d4d4d4" style:font-name="Droid Sans Mono" fo:font-size="10.5pt" fo:font-weight="normal" officeooo:paragraph-rsid="003e0a1c" fo:background-color="#1e1e1e"/>
    </style:style>
    <style:style style:name="P11" style:family="paragraph" style:parent-style-name="Standard">
      <style:text-properties fo:color="#d4d4d4" style:font-name="Droid Sans Mono" fo:font-size="10.5pt" fo:font-weight="normal" officeooo:paragraph-rsid="003f0b8b" fo:background-color="#1e1e1e"/>
    </style:style>
    <style:style style:name="P12" style:family="paragraph" style:parent-style-name="Standard">
      <style:text-properties fo:color="#d4d4d4" style:font-name="Droid Sans Mono" fo:font-size="10.5pt" fo:font-weight="normal" officeooo:rsid="0041defb" officeooo:paragraph-rsid="0041defb" fo:background-color="#1e1e1e"/>
    </style:style>
    <style:style style:name="P13" style:family="paragraph" style:parent-style-name="Standard">
      <style:text-properties fo:color="#d4d4d4" style:font-name="Droid Sans Mono" fo:font-size="10.5pt" fo:font-weight="normal" officeooo:paragraph-rsid="00425289" fo:background-color="#1e1e1e"/>
    </style:style>
    <style:style style:name="P14" style:family="paragraph" style:parent-style-name="Standard">
      <style:text-properties fo:color="#d4d4d4" style:font-name="Droid Sans Mono" fo:font-size="10.5pt" fo:font-weight="normal" officeooo:rsid="0047578c" officeooo:paragraph-rsid="0047578c" fo:background-color="#1e1e1e"/>
    </style:style>
    <style:style style:name="P15" style:family="paragraph" style:parent-style-name="Standard">
      <style:text-properties fo:color="#d4d4d4" style:font-name="Droid Sans Mono" fo:font-size="10.5pt" fo:font-weight="normal" officeooo:rsid="004a6e7f" officeooo:paragraph-rsid="004a6e7f" fo:background-color="#1e1e1e"/>
    </style:style>
    <style:style style:name="P16" style:family="paragraph" style:parent-style-name="Standard">
      <style:text-properties fo:color="#d4d4d4" style:font-name="Droid Sans Mono" fo:font-size="10.5pt" fo:font-weight="normal" officeooo:rsid="004ea128" officeooo:paragraph-rsid="004ea128" fo:background-color="#1e1e1e"/>
    </style:style>
    <style:style style:name="P17" style:family="paragraph" style:parent-style-name="Standard">
      <style:text-properties fo:color="#d4d4d4" style:font-name="Droid Sans Mono" fo:font-size="10.5pt" fo:font-weight="normal" officeooo:rsid="0053e95b" officeooo:paragraph-rsid="0053e95b" fo:background-color="#1e1e1e"/>
    </style:style>
    <style:style style:name="P18" style:family="paragraph" style:parent-style-name="Standard">
      <style:text-properties fo:color="#d4d4d4" style:font-name="Droid Sans Mono" fo:font-size="10.5pt" fo:font-weight="normal" officeooo:rsid="0059973c" officeooo:paragraph-rsid="0059973c" fo:background-color="#1e1e1e"/>
    </style:style>
    <style:style style:name="P19" style:family="paragraph" style:parent-style-name="Standard">
      <style:text-properties fo:color="#d4d4d4" style:font-name="Droid Sans Mono" fo:font-size="10.5pt" fo:font-weight="normal" officeooo:rsid="005d846e" officeooo:paragraph-rsid="005d846e" fo:background-color="#1e1e1e"/>
    </style:style>
    <style:style style:name="P20" style:family="paragraph" style:parent-style-name="Standard">
      <style:text-properties fo:color="#d4d4d4" style:font-name="Droid Sans Mono" fo:font-size="10.5pt" fo:font-weight="normal" officeooo:rsid="00674241" officeooo:paragraph-rsid="00674241" fo:background-color="#1e1e1e"/>
    </style:style>
    <style:style style:name="P21" style:family="paragraph" style:parent-style-name="Standard">
      <style:text-properties fo:color="#d4d4d4" style:font-name="Droid Sans Mono" fo:font-size="10.5pt" fo:font-weight="normal" officeooo:rsid="0073b3dd" officeooo:paragraph-rsid="0073b3dd" fo:background-color="#1e1e1e"/>
    </style:style>
    <style:style style:name="P22" style:family="paragraph" style:parent-style-name="Standard">
      <style:text-properties fo:color="#d4d4d4" style:font-name="Droid Sans Mono" fo:font-size="10.5pt" fo:font-weight="normal" officeooo:rsid="00774c83" officeooo:paragraph-rsid="00774c83" fo:background-color="#1e1e1e"/>
    </style:style>
    <style:style style:name="P23" style:family="paragraph" style:parent-style-name="Standard">
      <style:text-properties fo:color="#d4d4d4" style:font-name="Droid Sans Mono" fo:font-size="10.5pt" fo:font-weight="normal" officeooo:rsid="00804742" officeooo:paragraph-rsid="00804742" fo:background-color="#1e1e1e"/>
    </style:style>
    <style:style style:name="P24" style:family="paragraph" style:parent-style-name="Standard">
      <style:text-properties fo:color="#d4d4d4" style:font-name="Droid Sans Mono" fo:font-size="10.5pt" fo:font-weight="normal" officeooo:rsid="0093b045" officeooo:paragraph-rsid="0093b045" fo:background-color="#1e1e1e"/>
    </style:style>
    <style:style style:name="P25" style:family="paragraph" style:parent-style-name="Standard">
      <style:text-properties fo:color="#d4d4d4" style:font-name="Droid Sans Mono" fo:font-size="10.5pt" fo:font-weight="normal" officeooo:rsid="009941d0" officeooo:paragraph-rsid="009941d0" fo:background-color="#1e1e1e"/>
    </style:style>
    <style:style style:name="P26" style:family="paragraph" style:parent-style-name="Standard">
      <style:text-properties fo:color="#d4d4d4" style:font-name="Droid Sans Mono" fo:font-size="10.5pt" fo:font-weight="normal" officeooo:rsid="0099c86b" officeooo:paragraph-rsid="0099c86b" fo:background-color="#1e1e1e"/>
    </style:style>
    <style:style style:name="P27" style:family="paragraph" style:parent-style-name="Standard">
      <style:text-properties fo:color="#d4d4d4" style:font-name="Droid Sans Mono" fo:font-size="10.5pt" fo:font-weight="normal" officeooo:rsid="009ecefa" officeooo:paragraph-rsid="009ecefa" fo:background-color="#1e1e1e"/>
    </style:style>
    <style:style style:name="P28" style:family="paragraph" style:parent-style-name="Standard">
      <style:text-properties fo:color="#d4d4d4" style:font-name="Droid Sans Mono" fo:font-size="10.5pt" fo:font-weight="normal" officeooo:rsid="009f8ec1" officeooo:paragraph-rsid="009f8ec1" fo:background-color="#1e1e1e"/>
    </style:style>
    <style:style style:name="P29" style:family="paragraph" style:parent-style-name="Standard">
      <style:text-properties fo:color="#d4d4d4" style:font-name="Droid Sans Mono" fo:font-size="10.5pt" fo:font-weight="normal" officeooo:rsid="00b4b27f" officeooo:paragraph-rsid="00b4b27f" fo:background-color="#1e1e1e"/>
    </style:style>
    <style:style style:name="P30" style:family="paragraph" style:parent-style-name="Standard">
      <style:text-properties fo:color="#d4d4d4" style:font-name="Droid Sans Mono" fo:font-size="10.5pt" fo:font-weight="normal" officeooo:rsid="00c5f36a" officeooo:paragraph-rsid="00c5f36a" fo:background-color="#1e1e1e"/>
    </style:style>
    <style:style style:name="P31" style:family="paragraph" style:parent-style-name="Standard">
      <style:text-properties fo:color="#d4d4d4" style:font-name="Droid Sans Mono" fo:font-size="10.5pt" fo:font-weight="normal" officeooo:rsid="00c74218" officeooo:paragraph-rsid="00c74218" fo:background-color="#1e1e1e"/>
    </style:style>
    <style:style style:name="P32" style:family="paragraph" style:parent-style-name="Standard">
      <style:text-properties fo:color="#d4d4d4" style:font-name="Droid Sans Mono" fo:font-size="10.5pt" fo:font-weight="normal" officeooo:rsid="00ca2c9f" officeooo:paragraph-rsid="00ca2c9f" fo:background-color="#1e1e1e"/>
    </style:style>
    <style:style style:name="P33" style:family="paragraph" style:parent-style-name="Standard">
      <style:text-properties fo:color="#d4d4d4" style:font-name="Droid Sans Mono" fo:font-size="10.5pt" fo:font-weight="normal" officeooo:rsid="00cf22de" officeooo:paragraph-rsid="00cf22de" fo:background-color="#1e1e1e"/>
    </style:style>
    <style:style style:name="P34" style:family="paragraph" style:parent-style-name="Standard">
      <style:text-properties fo:color="#d4d4d4" style:font-name="Droid Sans Mono" fo:font-size="10.5pt" fo:font-weight="normal" officeooo:rsid="00d45cea" officeooo:paragraph-rsid="00d45cea" fo:background-color="#1e1e1e"/>
    </style:style>
    <style:style style:name="P35" style:family="paragraph" style:parent-style-name="Standard">
      <style:text-properties fo:color="#d4d4d4" style:font-name="Droid Sans Mono" fo:font-size="10.5pt" fo:font-weight="normal" officeooo:rsid="00f11c73" officeooo:paragraph-rsid="00f6c82e" fo:background-color="#1e1e1e"/>
    </style:style>
    <style:style style:name="P36" style:family="paragraph" style:parent-style-name="Standard">
      <style:text-properties fo:color="#d4d4d4" style:font-name="Droid Sans Mono" fo:font-size="10.5pt" fo:font-weight="normal" officeooo:rsid="0103e7a4" officeooo:paragraph-rsid="0103e7a4" fo:background-color="#1e1e1e"/>
    </style:style>
    <style:style style:name="P37" style:family="paragraph" style:parent-style-name="Standard">
      <style:text-properties fo:color="#d4d4d4" style:font-name="Droid Sans Mono" fo:font-size="10.5pt" fo:font-weight="normal" officeooo:paragraph-rsid="010b45eb" fo:background-color="#1e1e1e"/>
    </style:style>
    <style:style style:name="P38" style:family="paragraph" style:parent-style-name="Standard">
      <style:text-properties fo:color="#d4d4d4" style:font-name="Droid Sans Mono" fo:font-size="10.5pt" fo:font-weight="normal" officeooo:rsid="011712d9" officeooo:paragraph-rsid="011712d9" fo:background-color="#1e1e1e"/>
    </style:style>
    <style:style style:name="P39" style:family="paragraph" style:parent-style-name="Standard">
      <style:text-properties fo:color="#d4d4d4" style:font-name="Droid Sans Mono" fo:font-size="10.5pt" fo:font-weight="normal" officeooo:rsid="011ae9c2" officeooo:paragraph-rsid="011ae9c2" fo:background-color="#1e1e1e"/>
    </style:style>
    <style:style style:name="P40" style:family="paragraph" style:parent-style-name="Standard">
      <style:text-properties fo:color="#d4d4d4" style:font-name="Droid Sans Mono" fo:font-size="10.5pt" fo:font-weight="normal" officeooo:paragraph-rsid="011ca8e8" fo:background-color="#1e1e1e"/>
    </style:style>
    <style:style style:name="P41" style:family="paragraph" style:parent-style-name="Standard">
      <style:text-properties fo:color="#d4d4d4" style:font-name="Droid Sans Mono" fo:font-size="10.5pt" fo:font-style="normal" fo:font-weight="normal" officeooo:rsid="00357514" officeooo:paragraph-rsid="00357514" fo:background-color="#1e1e1e" style:font-style-asian="normal" style:font-style-complex="normal"/>
    </style:style>
    <style:style style:name="P42" style:family="paragraph" style:parent-style-name="Standard">
      <style:text-properties fo:color="#d4d4d4" style:font-name="Droid Sans Mono" fo:font-size="10.5pt" fo:font-style="normal" fo:font-weight="normal" officeooo:rsid="00387b3b" officeooo:paragraph-rsid="00387b3b" fo:background-color="#1e1e1e" style:font-style-asian="normal" style:font-style-complex="normal"/>
    </style:style>
    <style:style style:name="P43" style:family="paragraph" style:parent-style-name="Standard">
      <style:text-properties fo:color="#d4d4d4" style:font-name="Droid Sans Mono" fo:font-size="10.5pt" fo:font-style="normal" fo:font-weight="normal" officeooo:rsid="0050d89d" officeooo:paragraph-rsid="0050d89d" fo:background-color="#1e1e1e" style:font-style-asian="normal" style:font-style-complex="normal"/>
    </style:style>
    <style:style style:name="P44" style:family="paragraph" style:parent-style-name="Standard">
      <style:text-properties fo:color="#d4d4d4" style:font-name="Droid Sans Mono" fo:font-size="10.5pt" fo:font-style="normal" fo:font-weight="normal" officeooo:rsid="0068f11a" officeooo:paragraph-rsid="0068f11a" fo:background-color="#1e1e1e" style:font-style-asian="normal" style:font-style-complex="normal"/>
    </style:style>
    <style:style style:name="P45" style:family="paragraph" style:parent-style-name="Standard">
      <style:text-properties fo:color="#d4d4d4" style:font-name="Droid Sans Mono" fo:font-size="10.5pt" fo:font-style="normal" fo:font-weight="normal" officeooo:rsid="00882c72" officeooo:paragraph-rsid="00882c72" fo:background-color="#1e1e1e" style:font-style-asian="normal" style:font-style-complex="normal"/>
    </style:style>
    <style:style style:name="P46" style:family="paragraph" style:parent-style-name="Standard">
      <style:text-properties fo:color="#d4d4d4" style:font-name="Droid Sans Mono" fo:font-size="10.5pt" fo:font-style="normal" fo:font-weight="normal" officeooo:rsid="00bc3025" officeooo:paragraph-rsid="00bc3025" fo:background-color="#1e1e1e" style:font-style-asian="normal" style:font-style-complex="normal"/>
    </style:style>
    <style:style style:name="P47" style:family="paragraph" style:parent-style-name="Standard">
      <style:text-properties fo:color="#d4d4d4" style:font-name="Droid Sans Mono" fo:font-size="10.5pt" fo:font-style="normal" fo:font-weight="normal" officeooo:rsid="00fb44ab" officeooo:paragraph-rsid="00fb44ab" fo:background-color="#1e1e1e" style:font-style-asian="normal" style:font-style-complex="normal"/>
    </style:style>
    <style:style style:name="P48" style:family="paragraph" style:parent-style-name="Standard">
      <style:text-properties fo:color="#d4d4d4" style:font-name="Droid Sans Mono" fo:font-size="10.5pt" fo:font-style="normal" fo:font-weight="normal" officeooo:rsid="01021914" officeooo:paragraph-rsid="01021914" fo:background-color="#1e1e1e" style:font-style-asian="normal" style:font-style-complex="normal"/>
    </style:style>
    <style:style style:name="P49" style:family="paragraph" style:parent-style-name="Standard">
      <style:text-properties fo:color="#d4d4d4" style:font-name="Droid Sans Mono" fo:font-size="10.5pt" fo:font-style="normal" fo:font-weight="normal" officeooo:rsid="0105cc88" officeooo:paragraph-rsid="0105cc88" fo:background-color="#1e1e1e" style:font-style-asian="normal" style:font-style-complex="normal"/>
    </style:style>
    <style:style style:name="P50" style:family="paragraph" style:parent-style-name="Standard">
      <style:text-properties fo:color="#d4d4d4" style:font-name="Droid Sans Mono" fo:font-size="10.5pt" fo:font-style="normal" fo:font-weight="normal" officeooo:rsid="01084eb3" officeooo:paragraph-rsid="01084eb3" fo:background-color="#1e1e1e" style:font-style-asian="normal" style:font-style-complex="normal"/>
    </style:style>
    <style:style style:name="P51" style:family="paragraph" style:parent-style-name="Standard">
      <style:text-properties fo:color="#d4d4d4" style:font-name="Droid Sans Mono" fo:font-size="10.5pt" fo:font-style="normal" fo:font-weight="normal" officeooo:rsid="00eb83ad" officeooo:paragraph-rsid="00eb83ad" fo:background-color="#1e1e1e" style:font-style-asian="normal" style:font-weight-asian="normal" style:font-style-complex="normal" style:font-weight-complex="normal"/>
    </style:style>
    <style:style style:name="P52" style:family="paragraph" style:parent-style-name="Standard">
      <style:text-properties fo:color="#d4d4d4" style:font-name="Droid Sans Mono" fo:font-size="10.5pt" fo:font-style="normal" fo:font-weight="normal" officeooo:rsid="00eef788" officeooo:paragraph-rsid="00eef788" fo:background-color="#1e1e1e" style:font-style-asian="normal" style:font-weight-asian="normal" style:font-style-complex="normal" style:font-weight-complex="normal"/>
    </style:style>
    <style:style style:name="P53" style:family="paragraph" style:parent-style-name="Standard">
      <style:paragraph-properties style:line-height-at-least="0.198in"/>
      <style:text-properties fo:color="#d4d4d4" style:font-name="Droid Sans Mono" fo:font-size="10.5pt" style:text-underline-style="solid" style:text-underline-width="auto" style:text-underline-color="font-color" fo:font-weight="normal" fo:background-color="#1e1e1e"/>
    </style:style>
    <style:style style:name="P54" style:family="paragraph" style:parent-style-name="Standard">
      <style:paragraph-properties style:line-height-at-least="0.198in"/>
    </style:style>
    <style:style style:name="P55" style:family="paragraph" style:parent-style-name="Standard">
      <style:paragraph-properties style:line-height-at-least="0.198in"/>
      <style:text-properties fo:color="#808080" style:font-name="Droid Sans Mono" fo:font-size="10.5pt" fo:font-weight="normal" fo:background-color="#1e1e1e"/>
    </style:style>
    <style:style style:name="P56" style:family="paragraph" style:parent-style-name="Standard">
      <style:text-properties fo:color="#9cdcfe" style:font-name="Droid Sans Mono" fo:font-size="10.5pt" fo:font-style="normal" fo:font-weight="normal" officeooo:rsid="003f0b8b" officeooo:paragraph-rsid="003f0b8b" fo:background-color="#1e1e1e" style:font-style-asian="normal" style:font-style-complex="normal"/>
    </style:style>
    <style:style style:name="P57" style:family="paragraph" style:parent-style-name="Standard">
      <style:paragraph-properties style:line-height-at-least="0.198in"/>
      <style:text-properties fo:color="#9cdcfe" style:font-name="Droid Sans Mono" fo:font-size="10.5pt" fo:font-weight="normal" fo:background-color="#1e1e1e"/>
    </style:style>
    <style:style style:name="P58" style:family="paragraph" style:parent-style-name="Standard">
      <style:text-properties fo:font-variant="normal" fo:text-transform="none" style:font-name="Menlo" fo:font-size="8.25pt" fo:letter-spacing="normal" fo:font-style="normal" fo:font-weight="normal" officeooo:rsid="010b085d" officeooo:paragraph-rsid="010b085d" style:font-style-asian="normal" style:font-style-complex="normal"/>
    </style:style>
    <style:style style:name="P59" style:family="paragraph" style:parent-style-name="Text_20_body">
      <style:text-properties officeooo:paragraph-rsid="0012e2a5"/>
    </style:style>
    <style:style style:name="P60" style:family="paragraph" style:parent-style-name="Text_20_body">
      <style:text-properties officeooo:paragraph-rsid="00186594"/>
    </style:style>
    <style:style style:name="P61" style:family="paragraph" style:parent-style-name="Text_20_body">
      <style:text-properties officeooo:paragraph-rsid="002245ad"/>
    </style:style>
    <style:style style:name="P62" style:family="paragraph" style:parent-style-name="Text_20_body">
      <style:text-properties officeooo:rsid="00239032" officeooo:paragraph-rsid="00239032"/>
    </style:style>
    <style:style style:name="P63" style:family="paragraph" style:parent-style-name="Text_20_body">
      <style:text-properties officeooo:rsid="0023c8a5" officeooo:paragraph-rsid="0023c8a5"/>
    </style:style>
    <style:style style:name="P64" style:family="paragraph" style:parent-style-name="Text_20_body">
      <style:text-properties officeooo:rsid="0024ac60" officeooo:paragraph-rsid="0024ac60"/>
    </style:style>
    <style:style style:name="P65" style:family="paragraph" style:parent-style-name="Text_20_body">
      <style:text-properties officeooo:rsid="0029b7f1" officeooo:paragraph-rsid="0029b7f1"/>
    </style:style>
    <style:style style:name="P66" style:family="paragraph" style:parent-style-name="Text_20_body">
      <style:text-properties officeooo:paragraph-rsid="0030ac97"/>
    </style:style>
    <style:style style:name="P67" style:family="paragraph" style:parent-style-name="Text_20_body">
      <style:text-properties officeooo:rsid="0033cf9b" officeooo:paragraph-rsid="0033cf9b"/>
    </style:style>
    <style:style style:name="P68" style:family="paragraph" style:parent-style-name="Text_20_body">
      <style:text-properties fo:font-style="normal" officeooo:rsid="00357514" officeooo:paragraph-rsid="00357514" style:font-style-asian="normal" style:font-style-complex="normal"/>
    </style:style>
    <style:style style:name="P69" style:family="paragraph" style:parent-style-name="Text_20_body">
      <style:text-properties fo:font-style="normal" officeooo:rsid="00387b3b" officeooo:paragraph-rsid="00387b3b" style:font-style-asian="normal" style:font-style-complex="normal"/>
    </style:style>
    <style:style style:name="P70" style:family="paragraph" style:parent-style-name="Text_20_body">
      <style:text-properties fo:font-style="normal" officeooo:rsid="001f2bf2" officeooo:paragraph-rsid="001f2bf2" style:font-style-asian="normal" style:font-style-complex="normal"/>
    </style:style>
    <style:style style:name="P71" style:family="paragraph" style:parent-style-name="Text_20_body">
      <style:text-properties fo:font-style="normal" officeooo:rsid="0018b3b4" officeooo:paragraph-rsid="001f2bf2" style:font-style-asian="normal" style:font-style-complex="normal"/>
    </style:style>
    <style:style style:name="P72" style:family="paragraph" style:parent-style-name="Text_20_body">
      <style:text-properties fo:font-style="normal" officeooo:rsid="003cf64f" officeooo:paragraph-rsid="003e0a1c" style:font-style-asian="normal" style:font-style-complex="normal"/>
    </style:style>
    <style:style style:name="P73" style:family="paragraph" style:parent-style-name="Text_20_body">
      <style:text-properties fo:font-style="normal" officeooo:rsid="003f0b8b" officeooo:paragraph-rsid="003f0b8b" style:font-style-asian="normal" style:font-style-complex="normal"/>
    </style:style>
    <style:style style:name="P74" style:family="paragraph" style:parent-style-name="Text_20_body">
      <style:text-properties fo:font-style="normal" officeooo:rsid="004db4d2" officeooo:paragraph-rsid="004db4d2" style:font-style-asian="normal" style:font-style-complex="normal"/>
    </style:style>
    <style:style style:name="P75" style:family="paragraph" style:parent-style-name="Text_20_body">
      <style:text-properties fo:font-style="normal" officeooo:rsid="004ea128" officeooo:paragraph-rsid="004ea128" style:font-style-asian="normal" style:font-style-complex="normal"/>
    </style:style>
    <style:style style:name="P76" style:family="paragraph" style:parent-style-name="Text_20_body">
      <style:text-properties fo:font-style="normal" officeooo:rsid="00550de6" officeooo:paragraph-rsid="00550de6" style:font-style-asian="normal" style:font-style-complex="normal"/>
    </style:style>
    <style:style style:name="P77" style:family="paragraph" style:parent-style-name="Text_20_body">
      <style:text-properties fo:font-style="normal" officeooo:rsid="0067dabd" officeooo:paragraph-rsid="0067dabd" style:font-style-asian="normal" style:font-style-complex="normal"/>
    </style:style>
    <style:style style:name="P78" style:family="paragraph" style:parent-style-name="Text_20_body">
      <style:text-properties fo:font-style="normal" officeooo:rsid="0068f11a" officeooo:paragraph-rsid="0068f11a" style:font-style-asian="normal" style:font-style-complex="normal"/>
    </style:style>
    <style:style style:name="P79" style:family="paragraph" style:parent-style-name="Text_20_body">
      <style:text-properties fo:font-style="normal" officeooo:rsid="006d5558" officeooo:paragraph-rsid="006d5558" style:font-style-asian="normal" style:font-style-complex="normal"/>
    </style:style>
    <style:style style:name="P80" style:family="paragraph" style:parent-style-name="Text_20_body">
      <style:text-properties fo:font-style="normal" officeooo:rsid="006e111f" officeooo:paragraph-rsid="006e111f" style:font-style-asian="normal" style:font-style-complex="normal"/>
    </style:style>
    <style:style style:name="P81" style:family="paragraph" style:parent-style-name="Text_20_body">
      <style:text-properties fo:font-style="normal" officeooo:rsid="006f8914" officeooo:paragraph-rsid="006f8914" style:font-style-asian="normal" style:font-style-complex="normal"/>
    </style:style>
    <style:style style:name="P82" style:family="paragraph" style:parent-style-name="Text_20_body">
      <style:text-properties fo:font-style="normal" officeooo:rsid="0073b3dd" officeooo:paragraph-rsid="0073b3dd" style:font-style-asian="normal" style:font-style-complex="normal"/>
    </style:style>
    <style:style style:name="P83" style:family="paragraph" style:parent-style-name="Text_20_body">
      <style:text-properties fo:font-style="normal" officeooo:rsid="00882c72" officeooo:paragraph-rsid="00882c72" style:font-style-asian="normal" style:font-style-complex="normal"/>
    </style:style>
    <style:style style:name="P84" style:family="paragraph" style:parent-style-name="Text_20_body">
      <style:text-properties fo:font-style="normal" officeooo:rsid="0075e0dd" officeooo:paragraph-rsid="0075e0dd" style:font-style-asian="normal" style:font-style-complex="normal"/>
    </style:style>
    <style:style style:name="P85" style:family="paragraph" style:parent-style-name="Text_20_body">
      <style:text-properties fo:font-style="normal" officeooo:rsid="0076cc9a" officeooo:paragraph-rsid="0076cc9a" style:font-style-asian="normal" style:font-style-complex="normal"/>
    </style:style>
    <style:style style:name="P86" style:family="paragraph" style:parent-style-name="Text_20_body">
      <style:text-properties fo:font-style="normal" officeooo:rsid="00774c83" officeooo:paragraph-rsid="00774c83" style:font-style-asian="normal" style:font-style-complex="normal"/>
    </style:style>
    <style:style style:name="P87" style:family="paragraph" style:parent-style-name="Text_20_body">
      <style:text-properties fo:font-style="normal" officeooo:rsid="0078eafa" officeooo:paragraph-rsid="0078eafa" style:font-style-asian="normal" style:font-style-complex="normal"/>
    </style:style>
    <style:style style:name="P88" style:family="paragraph" style:parent-style-name="Text_20_body">
      <style:text-properties fo:font-style="normal" officeooo:rsid="0084e302" officeooo:paragraph-rsid="0084e302" style:font-style-asian="normal" style:font-style-complex="normal"/>
    </style:style>
    <style:style style:name="P89" style:family="paragraph" style:parent-style-name="Text_20_body">
      <style:text-properties fo:font-style="normal" officeooo:rsid="0093b045" officeooo:paragraph-rsid="0093b045" style:font-style-asian="normal" style:font-style-complex="normal"/>
    </style:style>
    <style:style style:name="P90" style:family="paragraph" style:parent-style-name="Text_20_body">
      <style:text-properties fo:font-style="normal" officeooo:rsid="0094ba8b" officeooo:paragraph-rsid="0094ba8b" style:font-style-asian="normal" style:font-style-complex="normal"/>
    </style:style>
    <style:style style:name="P91" style:family="paragraph" style:parent-style-name="Text_20_body">
      <style:text-properties fo:font-style="normal" officeooo:rsid="009941d0" officeooo:paragraph-rsid="009941d0" style:font-style-asian="normal" style:font-style-complex="normal"/>
    </style:style>
    <style:style style:name="P92" style:family="paragraph" style:parent-style-name="Text_20_body">
      <style:text-properties fo:font-style="normal" officeooo:rsid="0099c86b" officeooo:paragraph-rsid="0099c86b" style:font-style-asian="normal" style:font-style-complex="normal"/>
    </style:style>
    <style:style style:name="P93" style:family="paragraph" style:parent-style-name="Text_20_body">
      <style:text-properties fo:font-style="normal" officeooo:rsid="00a3f2ce" officeooo:paragraph-rsid="009f8ec1" style:font-style-asian="normal" style:font-style-complex="normal"/>
    </style:style>
    <style:style style:name="P94" style:family="paragraph" style:parent-style-name="Text_20_body">
      <style:text-properties fo:font-style="normal" officeooo:rsid="00ba4797" officeooo:paragraph-rsid="00ba4797" style:font-style-asian="normal" style:font-style-complex="normal"/>
    </style:style>
    <style:style style:name="P95" style:family="paragraph" style:parent-style-name="Text_20_body">
      <style:text-properties fo:font-style="normal" officeooo:rsid="00c8ab6d" officeooo:paragraph-rsid="00c74218" style:font-style-asian="normal" style:font-style-complex="normal"/>
    </style:style>
    <style:style style:name="P96" style:family="paragraph" style:parent-style-name="Text_20_body">
      <style:text-properties fo:font-style="normal" officeooo:rsid="00f8b3a6" officeooo:paragraph-rsid="00f8b3a6" style:font-style-asian="normal" style:font-style-complex="normal"/>
    </style:style>
    <style:style style:name="P97" style:family="paragraph" style:parent-style-name="Text_20_body">
      <style:text-properties fo:font-style="normal" officeooo:rsid="00fb44ab" officeooo:paragraph-rsid="00fb44ab" style:font-style-asian="normal" style:font-style-complex="normal"/>
    </style:style>
    <style:style style:name="P98" style:family="paragraph" style:parent-style-name="Text_20_body">
      <style:text-properties fo:font-style="normal" officeooo:rsid="01021914" officeooo:paragraph-rsid="01021914" style:font-style-asian="normal" style:font-style-complex="normal"/>
    </style:style>
    <style:style style:name="P99" style:family="paragraph" style:parent-style-name="Text_20_body">
      <style:text-properties fo:font-style="normal" officeooo:rsid="01084eb3" officeooo:paragraph-rsid="01084eb3" style:font-style-asian="normal" style:font-style-complex="normal"/>
    </style:style>
    <style:style style:name="P100" style:family="paragraph" style:parent-style-name="Text_20_body">
      <style:text-properties fo:font-style="normal" officeooo:rsid="010b085d" officeooo:paragraph-rsid="010b085d" style:font-style-asian="normal" style:font-style-complex="normal"/>
    </style:style>
    <style:style style:name="P101" style:family="paragraph" style:parent-style-name="Text_20_body">
      <style:text-properties fo:font-style="normal" fo:font-weight="normal" officeooo:rsid="00674241" officeooo:paragraph-rsid="00674241" style:font-style-asian="normal" style:font-weight-asian="normal" style:font-style-complex="normal" style:font-weight-complex="normal"/>
    </style:style>
    <style:style style:name="P102" style:family="paragraph" style:parent-style-name="Text_20_body">
      <style:text-properties fo:font-style="normal" fo:font-weight="normal" officeooo:rsid="0067dabd" officeooo:paragraph-rsid="0067dabd" style:font-style-asian="normal" style:font-weight-asian="normal" style:font-style-complex="normal" style:font-weight-complex="normal"/>
    </style:style>
    <style:style style:name="P103" style:family="paragraph" style:parent-style-name="Text_20_body">
      <style:text-properties fo:font-style="normal" fo:font-weight="normal" officeooo:rsid="006c0f39" officeooo:paragraph-rsid="0068f11a" style:font-style-asian="normal" style:font-weight-asian="normal" style:font-style-complex="normal" style:font-weight-complex="normal"/>
    </style:style>
    <style:style style:name="P104" style:family="paragraph" style:parent-style-name="Text_20_body">
      <style:text-properties fo:font-style="normal" fo:font-weight="normal" officeooo:rsid="007b436e" officeooo:paragraph-rsid="007b436e" style:font-style-asian="normal" style:font-weight-asian="normal" style:font-style-complex="normal" style:font-weight-complex="normal"/>
    </style:style>
    <style:style style:name="P105" style:family="paragraph" style:parent-style-name="Text_20_body">
      <style:text-properties fo:font-style="normal" fo:font-weight="normal" officeooo:rsid="00eb83ad" officeooo:paragraph-rsid="00eb83ad" style:font-style-asian="normal" style:font-weight-asian="normal" style:font-style-complex="normal" style:font-weight-complex="normal"/>
    </style:style>
    <style:style style:name="P106" style:family="paragraph" style:parent-style-name="Text_20_body">
      <style:text-properties fo:font-style="normal" fo:font-weight="normal" officeooo:rsid="00eef788" officeooo:paragraph-rsid="00eef788" style:font-style-asian="normal" style:font-weight-asian="normal" style:font-style-complex="normal" style:font-weight-complex="normal"/>
    </style:style>
    <style:style style:name="P107" style:family="paragraph" style:parent-style-name="Text_20_body">
      <style:text-properties fo:font-style="normal" style:text-underline-style="none" officeooo:rsid="00dca98b" officeooo:paragraph-rsid="00dc3ca0" style:font-style-asian="normal" style:font-style-complex="normal"/>
    </style:style>
    <style:style style:name="P108" style:family="paragraph" style:parent-style-name="Text_20_body">
      <style:text-properties officeooo:rsid="0018b3b4" officeooo:paragraph-rsid="001a9811"/>
    </style:style>
    <style:style style:name="P109" style:family="paragraph" style:parent-style-name="Text_20_body">
      <style:text-properties officeooo:rsid="0018b3b4" officeooo:paragraph-rsid="001c91e9"/>
    </style:style>
    <style:style style:name="P110" style:family="paragraph" style:parent-style-name="Text_20_body">
      <style:text-properties officeooo:rsid="0020aa9a" officeooo:paragraph-rsid="0020aa9a"/>
    </style:style>
    <style:style style:name="P111" style:family="paragraph" style:parent-style-name="Text_20_body">
      <style:text-properties officeooo:rsid="00211ad8" officeooo:paragraph-rsid="00211ad8"/>
    </style:style>
    <style:style style:name="P112" style:family="paragraph" style:parent-style-name="Text_20_body">
      <style:text-properties fo:font-style="italic" officeooo:rsid="00211ad8" officeooo:paragraph-rsid="00211ad8" style:font-style-asian="italic" style:font-style-complex="italic"/>
    </style:style>
    <style:style style:name="P113" style:family="paragraph" style:parent-style-name="Text_20_body">
      <style:text-properties fo:font-style="italic" officeooo:rsid="0024ac60" officeooo:paragraph-rsid="0024ac60" style:font-style-asian="italic" style:font-style-complex="italic"/>
    </style:style>
    <style:style style:name="P114" style:family="paragraph" style:parent-style-name="Text_20_body">
      <style:text-properties fo:font-style="italic" officeooo:rsid="00882c72" officeooo:paragraph-rsid="00882c72" style:font-style-asian="italic" style:font-style-complex="italic"/>
    </style:style>
    <style:style style:name="P115" style:family="paragraph" style:parent-style-name="Text_20_body">
      <style:text-properties fo:font-style="italic" officeooo:rsid="00b4b27f" officeooo:paragraph-rsid="00b4b27f" style:font-style-asian="italic" style:font-style-complex="italic"/>
    </style:style>
    <style:style style:name="P116" style:family="paragraph" style:parent-style-name="Text_20_body">
      <style:text-properties fo:font-style="italic" officeooo:rsid="00f6c82e" officeooo:paragraph-rsid="00f6c82e" style:font-style-asian="italic" style:font-style-complex="italic"/>
    </style:style>
    <style:style style:name="P117" style:family="paragraph" style:parent-style-name="Text_20_body">
      <style:text-properties fo:font-style="italic" fo:font-weight="normal" officeooo:rsid="00eef788" officeooo:paragraph-rsid="00eef788" style:font-style-asian="italic" style:font-weight-asian="normal" style:font-style-complex="italic" style:font-weight-complex="normal"/>
    </style:style>
    <style:style style:name="P118" style:family="paragraph" style:parent-style-name="Text_20_body">
      <style:text-properties officeooo:paragraph-rsid="003f0b8b"/>
    </style:style>
    <style:style style:name="P119" style:family="paragraph" style:parent-style-name="Text_20_body">
      <style:text-properties officeooo:rsid="00401239" officeooo:paragraph-rsid="00401239"/>
    </style:style>
    <style:style style:name="P120" style:family="paragraph" style:parent-style-name="Text_20_body">
      <style:text-properties officeooo:rsid="0041defb" officeooo:paragraph-rsid="0041defb"/>
    </style:style>
    <style:style style:name="P121" style:family="paragraph" style:parent-style-name="Text_20_body">
      <style:text-properties officeooo:paragraph-rsid="00425289"/>
    </style:style>
    <style:style style:name="P122" style:family="paragraph" style:parent-style-name="Text_20_body">
      <style:text-properties officeooo:paragraph-rsid="001f2bf2"/>
    </style:style>
    <style:style style:name="P123" style:family="paragraph" style:parent-style-name="Text_20_body">
      <style:text-properties officeooo:rsid="0045d6e4" officeooo:paragraph-rsid="0045d6e4"/>
    </style:style>
    <style:style style:name="P124" style:family="paragraph" style:parent-style-name="Text_20_body">
      <style:text-properties officeooo:rsid="0047578c" officeooo:paragraph-rsid="0047578c"/>
    </style:style>
    <style:style style:name="P125" style:family="paragraph" style:parent-style-name="Text_20_body">
      <style:text-properties officeooo:paragraph-rsid="0048488f"/>
    </style:style>
    <style:style style:name="P126" style:family="paragraph" style:parent-style-name="Text_20_body">
      <style:text-properties officeooo:rsid="0048488f" officeooo:paragraph-rsid="0047578c"/>
    </style:style>
    <style:style style:name="P127" style:family="paragraph" style:parent-style-name="Text_20_body">
      <style:text-properties officeooo:rsid="004a6e7f" officeooo:paragraph-rsid="004a6e7f"/>
    </style:style>
    <style:style style:name="P128" style:family="paragraph" style:parent-style-name="Text_20_body">
      <style:text-properties officeooo:paragraph-rsid="004c8b14"/>
    </style:style>
    <style:style style:name="P129" style:family="paragraph" style:parent-style-name="Text_20_body">
      <style:text-properties officeooo:rsid="004d9588" officeooo:paragraph-rsid="004d9588"/>
    </style:style>
    <style:style style:name="P130" style:family="paragraph" style:parent-style-name="Text_20_body">
      <style:text-properties officeooo:rsid="004ea128" officeooo:paragraph-rsid="004ea128"/>
    </style:style>
    <style:style style:name="P131" style:family="paragraph" style:parent-style-name="Text_20_body">
      <style:text-properties officeooo:rsid="0050d89d" officeooo:paragraph-rsid="0050d89d"/>
    </style:style>
    <style:style style:name="P132" style:family="paragraph" style:parent-style-name="Text_20_body">
      <style:text-properties officeooo:rsid="0053e95b" officeooo:paragraph-rsid="0053e95b"/>
    </style:style>
    <style:style style:name="P133" style:family="paragraph" style:parent-style-name="Text_20_body">
      <style:text-properties fo:color="#808080" style:font-name="Droid Sans Mono" fo:font-size="10.5pt" fo:font-style="normal" fo:font-weight="normal" officeooo:rsid="0050d89d" officeooo:paragraph-rsid="0050d89d" fo:background-color="#1e1e1e" style:font-style-asian="normal" style:font-style-complex="normal"/>
    </style:style>
    <style:style style:name="P134" style:family="paragraph" style:parent-style-name="Text_20_body">
      <style:text-properties officeooo:paragraph-rsid="00551afe"/>
    </style:style>
    <style:style style:name="P135" style:family="paragraph" style:parent-style-name="Text_20_body">
      <style:text-properties officeooo:rsid="0059973c" officeooo:paragraph-rsid="0059973c"/>
    </style:style>
    <style:style style:name="P136" style:family="paragraph" style:parent-style-name="Text_20_body">
      <style:text-properties officeooo:rsid="005b7976" officeooo:paragraph-rsid="005b7976"/>
    </style:style>
    <style:style style:name="P137" style:family="paragraph" style:parent-style-name="Text_20_body">
      <style:text-properties officeooo:rsid="005d846e" officeooo:paragraph-rsid="005d846e"/>
    </style:style>
    <style:style style:name="P138" style:family="paragraph" style:parent-style-name="Text_20_body">
      <style:text-properties officeooo:rsid="00628f5a" officeooo:paragraph-rsid="00628f5a"/>
    </style:style>
    <style:style style:name="P139" style:family="paragraph" style:parent-style-name="Text_20_body">
      <style:text-properties officeooo:rsid="00656dc0" officeooo:paragraph-rsid="00656dc0"/>
    </style:style>
    <style:style style:name="P140" style:family="paragraph" style:parent-style-name="Text_20_body">
      <style:text-properties officeooo:rsid="0073b3dd" officeooo:paragraph-rsid="0073b3dd"/>
    </style:style>
    <style:style style:name="P141" style:family="paragraph" style:parent-style-name="Text_20_body">
      <style:text-properties officeooo:rsid="0075191e" officeooo:paragraph-rsid="0075191e"/>
    </style:style>
    <style:style style:name="P142" style:family="paragraph" style:parent-style-name="Text_20_body">
      <style:text-properties officeooo:rsid="00774c83" officeooo:paragraph-rsid="00774c83"/>
    </style:style>
    <style:style style:name="P143" style:family="paragraph" style:parent-style-name="Text_20_body">
      <style:text-properties officeooo:paragraph-rsid="007e8cac"/>
    </style:style>
    <style:style style:name="P144" style:family="paragraph" style:parent-style-name="Text_20_body">
      <style:text-properties officeooo:rsid="00804742" officeooo:paragraph-rsid="00804742"/>
    </style:style>
    <style:style style:name="P145" style:family="paragraph" style:parent-style-name="Text_20_body">
      <style:text-properties officeooo:rsid="0082f838" officeooo:paragraph-rsid="0082f838"/>
    </style:style>
    <style:style style:name="P146" style:family="paragraph" style:parent-style-name="Text_20_body">
      <style:text-properties officeooo:rsid="00834b42" officeooo:paragraph-rsid="00834b42"/>
    </style:style>
    <style:style style:name="P147" style:family="paragraph" style:parent-style-name="Text_20_body">
      <style:text-properties officeooo:rsid="0084e302" officeooo:paragraph-rsid="0084e302"/>
    </style:style>
    <style:style style:name="P148" style:family="paragraph" style:parent-style-name="Text_20_body">
      <style:text-properties officeooo:paragraph-rsid="008d8cf8"/>
    </style:style>
    <style:style style:name="P149" style:family="paragraph" style:parent-style-name="Text_20_body">
      <style:text-properties officeooo:rsid="008efefb" officeooo:paragraph-rsid="008efefb"/>
    </style:style>
    <style:style style:name="P150" style:family="paragraph" style:parent-style-name="Text_20_body">
      <style:text-properties officeooo:rsid="00928503" officeooo:paragraph-rsid="00928503"/>
    </style:style>
    <style:style style:name="P151" style:family="paragraph" style:parent-style-name="Text_20_body">
      <style:text-properties officeooo:rsid="0094ba8b" officeooo:paragraph-rsid="0094ba8b"/>
    </style:style>
    <style:style style:name="P152" style:family="paragraph" style:parent-style-name="Text_20_body">
      <style:text-properties officeooo:paragraph-rsid="00964647"/>
    </style:style>
    <style:style style:name="P153" style:family="paragraph" style:parent-style-name="Text_20_body">
      <style:text-properties officeooo:rsid="009941d0" officeooo:paragraph-rsid="009941d0"/>
    </style:style>
    <style:style style:name="P154" style:family="paragraph" style:parent-style-name="Text_20_body">
      <style:text-properties officeooo:rsid="009b83ef" officeooo:paragraph-rsid="009b83ef"/>
    </style:style>
    <style:style style:name="P155" style:family="paragraph" style:parent-style-name="Text_20_body">
      <style:text-properties officeooo:rsid="009ecefa" officeooo:paragraph-rsid="009ecefa"/>
    </style:style>
    <style:style style:name="P156" style:family="paragraph" style:parent-style-name="Text_20_body">
      <style:text-properties officeooo:rsid="009f8ec1" officeooo:paragraph-rsid="009f8ec1"/>
    </style:style>
    <style:style style:name="P157" style:family="paragraph" style:parent-style-name="Text_20_body">
      <style:text-properties officeooo:paragraph-rsid="00aa3c54"/>
    </style:style>
    <style:style style:name="P158" style:family="paragraph" style:parent-style-name="Text_20_body">
      <style:text-properties officeooo:rsid="00ab83cc" officeooo:paragraph-rsid="00ab83cc"/>
    </style:style>
    <style:style style:name="P159" style:family="paragraph" style:parent-style-name="Text_20_body">
      <style:text-properties officeooo:rsid="00ae0749" officeooo:paragraph-rsid="00ae0749"/>
    </style:style>
    <style:style style:name="P160" style:family="paragraph" style:parent-style-name="Text_20_body">
      <style:text-properties officeooo:paragraph-rsid="00b0c549"/>
    </style:style>
    <style:style style:name="P161" style:family="paragraph" style:parent-style-name="Text_20_body">
      <style:text-properties officeooo:rsid="00b23584" officeooo:paragraph-rsid="00b23584"/>
    </style:style>
    <style:style style:name="P162" style:family="paragraph" style:parent-style-name="Text_20_body">
      <style:text-properties fo:color="#0066b3" fo:font-style="italic" fo:font-weight="normal" officeooo:rsid="0067dabd" officeooo:paragraph-rsid="0067dabd" style:font-style-asian="italic" style:font-weight-asian="normal" style:font-style-complex="italic" style:font-weight-complex="normal"/>
    </style:style>
    <style:style style:name="P163" style:family="paragraph" style:parent-style-name="Text_20_body">
      <style:text-properties officeooo:rsid="00b4b27f" officeooo:paragraph-rsid="00b4b27f"/>
    </style:style>
    <style:style style:name="P164" style:family="paragraph" style:parent-style-name="Text_20_body">
      <style:text-properties officeooo:paragraph-rsid="00c3b783"/>
    </style:style>
    <style:style style:name="P165" style:family="paragraph" style:parent-style-name="Text_20_body">
      <style:text-properties officeooo:rsid="00c56d9f" officeooo:paragraph-rsid="00c56d9f"/>
    </style:style>
    <style:style style:name="P166" style:family="paragraph" style:parent-style-name="Text_20_body">
      <style:text-properties officeooo:rsid="00c5f36a" officeooo:paragraph-rsid="00c5f36a"/>
    </style:style>
    <style:style style:name="P167" style:family="paragraph" style:parent-style-name="Text_20_body">
      <style:text-properties officeooo:rsid="00c74218" officeooo:paragraph-rsid="00c74218"/>
    </style:style>
    <style:style style:name="P168" style:family="paragraph" style:parent-style-name="Text_20_body">
      <style:text-properties officeooo:paragraph-rsid="00c947bf"/>
    </style:style>
    <style:style style:name="P169" style:family="paragraph" style:parent-style-name="Text_20_body">
      <style:text-properties officeooo:rsid="00ca2c9f" officeooo:paragraph-rsid="00ca2c9f"/>
    </style:style>
    <style:style style:name="P170" style:family="paragraph" style:parent-style-name="Text_20_body">
      <style:text-properties officeooo:rsid="00cf22de" officeooo:paragraph-rsid="00cf22de"/>
    </style:style>
    <style:style style:name="P171" style:family="paragraph" style:parent-style-name="Text_20_body">
      <style:text-properties officeooo:rsid="00d45cea" officeooo:paragraph-rsid="00d45cea"/>
    </style:style>
    <style:style style:name="P172" style:family="paragraph" style:parent-style-name="Text_20_body">
      <style:text-properties officeooo:rsid="00d6b879" officeooo:paragraph-rsid="00d6b879"/>
    </style:style>
    <style:style style:name="P173" style:family="paragraph" style:parent-style-name="Text_20_body">
      <style:text-properties officeooo:paragraph-rsid="00d7cd6a"/>
    </style:style>
    <style:style style:name="P174" style:family="paragraph" style:parent-style-name="Text_20_body">
      <style:text-properties officeooo:rsid="00d92d8e" officeooo:paragraph-rsid="00d92d8e"/>
    </style:style>
    <style:style style:name="P175" style:family="paragraph" style:parent-style-name="Text_20_body">
      <style:text-properties officeooo:rsid="00dc3ca0" officeooo:paragraph-rsid="00dc3ca0"/>
    </style:style>
    <style:style style:name="P176" style:family="paragraph" style:parent-style-name="Text_20_body">
      <style:text-properties officeooo:paragraph-rsid="00de248b"/>
    </style:style>
    <style:style style:name="P177" style:family="paragraph" style:parent-style-name="Text_20_body">
      <style:text-properties officeooo:rsid="00e19393" officeooo:paragraph-rsid="00e19393"/>
    </style:style>
    <style:style style:name="P178" style:family="paragraph" style:parent-style-name="Text_20_body">
      <style:text-properties fo:font-weight="bold" officeooo:rsid="00e71a53" officeooo:paragraph-rsid="00e71a53" style:font-weight-asian="bold" style:font-weight-complex="bold"/>
    </style:style>
    <style:style style:name="P179" style:family="paragraph" style:parent-style-name="Text_20_body">
      <style:text-properties fo:font-weight="normal" officeooo:rsid="00eb83ad" officeooo:paragraph-rsid="00eb83ad" style:font-weight-asian="normal" style:font-weight-complex="normal"/>
    </style:style>
    <style:style style:name="P180" style:family="paragraph" style:parent-style-name="Text_20_body">
      <style:text-properties officeooo:paragraph-rsid="00ef782d"/>
    </style:style>
    <style:style style:name="P181" style:family="paragraph" style:parent-style-name="Text_20_body">
      <style:text-properties officeooo:rsid="00f11c73" officeooo:paragraph-rsid="00f6c82e"/>
    </style:style>
    <style:style style:name="P182" style:family="paragraph" style:parent-style-name="Text_20_body">
      <style:text-properties officeooo:rsid="0103e7a4" officeooo:paragraph-rsid="0103e7a4"/>
    </style:style>
    <style:style style:name="P183" style:family="paragraph" style:parent-style-name="Text_20_body">
      <style:text-properties officeooo:rsid="0105cc88" officeooo:paragraph-rsid="0105cc88"/>
    </style:style>
    <style:style style:name="P184" style:family="paragraph" style:parent-style-name="Text_20_body">
      <style:text-properties officeooo:rsid="010824fc" officeooo:paragraph-rsid="010824fc"/>
    </style:style>
    <style:style style:name="P185" style:family="paragraph" style:parent-style-name="Text_20_body">
      <style:text-properties officeooo:paragraph-rsid="010824fc"/>
    </style:style>
    <style:style style:name="P186" style:family="paragraph" style:parent-style-name="Text_20_body">
      <style:text-properties officeooo:rsid="01084eb3" officeooo:paragraph-rsid="01084eb3"/>
    </style:style>
    <style:style style:name="P187" style:family="paragraph" style:parent-style-name="Text_20_body">
      <style:text-properties officeooo:paragraph-rsid="010b45eb"/>
    </style:style>
    <style:style style:name="P188" style:family="paragraph" style:parent-style-name="Text_20_body">
      <style:text-properties officeooo:rsid="01124428" officeooo:paragraph-rsid="01124428"/>
    </style:style>
    <style:style style:name="P189" style:family="paragraph" style:parent-style-name="Text_20_body">
      <style:text-properties officeooo:paragraph-rsid="0115c263"/>
    </style:style>
    <style:style style:name="P190" style:family="paragraph" style:parent-style-name="Text_20_body">
      <style:text-properties officeooo:rsid="011712d9" officeooo:paragraph-rsid="011712d9"/>
    </style:style>
    <style:style style:name="P191" style:family="paragraph" style:parent-style-name="Text_20_body">
      <style:text-properties officeooo:rsid="011ae9c2" officeooo:paragraph-rsid="011ae9c2"/>
    </style:style>
    <style:style style:name="P192" style:family="paragraph" style:parent-style-name="Text_20_body">
      <style:text-properties officeooo:rsid="011ca8e8" officeooo:paragraph-rsid="011ca8e8"/>
    </style:style>
    <style:style style:name="P19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36e25" style:font-name="Menlo" fo:font-size="8.25pt" fo:letter-spacing="normal" fo:font-style="normal" fo:font-weight="normal"/>
    </style:style>
    <style:style style:name="P194" style:family="paragraph" style:parent-style-name="Standard">
      <style:paragraph-properties style:line-height-at-least="0.198in"/>
      <style:text-properties fo:color="#d4d4d4" style:font-name="Droid Sans Mono" fo:font-size="10.5pt" fo:font-weight="normal" fo:background-color="#1e1e1e"/>
    </style:style>
    <style:style style:name="P195" style:family="paragraph" style:parent-style-name="Standard">
      <style:text-properties fo:color="#d4d4d4" style:font-name="Droid Sans Mono" fo:font-size="10.5pt" fo:font-weight="normal" officeooo:rsid="012697c8" officeooo:paragraph-rsid="012697c8" fo:background-color="#1e1e1e"/>
    </style:style>
    <style:style style:name="P196" style:family="paragraph" style:parent-style-name="Standard">
      <style:text-properties fo:color="#d4d4d4" style:font-name="Droid Sans Mono" fo:font-size="10.5pt" fo:font-weight="normal" officeooo:rsid="012c0bee" officeooo:paragraph-rsid="012c0bee" fo:background-color="#1e1e1e"/>
    </style:style>
    <style:style style:name="P197" style:family="paragraph" style:parent-style-name="Standard">
      <style:text-properties fo:color="#d4d4d4" style:font-name="Droid Sans Mono" fo:font-size="10.5pt" fo:font-weight="normal" officeooo:rsid="012fda0a" officeooo:paragraph-rsid="012fda0a" fo:background-color="#1e1e1e"/>
    </style:style>
    <style:style style:name="P198" style:family="paragraph" style:parent-style-name="Standard">
      <style:text-properties fo:color="#d4d4d4" style:font-name="Droid Sans Mono" fo:font-size="10.5pt" fo:font-weight="normal" officeooo:rsid="0133d336" officeooo:paragraph-rsid="0133d336" fo:background-color="#1e1e1e"/>
    </style:style>
    <style:style style:name="P199" style:family="paragraph" style:parent-style-name="Standard">
      <style:text-properties fo:color="#d4d4d4" style:font-name="Droid Sans Mono" fo:font-size="10.5pt" fo:font-weight="normal" officeooo:rsid="014285cc" officeooo:paragraph-rsid="014285cc" fo:background-color="#1e1e1e"/>
    </style:style>
    <style:style style:name="P200" style:family="paragraph" style:parent-style-name="Standard">
      <style:text-properties fo:color="#d4d4d4" style:font-name="Droid Sans Mono" fo:font-size="10.5pt" fo:font-weight="normal" officeooo:rsid="015a1470" officeooo:paragraph-rsid="015a1470" fo:background-color="#1e1e1e"/>
    </style:style>
    <style:style style:name="P201" style:family="paragraph" style:parent-style-name="Standard">
      <style:text-properties fo:color="#d4d4d4" style:font-name="Droid Sans Mono" fo:font-size="10.5pt" fo:font-weight="normal" officeooo:rsid="0160e20c" officeooo:paragraph-rsid="0160e20c" fo:background-color="#1e1e1e" style:font-weight-asian="bold" style:font-weight-complex="bold"/>
    </style:style>
    <style:style style:name="P202" style:family="paragraph" style:parent-style-name="Standard">
      <style:text-properties fo:color="#d4d4d4" style:font-name="Droid Sans Mono" fo:font-size="10.5pt" fo:font-style="italic" fo:font-weight="normal" officeooo:rsid="0137eeb1" officeooo:paragraph-rsid="0137eeb1" fo:background-color="#1e1e1e" style:font-style-asian="italic" style:font-style-complex="italic"/>
    </style:style>
    <style:style style:name="P203" style:family="paragraph" style:parent-style-name="Standard">
      <style:paragraph-properties style:line-height-at-least="0.198in"/>
      <style:text-properties fo:color="#808080" style:font-name="Droid Sans Mono" fo:font-size="10.5pt" fo:font-weight="normal" fo:background-color="#1e1e1e"/>
    </style:style>
    <style:style style:name="P204" style:family="paragraph" style:parent-style-name="Standard">
      <style:paragraph-properties style:line-height-at-least="0.198in"/>
      <style:text-properties fo:color="#9cdcfe" style:font-name="Droid Sans Mono" fo:font-size="10.5pt" fo:font-weight="normal" fo:background-color="#1e1e1e"/>
    </style:style>
    <style:style style:name="P205" style:family="paragraph" style:parent-style-name="Standard">
      <style:paragraph-properties style:line-height-at-least="0.198in"/>
    </style:style>
    <style:style style:name="P206" style:family="paragraph" style:parent-style-name="Standard">
      <style:paragraph-properties style:line-height-at-least="0.198in"/>
      <style:text-properties fo:color="#6a9955" style:font-name="Droid Sans Mono" fo:font-size="10.5pt" fo:font-weight="normal" fo:background-color="#1e1e1e"/>
    </style:style>
    <style:style style:name="P207" style:family="paragraph" style:parent-style-name="Text_20_body" style:list-style-name="L1">
      <style:text-properties officeooo:rsid="00ac2d78" officeooo:paragraph-rsid="00ac2d78"/>
    </style:style>
    <style:style style:name="P208" style:family="paragraph" style:parent-style-name="Text_20_body" style:list-style-name="L1">
      <style:text-properties officeooo:rsid="00adf34e" officeooo:paragraph-rsid="00adf34e"/>
    </style:style>
    <style:style style:name="P209" style:family="paragraph" style:parent-style-name="Text_20_body">
      <style:text-properties fo:font-style="normal" officeooo:rsid="01149d61" officeooo:paragraph-rsid="01124428" style:font-style-asian="normal" style:font-style-complex="normal"/>
    </style:style>
    <style:style style:name="P210" style:family="paragraph" style:parent-style-name="Text_20_body">
      <style:text-properties fo:font-style="normal" officeooo:rsid="011ae9c2" officeooo:paragraph-rsid="011712d9" style:font-style-asian="normal" style:font-style-complex="normal"/>
    </style:style>
    <style:style style:name="P211" style:family="paragraph" style:parent-style-name="Text_20_body">
      <style:text-properties fo:font-style="normal" fo:font-weight="bold" officeooo:rsid="0154453a" officeooo:paragraph-rsid="0154453a" style:font-style-asian="normal" style:font-weight-asian="bold" style:font-style-complex="normal" style:font-weight-complex="bold"/>
    </style:style>
    <style:style style:name="P212" style:family="paragraph" style:parent-style-name="Text_20_body">
      <style:text-properties fo:font-style="normal" fo:font-weight="bold" officeooo:rsid="01549d61" officeooo:paragraph-rsid="01549d61" style:font-style-asian="normal" style:font-weight-asian="bold" style:font-style-complex="normal" style:font-weight-complex="bold"/>
    </style:style>
    <style:style style:name="P213" style:family="paragraph" style:parent-style-name="Text_20_body">
      <style:text-properties officeooo:rsid="011ca8e8" officeooo:paragraph-rsid="011ca8e8"/>
    </style:style>
    <style:style style:name="P214" style:family="paragraph" style:parent-style-name="Text_20_body">
      <style:text-properties officeooo:paragraph-rsid="01251c91"/>
    </style:style>
    <style:style style:name="P215" style:family="paragraph" style:parent-style-name="Text_20_body">
      <style:text-properties officeooo:rsid="012697c8" officeooo:paragraph-rsid="012697c8"/>
    </style:style>
    <style:style style:name="P216" style:family="paragraph" style:parent-style-name="Text_20_body">
      <style:text-properties officeooo:rsid="01294fc7" officeooo:paragraph-rsid="01294fc7"/>
    </style:style>
    <style:style style:name="P217" style:family="paragraph" style:parent-style-name="Text_20_body">
      <style:text-properties officeooo:paragraph-rsid="012bdd78"/>
    </style:style>
    <style:style style:name="P218" style:family="paragraph" style:parent-style-name="Text_20_body">
      <style:text-properties officeooo:rsid="012c0bee" officeooo:paragraph-rsid="012c0bee"/>
    </style:style>
    <style:style style:name="P219" style:family="paragraph" style:parent-style-name="Text_20_body">
      <style:text-properties officeooo:rsid="012fda0a" officeooo:paragraph-rsid="012fda0a"/>
    </style:style>
    <style:style style:name="P220" style:family="paragraph" style:parent-style-name="Text_20_body">
      <style:text-properties officeooo:rsid="0133d336" officeooo:paragraph-rsid="0133d336"/>
    </style:style>
    <style:style style:name="P221" style:family="paragraph" style:parent-style-name="Text_20_body">
      <style:text-properties officeooo:rsid="0135d450" officeooo:paragraph-rsid="0135d450"/>
    </style:style>
    <style:style style:name="P222" style:family="paragraph" style:parent-style-name="Text_20_body">
      <style:text-properties officeooo:paragraph-rsid="0137abf2"/>
    </style:style>
    <style:style style:name="P223" style:family="paragraph" style:parent-style-name="Text_20_body">
      <style:text-properties fo:font-style="italic" officeooo:rsid="0137eeb1" officeooo:paragraph-rsid="0137eeb1" style:font-style-asian="italic" style:font-style-complex="italic"/>
    </style:style>
    <style:style style:name="P224" style:family="paragraph" style:parent-style-name="Text_20_body">
      <style:text-properties officeooo:paragraph-rsid="013ef9a3"/>
    </style:style>
    <style:style style:name="P225" style:family="paragraph" style:parent-style-name="Text_20_body">
      <style:text-properties officeooo:rsid="014285cc" officeooo:paragraph-rsid="014285cc"/>
    </style:style>
    <style:style style:name="P226" style:family="paragraph" style:parent-style-name="Text_20_body">
      <style:text-properties officeooo:paragraph-rsid="01439bcd"/>
    </style:style>
    <style:style style:name="P227" style:family="paragraph" style:parent-style-name="Text_20_body">
      <style:text-properties officeooo:rsid="014529ba" officeooo:paragraph-rsid="014529ba"/>
    </style:style>
    <style:style style:name="P228" style:family="paragraph" style:parent-style-name="Text_20_body">
      <style:text-properties fo:font-weight="bold" officeooo:rsid="015043ea" officeooo:paragraph-rsid="015043ea" style:font-weight-asian="bold" style:font-weight-complex="bold"/>
    </style:style>
    <style:style style:name="P229" style:family="paragraph" style:parent-style-name="Text_20_body">
      <style:text-properties fo:font-weight="bold" officeooo:rsid="0151f5f8" officeooo:paragraph-rsid="0151f5f8" style:font-weight-asian="bold" style:font-weight-complex="bold"/>
    </style:style>
    <style:style style:name="P230" style:family="paragraph" style:parent-style-name="Text_20_body">
      <style:text-properties fo:font-weight="bold" officeooo:rsid="0160e20c" officeooo:paragraph-rsid="0160e20c" style:font-weight-asian="bold" style:font-weight-complex="bold"/>
    </style:style>
    <style:style style:name="P231" style:family="paragraph" style:parent-style-name="Text_20_body">
      <style:text-properties fo:font-weight="bold" officeooo:rsid="0165251c" officeooo:paragraph-rsid="0165251c" style:font-weight-asian="bold" style:font-weight-complex="bold"/>
    </style:style>
    <style:style style:name="P232" style:family="paragraph" style:parent-style-name="Text_20_body">
      <style:text-properties officeooo:paragraph-rsid="01579a0b"/>
    </style:style>
    <style:style style:name="P233" style:family="paragraph" style:parent-style-name="Text_20_body">
      <style:text-properties officeooo:rsid="015a1470" officeooo:paragraph-rsid="015a1470"/>
    </style:style>
    <style:style style:name="P234" style:family="paragraph" style:parent-style-name="Text_20_body">
      <style:text-properties officeooo:paragraph-rsid="015e7e32"/>
    </style:style>
    <style:style style:name="P235" style:family="paragraph" style:parent-style-name="Heading_20_2">
      <style:text-properties officeooo:rsid="0012e2a5" officeooo:paragraph-rsid="0012e2a5"/>
    </style:style>
    <style:style style:name="P236" style:family="paragraph" style:parent-style-name="Heading_20_2">
      <style:text-properties officeooo:rsid="00186594" officeooo:paragraph-rsid="00186594"/>
    </style:style>
    <style:style style:name="P237" style:family="paragraph" style:parent-style-name="Heading_20_2">
      <style:text-properties officeooo:rsid="003210c4" officeooo:paragraph-rsid="003210c4"/>
    </style:style>
    <style:style style:name="P238" style:family="paragraph" style:parent-style-name="Heading_20_2">
      <style:text-properties officeooo:rsid="0030ac97" officeooo:paragraph-rsid="0030ac97"/>
    </style:style>
    <style:style style:name="P239" style:family="paragraph" style:parent-style-name="Heading_20_2">
      <style:text-properties officeooo:rsid="003e0a1c" officeooo:paragraph-rsid="003e0a1c"/>
    </style:style>
    <style:style style:name="P240" style:family="paragraph" style:parent-style-name="Heading_20_2">
      <style:text-properties officeooo:paragraph-rsid="003e0a1c"/>
    </style:style>
    <style:style style:name="P241" style:family="paragraph" style:parent-style-name="Heading_20_2">
      <style:text-properties officeooo:rsid="00425289" officeooo:paragraph-rsid="00425289"/>
    </style:style>
    <style:style style:name="P242" style:family="paragraph" style:parent-style-name="Heading_20_2">
      <style:text-properties officeooo:rsid="0048488f" officeooo:paragraph-rsid="0048488f"/>
    </style:style>
    <style:style style:name="P243" style:family="paragraph" style:parent-style-name="Heading_20_2">
      <style:text-properties officeooo:rsid="004c8b14" officeooo:paragraph-rsid="004c8b14"/>
    </style:style>
    <style:style style:name="P244" style:family="paragraph" style:parent-style-name="Heading_20_2">
      <style:text-properties officeooo:rsid="00551afe" officeooo:paragraph-rsid="00551afe"/>
    </style:style>
    <style:style style:name="P245" style:family="paragraph" style:parent-style-name="Heading_20_2">
      <style:text-properties officeooo:rsid="007e8cac" officeooo:paragraph-rsid="007e8cac"/>
    </style:style>
    <style:style style:name="P246" style:family="paragraph" style:parent-style-name="Heading_20_2">
      <style:text-properties officeooo:rsid="008d8cf8" officeooo:paragraph-rsid="008d8cf8"/>
    </style:style>
    <style:style style:name="P247" style:family="paragraph" style:parent-style-name="Heading_20_2">
      <style:text-properties officeooo:rsid="00964647" officeooo:paragraph-rsid="00964647"/>
    </style:style>
    <style:style style:name="P248" style:family="paragraph" style:parent-style-name="Heading_20_2">
      <style:text-properties officeooo:rsid="00aa3c54" officeooo:paragraph-rsid="00aa3c54"/>
    </style:style>
    <style:style style:name="P249" style:family="paragraph" style:parent-style-name="Heading_20_2">
      <style:text-properties officeooo:rsid="00c3b783" officeooo:paragraph-rsid="00c3b783"/>
    </style:style>
    <style:style style:name="P250" style:family="paragraph" style:parent-style-name="Heading_20_2">
      <style:text-properties officeooo:rsid="00c947bf" officeooo:paragraph-rsid="00c947bf"/>
    </style:style>
    <style:style style:name="P251" style:family="paragraph" style:parent-style-name="Heading_20_2">
      <style:text-properties officeooo:rsid="00d7cd6a" officeooo:paragraph-rsid="00d7cd6a"/>
    </style:style>
    <style:style style:name="P252" style:family="paragraph" style:parent-style-name="Heading_20_2">
      <style:text-properties officeooo:rsid="00de248b" officeooo:paragraph-rsid="00de248b"/>
    </style:style>
    <style:style style:name="P253" style:family="paragraph" style:parent-style-name="Heading_20_2" style:list-style-name="">
      <style:text-properties officeooo:rsid="00ef782d" officeooo:paragraph-rsid="00ef782d"/>
    </style:style>
    <style:style style:name="P254" style:family="paragraph" style:parent-style-name="Heading_20_2">
      <style:text-properties officeooo:rsid="010824fc" officeooo:paragraph-rsid="010824fc"/>
    </style:style>
    <style:style style:name="P255" style:family="paragraph" style:parent-style-name="Heading_20_2">
      <style:text-properties officeooo:rsid="012bdd78" officeooo:paragraph-rsid="012bdd78"/>
    </style:style>
    <style:style style:name="P256" style:family="paragraph" style:parent-style-name="Heading_20_2" style:list-style-name="">
      <style:text-properties officeooo:rsid="0137abf2" officeooo:paragraph-rsid="0137abf2"/>
    </style:style>
    <style:style style:name="P257" style:family="paragraph" style:parent-style-name="Heading_20_2">
      <style:text-properties officeooo:rsid="013ef9a3" officeooo:paragraph-rsid="013ef9a3"/>
    </style:style>
    <style:style style:name="P258" style:family="paragraph" style:parent-style-name="Heading_20_2">
      <style:text-properties officeooo:rsid="01439bcd" officeooo:paragraph-rsid="01439bcd"/>
    </style:style>
    <style:style style:name="P259" style:family="paragraph" style:parent-style-name="Heading_20_2">
      <style:text-properties officeooo:rsid="01576ed8" officeooo:paragraph-rsid="01576ed8"/>
    </style:style>
    <style:style style:name="P260" style:family="paragraph" style:parent-style-name="Heading_20_2">
      <style:text-properties officeooo:rsid="01579a0b" officeooo:paragraph-rsid="01579a0b"/>
    </style:style>
    <style:style style:name="P261" style:family="paragraph" style:parent-style-name="Heading_20_2">
      <style:paragraph-properties fo:break-before="page"/>
      <style:text-properties officeooo:rsid="00b0c549" officeooo:paragraph-rsid="00b0c549"/>
    </style:style>
    <style:style style:name="P262" style:family="paragraph" style:parent-style-name="Heading_20_2">
      <style:paragraph-properties fo:break-before="page"/>
      <style:text-properties officeooo:rsid="00ef782d" officeooo:paragraph-rsid="00ef782d"/>
    </style:style>
    <style:style style:name="P263" style:family="paragraph" style:parent-style-name="Heading_20_2">
      <style:paragraph-properties fo:break-before="page"/>
      <style:text-properties officeooo:rsid="0115c263" officeooo:paragraph-rsid="0115c263"/>
    </style:style>
    <style:style style:name="P264" style:family="paragraph" style:parent-style-name="Heading_20_2">
      <style:paragraph-properties fo:break-before="page"/>
      <style:text-properties officeooo:rsid="01251c91" officeooo:paragraph-rsid="01251c91"/>
    </style:style>
    <style:style style:name="P265" style:family="paragraph" style:parent-style-name="Heading_20_2">
      <style:paragraph-properties fo:break-before="page"/>
      <style:text-properties officeooo:rsid="0137abf2" officeooo:paragraph-rsid="0137abf2"/>
    </style:style>
    <style:style style:name="P266" style:family="paragraph" style:parent-style-name="Heading_20_2">
      <style:paragraph-properties fo:break-before="page"/>
      <style:text-properties officeooo:rsid="015e7e32" officeooo:paragraph-rsid="015e7e32"/>
    </style:style>
    <style:style style:name="T1" style:family="text">
      <style:text-properties fo:color="#c586c0"/>
    </style:style>
    <style:style style:name="T2" style:family="text">
      <style:text-properties fo:color="#c586c0" fo:font-style="normal" style:font-style-asian="normal" style:font-style-complex="normal"/>
    </style:style>
    <style:style style:name="T3" style:family="text">
      <style:text-properties fo:color="#c586c0" fo:font-style="normal" officeooo:rsid="001f2bf2" style:font-style-asian="normal" style:font-style-complex="normal"/>
    </style:style>
    <style:style style:name="T4" style:family="text">
      <style:text-properties fo:color="#c586c0" fo:font-style="italic" style:font-style-asian="italic" style:font-style-complex="italic"/>
    </style:style>
    <style:style style:name="T5" style:family="text">
      <style:text-properties fo:color="#d4d4d4" fo:font-size="10.5pt" fo:font-weight="normal" fo:background-color="#1e1e1e" loext:char-shading-value="0"/>
    </style:style>
    <style:style style:name="T6" style:family="text">
      <style:text-properties fo:color="#d4d4d4" style:font-name="Droid Sans Mono" fo:font-size="10.5pt" fo:font-style="italic" fo:font-weight="normal" fo:background-color="#1e1e1e" loext:char-shading-value="0" style:font-style-asian="italic" style:font-weight-asian="normal" style:font-style-complex="italic" style:font-weight-complex="normal"/>
    </style:style>
    <style:style style:name="T7" style:family="text">
      <style:text-properties fo:color="#9cdcfe"/>
    </style:style>
    <style:style style:name="T8" style:family="text">
      <style:text-properties fo:color="#9cdcfe" fo:font-size="10.5pt" fo:font-weight="normal" fo:background-color="#1e1e1e" loext:char-shading-value="0"/>
    </style:style>
    <style:style style:name="T9" style:family="text">
      <style:text-properties fo:color="#9cdcfe" fo:font-style="normal" style:font-style-asian="normal" style:font-style-complex="normal"/>
    </style:style>
    <style:style style:name="T10" style:family="text">
      <style:text-properties fo:color="#9cdcfe" fo:font-style="normal" officeooo:rsid="001f2bf2" style:font-style-asian="normal" style:font-style-complex="normal"/>
    </style:style>
    <style:style style:name="T11" style:family="text">
      <style:text-properties fo:color="#9cdcfe" fo:font-style="normal" officeooo:rsid="003f0b8b" style:font-style-asian="normal" style:font-style-complex="normal"/>
    </style:style>
    <style:style style:name="T12" style:family="text">
      <style:text-properties fo:color="#9cdcfe" fo:font-style="normal" officeooo:rsid="00a3f2ce" style:font-style-asian="normal" style:font-style-complex="normal"/>
    </style:style>
    <style:style style:name="T13" style:family="text">
      <style:text-properties fo:color="#9cdcfe" fo:font-style="normal" officeooo:rsid="00c8ab6d" style:font-style-asian="normal" style:font-style-complex="normal"/>
    </style:style>
    <style:style style:name="T14" style:family="text">
      <style:text-properties fo:color="#9cdcfe" fo:font-style="normal" officeooo:rsid="01124428" style:font-style-asian="normal" style:font-style-complex="normal"/>
    </style:style>
    <style:style style:name="T15" style:family="text">
      <style:text-properties fo:color="#9cdcfe" fo:font-style="normal" officeooo:rsid="0131d7ac" style:font-style-asian="normal" style:font-style-complex="normal"/>
    </style:style>
    <style:style style:name="T16" style:family="text">
      <style:text-properties fo:color="#9cdcfe" fo:font-style="normal" style:text-underline-style="none" style:font-style-asian="normal" style:font-style-complex="normal"/>
    </style:style>
    <style:style style:name="T17" style:family="text">
      <style:text-properties fo:color="#9cdcfe" fo:font-style="italic" style:font-style-asian="italic" style:font-style-complex="italic"/>
    </style:style>
    <style:style style:name="T18" style:family="text">
      <style:text-properties fo:color="#9cdcfe" fo:font-style="italic" officeooo:rsid="00f6c82e" style:font-style-asian="italic" style:font-style-complex="italic"/>
    </style:style>
    <style:style style:name="T19" style:family="text">
      <style:text-properties fo:color="#9cdcfe" style:font-name="Droid Sans Mono" fo:font-size="10.5pt" fo:font-style="italic" fo:font-weight="normal" fo:background-color="#1e1e1e" loext:char-shading-value="0" style:font-style-asian="italic" style:font-weight-asian="normal" style:font-style-complex="italic" style:font-weight-complex="normal"/>
    </style:style>
    <style:style style:name="T20" style:family="text">
      <style:text-properties fo:color="#9cdcfe" officeooo:rsid="00f6a99d"/>
    </style:style>
    <style:style style:name="T21" style:family="text">
      <style:text-properties fo:color="#9cdcfe" style:font-weight-asian="normal" style:font-weight-complex="normal"/>
    </style:style>
    <style:style style:name="T22" style:family="text">
      <style:text-properties fo:color="#ce9178"/>
    </style:style>
    <style:style style:name="T23" style:family="text">
      <style:text-properties fo:color="#ce9178" fo:font-size="10.5pt" fo:font-weight="normal" fo:background-color="#1e1e1e" loext:char-shading-value="0"/>
    </style:style>
    <style:style style:name="T24" style:family="text">
      <style:text-properties fo:color="#ce9178" fo:font-style="normal" style:font-style-asian="normal" style:font-style-complex="normal"/>
    </style:style>
    <style:style style:name="T25" style:family="text">
      <style:text-properties fo:color="#ce9178" fo:font-style="normal" officeooo:rsid="001f2bf2" style:font-style-asian="normal" style:font-style-complex="normal"/>
    </style:style>
    <style:style style:name="T26" style:family="text">
      <style:text-properties fo:color="#ce9178" fo:font-style="normal" officeooo:rsid="003f0b8b" style:font-style-asian="normal" style:font-style-complex="normal"/>
    </style:style>
    <style:style style:name="T27" style:family="text">
      <style:text-properties fo:color="#ce9178" fo:font-style="normal" officeooo:rsid="0131d7ac" style:font-style-asian="normal" style:font-style-complex="normal"/>
    </style:style>
    <style:style style:name="T28" style:family="text">
      <style:text-properties fo:color="#ce9178" fo:font-style="italic" style:font-style-asian="italic" style:font-style-complex="italic"/>
    </style:style>
    <style:style style:name="T29" style:family="text">
      <style:text-properties fo:color="#569cd6"/>
    </style:style>
    <style:style style:name="T30" style:family="text">
      <style:text-properties fo:color="#569cd6" fo:font-style="normal" style:font-style-asian="normal" style:font-style-complex="normal"/>
    </style:style>
    <style:style style:name="T31" style:family="text">
      <style:text-properties fo:color="#569cd6" fo:font-style="normal" officeooo:rsid="003f0b8b" style:font-style-asian="normal" style:font-style-complex="normal"/>
    </style:style>
    <style:style style:name="T32" style:family="text">
      <style:text-properties fo:color="#569cd6" fo:font-style="normal" officeooo:rsid="00a3f2ce" style:font-style-asian="normal" style:font-style-complex="normal"/>
    </style:style>
    <style:style style:name="T33" style:family="text">
      <style:text-properties fo:color="#569cd6" fo:font-style="normal" officeooo:rsid="011ae9c2" style:font-style-asian="normal" style:font-style-complex="normal"/>
    </style:style>
    <style:style style:name="T34" style:family="text">
      <style:text-properties fo:color="#569cd6" fo:font-style="normal" officeooo:rsid="012897d3" style:font-style-asian="normal" style:font-style-complex="normal"/>
    </style:style>
    <style:style style:name="T35" style:family="text">
      <style:text-properties fo:color="#569cd6" fo:font-style="normal" officeooo:rsid="0131d7ac" style:font-style-asian="normal" style:font-style-complex="normal"/>
    </style:style>
    <style:style style:name="T36" style:family="text">
      <style:text-properties fo:color="#569cd6" fo:font-style="normal" style:font-style-asian="normal" style:font-weight-asian="normal" style:font-style-complex="normal" style:font-weight-complex="normal"/>
    </style:style>
    <style:style style:name="T37" style:family="text">
      <style:text-properties fo:color="#569cd6" fo:font-style="normal" style:text-underline-style="none" style:font-style-asian="normal" style:font-style-complex="normal"/>
    </style:style>
    <style:style style:name="T38" style:family="text">
      <style:text-properties fo:color="#569cd6" style:font-name="Droid Sans Mono" fo:font-size="10.5pt" fo:font-style="italic" fo:font-weight="normal" fo:background-color="#1e1e1e" loext:char-shading-value="0" style:font-style-asian="italic" style:font-weight-asian="normal" style:font-style-complex="italic" style:font-weight-complex="normal"/>
    </style:style>
    <style:style style:name="T39" style:family="text">
      <style:text-properties fo:color="#569cd6" style:font-name="Droid Sans Mono" fo:font-size="10.5pt" fo:font-weight="normal" fo:background-color="#1e1e1e" loext:char-shading-value="0"/>
    </style:style>
    <style:style style:name="T40" style:family="text">
      <style:text-properties fo:color="#569cd6" style:font-weight-asian="normal" style:font-weight-complex="normal"/>
    </style:style>
    <style:style style:name="T41" style:family="text">
      <style:text-properties fo:color="#569cd6" officeooo:rsid="006c0f39" style:font-weight-asian="normal" style:font-weight-complex="normal"/>
    </style:style>
    <style:style style:name="T42" style:family="text">
      <style:text-properties fo:color="#569cd6" fo:font-style="italic" style:font-style-asian="italic" style:font-style-complex="italic"/>
    </style:style>
    <style:style style:name="T43" style:family="text">
      <style:text-properties fo:color="#569cd6" fo:font-style="italic" officeooo:rsid="00f6c82e" style:font-style-asian="italic" style:font-style-complex="italic"/>
    </style:style>
    <style:style style:name="T44" style:family="text">
      <style:text-properties fo:color="#808080"/>
    </style:style>
    <style:style style:name="T45" style:family="text">
      <style:text-properties fo:color="#808080" fo:font-style="italic" style:font-style-asian="italic" style:font-style-complex="italic"/>
    </style:style>
    <style:style style:name="T46" style:family="text">
      <style:text-properties fo:color="#808080" fo:font-style="italic" officeooo:rsid="00f6c82e" style:font-style-asian="italic" style:font-style-complex="italic"/>
    </style:style>
    <style:style style:name="T47" style:family="text">
      <style:text-properties fo:color="#808080" fo:font-style="normal" style:font-style-asian="normal" style:font-style-complex="normal"/>
    </style:style>
    <style:style style:name="T48" style:family="text">
      <style:text-properties fo:color="#808080" fo:font-style="normal" officeooo:rsid="003f0b8b" style:font-style-asian="normal" style:font-style-complex="normal"/>
    </style:style>
    <style:style style:name="T49" style:family="text">
      <style:text-properties fo:color="#808080" fo:font-style="normal" officeooo:rsid="011ae9c2" style:font-style-asian="normal" style:font-style-complex="normal"/>
    </style:style>
    <style:style style:name="T50" style:family="text">
      <style:text-properties fo:color="#808080" fo:font-style="normal" officeooo:rsid="012fda0a" style:font-style-asian="normal" style:font-style-complex="normal"/>
    </style:style>
    <style:style style:name="T51" style:family="text">
      <style:text-properties fo:color="#808080" fo:font-style="normal" officeooo:rsid="0131d7ac" style:font-style-asian="normal" style:font-style-complex="normal"/>
    </style:style>
    <style:style style:name="T52" style:family="text">
      <style:text-properties fo:color="#808080" fo:font-style="normal" style:text-underline-style="none" style:font-style-asian="normal" style:font-style-complex="normal"/>
    </style:style>
    <style:style style:name="T53" style:family="text">
      <style:text-properties fo:color="#808080" style:font-name="Droid Sans Mono" fo:font-size="10.5pt" fo:font-weight="normal" fo:background-color="#1e1e1e" loext:char-shading-value="0"/>
    </style:style>
    <style:style style:name="T54" style:family="text">
      <style:text-properties fo:color="#dcdcaa"/>
    </style:style>
    <style:style style:name="T55" style:family="text">
      <style:text-properties fo:color="#dcdcaa" fo:font-size="10.5pt" fo:font-weight="normal" fo:background-color="#1e1e1e" loext:char-shading-value="0"/>
    </style:style>
    <style:style style:name="T56" style:family="text">
      <style:text-properties fo:color="#dcdcaa" fo:font-style="italic" style:font-style-asian="italic" style:font-style-complex="italic"/>
    </style:style>
    <style:style style:name="T57" style:family="text">
      <style:text-properties fo:color="#dcdcaa" fo:font-style="italic" officeooo:rsid="00f6c82e" style:font-style-asian="italic" style:font-style-complex="italic"/>
    </style:style>
    <style:style style:name="T58" style:family="text">
      <style:text-properties fo:color="#dcdcaa" style:font-name="Droid Sans Mono" fo:font-size="10.5pt" fo:font-style="italic" fo:font-weight="normal" fo:background-color="#1e1e1e" loext:char-shading-value="0" style:font-style-asian="italic" style:font-weight-asian="normal" style:font-style-complex="italic" style:font-weight-complex="normal"/>
    </style:style>
    <style:style style:name="T59" style:family="text">
      <style:text-properties fo:color="#dcdcaa" fo:font-style="normal" style:font-style-asian="normal" style:font-style-complex="normal"/>
    </style:style>
    <style:style style:name="T60" style:family="text">
      <style:text-properties fo:color="#dcdcaa" fo:font-style="normal" officeooo:rsid="00a3f2ce" style:font-style-asian="normal" style:font-style-complex="normal"/>
    </style:style>
    <style:style style:name="T61" style:family="text">
      <style:text-properties fo:color="#dcdcaa" style:font-weight-asian="normal" style:font-weight-complex="normal"/>
    </style:style>
    <style:style style:name="T62" style:family="text">
      <style:text-properties fo:color="#dcdcaa" officeooo:rsid="016281b6" style:font-weight-asian="normal" style:font-weight-complex="normal"/>
    </style:style>
    <style:style style:name="T63" style:family="text">
      <style:text-properties fo:color="#6a9955"/>
    </style:style>
    <style:style style:name="T64" style:family="text">
      <style:text-properties fo:font-style="italic" style:font-style-asian="italic" style:font-style-complex="italic"/>
    </style:style>
    <style:style style:name="T65" style:family="text">
      <style:text-properties fo:font-style="italic" officeooo:rsid="001a9811" style:font-style-asian="italic" style:font-style-complex="italic"/>
    </style:style>
    <style:style style:name="T66" style:family="text">
      <style:text-properties fo:font-style="italic" officeooo:rsid="001c91e9" style:font-style-asian="italic" style:font-style-complex="italic"/>
    </style:style>
    <style:style style:name="T67" style:family="text">
      <style:text-properties fo:font-style="italic" officeooo:rsid="001d8641" style:font-style-asian="italic" style:font-style-complex="italic"/>
    </style:style>
    <style:style style:name="T68" style:family="text">
      <style:text-properties fo:font-style="italic" officeooo:rsid="001f2bf2" style:font-style-asian="italic" style:font-style-complex="italic"/>
    </style:style>
    <style:style style:name="T69" style:family="text">
      <style:text-properties fo:font-style="italic" officeooo:rsid="002b1b95" style:font-style-asian="italic" style:font-style-complex="italic"/>
    </style:style>
    <style:style style:name="T70" style:family="text">
      <style:text-properties fo:font-style="italic" officeooo:rsid="005e9636" style:font-style-asian="italic" style:font-style-complex="italic"/>
    </style:style>
    <style:style style:name="T71" style:family="text">
      <style:text-properties fo:font-style="italic" officeooo:rsid="006011a1" style:font-style-asian="italic" style:font-style-complex="italic"/>
    </style:style>
    <style:style style:name="T72" style:family="text">
      <style:text-properties fo:font-style="italic" officeooo:rsid="00648206" style:font-style-asian="italic" style:font-style-complex="italic"/>
    </style:style>
    <style:style style:name="T73" style:family="text">
      <style:text-properties fo:font-style="italic" officeooo:rsid="0086d77f" style:font-style-asian="italic" style:font-style-complex="italic"/>
    </style:style>
    <style:style style:name="T74" style:family="text">
      <style:text-properties fo:font-style="italic" officeooo:rsid="00909f5e" style:font-style-asian="italic" style:font-style-complex="italic"/>
    </style:style>
    <style:style style:name="T75" style:family="text">
      <style:text-properties fo:font-style="italic" officeooo:rsid="0091f4d3" style:font-style-asian="italic" style:font-style-complex="italic"/>
    </style:style>
    <style:style style:name="T76" style:family="text">
      <style:text-properties fo:font-style="italic" officeooo:rsid="00a3f2ce" style:font-style-asian="italic" style:font-style-complex="italic"/>
    </style:style>
    <style:style style:name="T77" style:family="text">
      <style:text-properties fo:font-style="italic" officeooo:rsid="00b5f3f6" style:font-style-asian="italic" style:font-style-complex="italic"/>
    </style:style>
    <style:style style:name="T78" style:family="text">
      <style:text-properties fo:font-style="italic" officeooo:rsid="00d02ee3" style:font-style-asian="italic" style:font-style-complex="italic"/>
    </style:style>
    <style:style style:name="T79" style:family="text">
      <style:text-properties fo:font-style="italic" officeooo:rsid="00d186c7" style:font-style-asian="italic" style:font-style-complex="italic"/>
    </style:style>
    <style:style style:name="T80" style:family="text">
      <style:text-properties fo:font-style="italic" officeooo:rsid="00e3479e" style:font-style-asian="italic" style:font-style-complex="italic"/>
    </style:style>
    <style:style style:name="T81" style:family="text">
      <style:text-properties fo:font-style="italic" officeooo:rsid="00e52d62" style:font-style-asian="italic" style:font-style-complex="italic"/>
    </style:style>
    <style:style style:name="T82" style:family="text">
      <style:text-properties fo:font-style="italic" officeooo:rsid="00ec9f88" style:font-style-asian="italic" style:font-style-complex="italic"/>
    </style:style>
    <style:style style:name="T83" style:family="text">
      <style:text-properties fo:font-style="italic" officeooo:rsid="00f39846" style:font-style-asian="italic" style:font-style-complex="italic"/>
    </style:style>
    <style:style style:name="T84" style:family="text">
      <style:text-properties fo:font-style="italic" officeooo:rsid="00f6c82e" style:font-style-asian="italic" style:font-style-complex="italic"/>
    </style:style>
    <style:style style:name="T85" style:family="text">
      <style:text-properties fo:font-style="italic" officeooo:rsid="00fcee0c" style:font-style-asian="italic" style:font-style-complex="italic"/>
    </style:style>
    <style:style style:name="T86" style:family="text">
      <style:text-properties fo:font-style="italic" officeooo:rsid="010a3c8e" style:font-style-asian="italic" style:font-style-complex="italic"/>
    </style:style>
    <style:style style:name="T87" style:family="text">
      <style:text-properties fo:font-style="italic" officeooo:rsid="010b45eb" style:font-style-asian="italic" style:font-style-complex="italic"/>
    </style:style>
    <style:style style:name="T88" style:family="text">
      <style:text-properties fo:font-style="italic" officeooo:rsid="010d02f1" style:font-style-asian="italic" style:font-style-complex="italic"/>
    </style:style>
    <style:style style:name="T89" style:family="text">
      <style:text-properties fo:font-style="italic" officeooo:rsid="0112288c" style:font-style-asian="italic" style:font-style-complex="italic"/>
    </style:style>
    <style:style style:name="T90" style:family="text">
      <style:text-properties fo:font-style="italic" officeooo:rsid="01149d61" style:font-style-asian="italic" style:font-style-complex="italic"/>
    </style:style>
    <style:style style:name="T91" style:family="text">
      <style:text-properties fo:font-style="italic" officeooo:rsid="01199ff3" style:font-style-asian="italic" style:font-style-complex="italic"/>
    </style:style>
    <style:style style:name="T92" style:family="text">
      <style:text-properties fo:font-style="italic" officeooo:rsid="0119bde1" style:font-style-asian="italic" style:font-style-complex="italic"/>
    </style:style>
    <style:style style:name="T93" style:family="text">
      <style:text-properties fo:font-style="italic" officeooo:rsid="01270aae" style:font-style-asian="italic" style:font-style-complex="italic"/>
    </style:style>
    <style:style style:name="T94" style:family="text">
      <style:text-properties fo:font-style="italic" officeooo:rsid="012897d3" style:font-style-asian="italic" style:font-style-complex="italic"/>
    </style:style>
    <style:style style:name="T95" style:family="text">
      <style:text-properties fo:font-style="italic" officeooo:rsid="012ae81e" style:font-style-asian="italic" style:font-style-complex="italic"/>
    </style:style>
    <style:style style:name="T96" style:family="text">
      <style:text-properties fo:font-style="italic" officeooo:rsid="012cc251" style:font-style-asian="italic" style:font-style-complex="italic"/>
    </style:style>
    <style:style style:name="T97" style:family="text">
      <style:text-properties fo:font-style="italic" officeooo:rsid="012dfefd" style:font-style-asian="italic" style:font-style-complex="italic"/>
    </style:style>
    <style:style style:name="T98" style:family="text">
      <style:text-properties fo:font-style="italic" officeooo:rsid="012fda0a" style:font-style-asian="italic" style:font-style-complex="italic"/>
    </style:style>
    <style:style style:name="T99" style:family="text">
      <style:text-properties fo:font-style="italic" fo:font-weight="normal" style:font-style-asian="italic" style:font-weight-asian="normal" style:font-style-complex="italic" style:font-weight-complex="normal"/>
    </style:style>
    <style:style style:name="T100" style:family="text">
      <style:text-properties fo:font-style="italic" fo:font-weight="normal" officeooo:rsid="00648206" style:font-style-asian="italic" style:font-weight-asian="normal" style:font-style-complex="italic" style:font-weight-complex="normal"/>
    </style:style>
    <style:style style:name="T101" style:family="text">
      <style:text-properties fo:font-style="italic" fo:font-weight="normal" officeooo:rsid="006c0f39" style:font-style-asian="italic" style:font-weight-asian="normal" style:font-style-complex="italic" style:font-weight-complex="normal"/>
    </style:style>
    <style:style style:name="T102" style:family="text">
      <style:text-properties fo:font-style="italic" fo:font-weight="normal" officeooo:rsid="0071695e" style:font-style-asian="italic" style:font-weight-asian="normal" style:font-style-complex="italic" style:font-weight-complex="normal"/>
    </style:style>
    <style:style style:name="T103" style:family="text">
      <style:text-properties fo:font-style="italic" fo:font-weight="normal" officeooo:rsid="007228a8" style:font-style-asian="italic" style:font-weight-asian="normal" style:font-style-complex="italic" style:font-weight-complex="normal"/>
    </style:style>
    <style:style style:name="T104" style:family="text">
      <style:text-properties fo:font-style="italic" fo:font-weight="normal" officeooo:rsid="01492641" style:font-style-asian="italic" style:font-weight-asian="normal" style:font-style-complex="italic" style:font-weight-complex="normal"/>
    </style:style>
    <style:style style:name="T105" style:family="text">
      <style:text-properties fo:font-style="italic" style:text-underline-style="solid" style:text-underline-width="auto" style:text-underline-color="font-color" style:font-style-asian="italic" style:font-style-complex="italic"/>
    </style:style>
    <style:style style:name="T106" style:family="text">
      <style:text-properties fo:font-style="italic" style:text-underline-style="none" style:font-style-asian="italic" style:font-style-complex="italic"/>
    </style:style>
    <style:style style:name="T107" style:family="text">
      <style:text-properties fo:font-style="normal" style:font-style-asian="normal" style:font-style-complex="normal"/>
    </style:style>
    <style:style style:name="T108" style:family="text">
      <style:text-properties fo:font-style="normal" officeooo:rsid="001a9811" style:font-style-asian="normal" style:font-style-complex="normal"/>
    </style:style>
    <style:style style:name="T109" style:family="text">
      <style:text-properties fo:font-style="normal" officeooo:rsid="001c91e9" style:font-style-asian="normal" style:font-style-complex="normal"/>
    </style:style>
    <style:style style:name="T110" style:family="text">
      <style:text-properties fo:font-style="normal" officeooo:rsid="0018b3b4" style:font-style-asian="normal" style:font-style-complex="normal"/>
    </style:style>
    <style:style style:name="T111" style:family="text">
      <style:text-properties fo:font-style="normal" officeooo:rsid="001d8641" style:font-style-asian="normal" style:font-style-complex="normal"/>
    </style:style>
    <style:style style:name="T112" style:family="text">
      <style:text-properties fo:font-style="normal" officeooo:rsid="001f2bf2" style:font-style-asian="normal" style:font-style-complex="normal"/>
    </style:style>
    <style:style style:name="T113" style:family="text">
      <style:text-properties fo:font-style="normal" officeooo:rsid="0024ac60" style:font-style-asian="normal" style:font-style-complex="normal"/>
    </style:style>
    <style:style style:name="T114" style:family="text">
      <style:text-properties fo:font-style="normal" officeooo:rsid="002b1b95" style:font-style-asian="normal" style:font-style-complex="normal"/>
    </style:style>
    <style:style style:name="T115" style:family="text">
      <style:text-properties fo:font-style="normal" officeooo:rsid="003f0b8b" style:font-style-asian="normal" style:font-style-complex="normal"/>
    </style:style>
    <style:style style:name="T116" style:family="text">
      <style:text-properties fo:font-style="normal" officeooo:rsid="005e9636" style:font-style-asian="normal" style:font-style-complex="normal"/>
    </style:style>
    <style:style style:name="T117" style:family="text">
      <style:text-properties fo:font-style="normal" officeooo:rsid="006011a1" style:font-style-asian="normal" style:font-style-complex="normal"/>
    </style:style>
    <style:style style:name="T118" style:family="text">
      <style:text-properties fo:font-style="normal" officeooo:rsid="00648206" style:font-style-asian="normal" style:font-style-complex="normal"/>
    </style:style>
    <style:style style:name="T119" style:family="text">
      <style:text-properties fo:font-style="normal" officeooo:rsid="0086d77f" style:font-style-asian="normal" style:font-style-complex="normal"/>
    </style:style>
    <style:style style:name="T120" style:family="text">
      <style:text-properties fo:font-style="normal" officeooo:rsid="00909f5e" style:font-style-asian="normal" style:font-style-complex="normal"/>
    </style:style>
    <style:style style:name="T121" style:family="text">
      <style:text-properties fo:font-style="normal" officeooo:rsid="0091f4d3" style:font-style-asian="normal" style:font-style-complex="normal"/>
    </style:style>
    <style:style style:name="T122" style:family="text">
      <style:text-properties fo:font-style="normal" officeooo:rsid="0092780f" style:font-style-asian="normal" style:font-style-complex="normal"/>
    </style:style>
    <style:style style:name="T123" style:family="text">
      <style:text-properties fo:font-style="normal" officeooo:rsid="0093b045" style:font-style-asian="normal" style:font-style-complex="normal"/>
    </style:style>
    <style:style style:name="T124" style:family="text">
      <style:text-properties fo:font-style="normal" officeooo:rsid="00a11fc5" style:font-style-asian="normal" style:font-style-complex="normal"/>
    </style:style>
    <style:style style:name="T125" style:family="text">
      <style:text-properties fo:font-style="normal" officeooo:rsid="00a24f2e" style:font-style-asian="normal" style:font-style-complex="normal"/>
    </style:style>
    <style:style style:name="T126" style:family="text">
      <style:text-properties fo:font-style="normal" officeooo:rsid="00a3f2ce" style:font-style-asian="normal" style:font-style-complex="normal"/>
    </style:style>
    <style:style style:name="T127" style:family="text">
      <style:text-properties fo:font-style="normal" officeooo:rsid="009d8d4e" style:font-style-asian="normal" style:font-style-complex="normal"/>
    </style:style>
    <style:style style:name="T128" style:family="text">
      <style:text-properties fo:font-style="normal" officeooo:rsid="009ecefa" style:font-style-asian="normal" style:font-style-complex="normal"/>
    </style:style>
    <style:style style:name="T129" style:family="text">
      <style:text-properties fo:font-style="normal" officeooo:rsid="00c74218" style:font-style-asian="normal" style:font-style-complex="normal"/>
    </style:style>
    <style:style style:name="T130" style:family="text">
      <style:text-properties fo:font-style="normal" officeooo:rsid="00c8ab6d" style:font-style-asian="normal" style:font-style-complex="normal"/>
    </style:style>
    <style:style style:name="T131" style:family="text">
      <style:text-properties fo:font-style="normal" officeooo:rsid="00d02ee3" style:font-style-asian="normal" style:font-style-complex="normal"/>
    </style:style>
    <style:style style:name="T132" style:family="text">
      <style:text-properties fo:font-style="normal" officeooo:rsid="00d186c7" style:font-style-asian="normal" style:font-style-complex="normal"/>
    </style:style>
    <style:style style:name="T133" style:family="text">
      <style:text-properties fo:font-style="normal" officeooo:rsid="00e43859" style:font-style-asian="normal" style:font-style-complex="normal"/>
    </style:style>
    <style:style style:name="T134" style:family="text">
      <style:text-properties fo:font-style="normal" officeooo:rsid="00e52d62" style:font-style-asian="normal" style:font-style-complex="normal"/>
    </style:style>
    <style:style style:name="T135" style:family="text">
      <style:text-properties fo:font-style="normal" officeooo:rsid="00e6632e" style:font-style-asian="normal" style:font-style-complex="normal"/>
    </style:style>
    <style:style style:name="T136" style:family="text">
      <style:text-properties fo:font-style="normal" officeooo:rsid="00ec9f88" style:font-style-asian="normal" style:font-style-complex="normal"/>
    </style:style>
    <style:style style:name="T137" style:family="text">
      <style:text-properties fo:font-style="normal" officeooo:rsid="00f6c82e" style:font-style-asian="normal" style:font-style-complex="normal"/>
    </style:style>
    <style:style style:name="T138" style:family="text">
      <style:text-properties fo:font-style="normal" officeooo:rsid="010d02f1" style:font-style-asian="normal" style:font-style-complex="normal"/>
    </style:style>
    <style:style style:name="T139" style:family="text">
      <style:text-properties fo:font-style="normal" officeooo:rsid="010ec563" style:font-style-asian="normal" style:font-style-complex="normal"/>
    </style:style>
    <style:style style:name="T140" style:family="text">
      <style:text-properties fo:font-style="normal" officeooo:rsid="011053a7" style:font-style-asian="normal" style:font-style-complex="normal"/>
    </style:style>
    <style:style style:name="T141" style:family="text">
      <style:text-properties fo:font-style="normal" officeooo:rsid="0112288c" style:font-style-asian="normal" style:font-style-complex="normal"/>
    </style:style>
    <style:style style:name="T142" style:family="text">
      <style:text-properties fo:font-style="normal" officeooo:rsid="01124428" style:font-style-asian="normal" style:font-style-complex="normal"/>
    </style:style>
    <style:style style:name="T143" style:family="text">
      <style:text-properties fo:font-style="normal" officeooo:rsid="0112d2b2" style:font-style-asian="normal" style:font-style-complex="normal"/>
    </style:style>
    <style:style style:name="T144" style:family="text">
      <style:text-properties fo:font-style="normal" officeooo:rsid="0112dc46" style:font-style-asian="normal" style:font-style-complex="normal"/>
    </style:style>
    <style:style style:name="T145" style:family="text">
      <style:text-properties fo:font-style="normal" officeooo:rsid="01149d61" style:font-style-asian="normal" style:font-style-complex="normal"/>
    </style:style>
    <style:style style:name="T146" style:family="text">
      <style:text-properties fo:font-style="normal" officeooo:rsid="01199ff3" style:font-style-asian="normal" style:font-style-complex="normal"/>
    </style:style>
    <style:style style:name="T147" style:family="text">
      <style:text-properties fo:font-style="normal" officeooo:rsid="0119bde1" style:font-style-asian="normal" style:font-style-complex="normal"/>
    </style:style>
    <style:style style:name="T148" style:family="text">
      <style:text-properties fo:font-style="normal" officeooo:rsid="011ae9c2" style:font-style-asian="normal" style:font-style-complex="normal"/>
    </style:style>
    <style:style style:name="T149" style:family="text">
      <style:text-properties fo:font-style="normal" officeooo:rsid="0126df55" style:font-style-asian="normal" style:font-style-complex="normal"/>
    </style:style>
    <style:style style:name="T150" style:family="text">
      <style:text-properties fo:font-style="normal" officeooo:rsid="012897d3" style:font-style-asian="normal" style:font-style-complex="normal"/>
    </style:style>
    <style:style style:name="T151" style:family="text">
      <style:text-properties fo:font-style="normal" officeooo:rsid="012a252a" style:font-style-asian="normal" style:font-style-complex="normal"/>
    </style:style>
    <style:style style:name="T152" style:family="text">
      <style:text-properties fo:font-style="normal" officeooo:rsid="012ae81e" style:font-style-asian="normal" style:font-style-complex="normal"/>
    </style:style>
    <style:style style:name="T153" style:family="text">
      <style:text-properties fo:font-style="normal" officeooo:rsid="012dfefd" style:font-style-asian="normal" style:font-style-complex="normal"/>
    </style:style>
    <style:style style:name="T154" style:family="text">
      <style:text-properties fo:font-style="normal" officeooo:rsid="012fda0a" style:font-style-asian="normal" style:font-style-complex="normal"/>
    </style:style>
    <style:style style:name="T155" style:family="text">
      <style:text-properties fo:font-style="normal" officeooo:rsid="0131d7ac" style:font-style-asian="normal" style:font-style-complex="normal"/>
    </style:style>
    <style:style style:name="T156" style:family="text">
      <style:text-properties fo:font-style="normal" style:font-style-asian="normal" style:font-weight-asian="normal" style:font-style-complex="normal" style:font-weight-complex="normal"/>
    </style:style>
    <style:style style:name="T157" style:family="text">
      <style:text-properties fo:font-style="normal" fo:font-weight="normal" style:font-style-asian="normal" style:font-weight-asian="normal" style:font-style-complex="normal" style:font-weight-complex="normal"/>
    </style:style>
    <style:style style:name="T158" style:family="text">
      <style:text-properties fo:font-style="normal" fo:font-weight="normal" officeooo:rsid="00648206" style:font-style-asian="normal" style:font-weight-asian="normal" style:font-style-complex="normal" style:font-weight-complex="normal"/>
    </style:style>
    <style:style style:name="T159" style:family="text">
      <style:text-properties fo:font-style="normal" fo:font-weight="normal" officeooo:rsid="00653715" style:font-style-asian="normal" style:font-weight-asian="normal" style:font-style-complex="normal" style:font-weight-complex="normal"/>
    </style:style>
    <style:style style:name="T160" style:family="text">
      <style:text-properties fo:font-style="normal" fo:font-weight="normal" officeooo:rsid="01396595" style:font-style-asian="normal" style:font-weight-asian="normal" style:font-style-complex="normal" style:font-weight-complex="normal"/>
    </style:style>
    <style:style style:name="T161" style:family="text">
      <style:text-properties fo:font-style="normal" fo:font-weight="normal" officeooo:rsid="013b5e51" style:font-style-asian="normal" style:font-weight-asian="normal" style:font-style-complex="normal" style:font-weight-complex="normal"/>
    </style:style>
    <style:style style:name="T162" style:family="text">
      <style:text-properties fo:font-style="normal" fo:font-weight="normal" officeooo:rsid="013d1dd2" style:font-style-asian="normal" style:font-weight-asian="normal" style:font-style-complex="normal" style:font-weight-complex="normal"/>
    </style:style>
    <style:style style:name="T163" style:family="text">
      <style:text-properties fo:font-style="normal" fo:font-weight="normal" officeooo:rsid="01492641" style:font-style-asian="normal" style:font-weight-asian="normal" style:font-style-complex="normal" style:font-weight-complex="normal"/>
    </style:style>
    <style:style style:name="T164" style:family="text">
      <style:text-properties fo:font-style="normal" fo:font-weight="normal" officeooo:rsid="014a293c" style:font-style-asian="normal" style:font-weight-asian="normal" style:font-style-complex="normal" style:font-weight-complex="normal"/>
    </style:style>
    <style:style style:name="T165" style:family="text">
      <style:text-properties fo:font-style="normal" fo:font-weight="normal" officeooo:rsid="014ae085" style:font-style-asian="normal" style:font-weight-asian="normal" style:font-style-complex="normal" style:font-weight-complex="normal"/>
    </style:style>
    <style:style style:name="T166" style:family="text">
      <style:text-properties fo:font-style="normal" fo:font-weight="normal" officeooo:rsid="014cd76f" style:font-style-asian="normal" style:font-weight-asian="normal" style:font-style-complex="normal" style:font-weight-complex="normal"/>
    </style:style>
    <style:style style:name="T167" style:family="text">
      <style:text-properties fo:font-style="normal" style:text-underline-style="none" style:font-style-asian="normal" style:font-style-complex="normal"/>
    </style:style>
    <style:style style:name="T168" style:family="text">
      <style:text-properties fo:font-style="normal" style:text-underline-style="none" officeooo:rsid="00dad3bf" style:font-style-asian="normal" style:font-style-complex="normal"/>
    </style:style>
    <style:style style:name="T169" style:family="text">
      <style:text-properties fo:font-style="normal" style:text-underline-style="none" officeooo:rsid="00dca98b" style:font-style-asian="normal" style:font-style-complex="normal"/>
    </style:style>
    <style:style style:name="T170" style:family="text">
      <style:text-properties fo:font-style="normal" fo:font-weight="bold" officeooo:rsid="01492641" style:font-style-asian="normal" style:font-weight-asian="bold" style:font-style-complex="normal" style:font-weight-complex="bold"/>
    </style:style>
    <style:style style:name="T171" style:family="text">
      <style:text-properties fo:font-style="normal" fo:font-weight="bold" officeooo:rsid="014a293c" style:font-style-asian="normal" style:font-weight-asian="bold" style:font-style-complex="normal" style:font-weight-complex="bold"/>
    </style:style>
    <style:style style:name="T172" style:family="text">
      <style:text-properties fo:font-style="normal" fo:font-weight="bold" officeooo:rsid="014ae085" style:font-style-asian="normal" style:font-weight-asian="bold" style:font-style-complex="normal" style:font-weight-complex="bold"/>
    </style:style>
    <style:style style:name="T173" style:family="text">
      <style:text-properties fo:font-style="normal" fo:font-weight="bold" officeooo:rsid="014cd76f" style:font-style-asian="normal" style:font-weight-asian="bold" style:font-style-complex="normal" style:font-weight-complex="bold"/>
    </style:style>
    <style:style style:name="T174" style:family="text">
      <style:text-properties fo:color="#4ec9b0"/>
    </style:style>
    <style:style style:name="T175" style:family="text">
      <style:text-properties fo:color="#4ec9b0" fo:font-style="italic" style:font-style-asian="italic" style:font-style-complex="italic"/>
    </style:style>
    <style:style style:name="T176" style:family="text">
      <style:text-properties fo:color="#4ec9b0" fo:font-style="normal" style:text-underline-style="none" style:font-style-asian="normal" style:font-style-complex="normal"/>
    </style:style>
    <style:style style:name="T177" style:family="text">
      <style:text-properties fo:color="#4ec9b0" fo:font-style="normal" style:font-style-asian="normal" style:font-style-complex="normal"/>
    </style:style>
    <style:style style:name="T178" style:family="text">
      <style:text-properties fo:color="#4ec9b0" fo:font-style="normal" officeooo:rsid="012897d3" style:font-style-asian="normal" style:font-style-complex="normal"/>
    </style:style>
    <style:style style:name="T179" style:family="text">
      <style:text-properties fo:color="#4ec9b0" fo:font-style="normal" officeooo:rsid="012fda0a" style:font-style-asian="normal" style:font-style-complex="normal"/>
    </style:style>
    <style:style style:name="T180" style:family="text">
      <style:text-properties fo:color="#4ec9b0" fo:font-style="normal" officeooo:rsid="0131d7ac" style:font-style-asian="normal" style:font-style-complex="normal"/>
    </style:style>
    <style:style style:name="T181" style:family="text">
      <style:text-properties fo:color="#b5cea8"/>
    </style:style>
    <style:style style:name="T182" style:family="text">
      <style:text-properties fo:color="#b5cea8" fo:font-style="normal" style:font-style-asian="normal" style:font-style-complex="normal"/>
    </style:style>
    <style:style style:name="T183" style:family="text">
      <style:text-properties officeooo:rsid="003a2c90"/>
    </style:style>
    <style:style style:name="T184" style:family="text">
      <style:text-properties officeooo:rsid="003b7b6b"/>
    </style:style>
    <style:style style:name="T185" style:family="text">
      <style:text-properties fo:font-weight="normal" style:font-weight-asian="normal" style:font-weight-complex="normal"/>
    </style:style>
    <style:style style:name="T186" style:family="text">
      <style:text-properties fo:font-weight="normal" officeooo:rsid="006c0f39" style:font-weight-asian="normal" style:font-weight-complex="normal"/>
    </style:style>
    <style:style style:name="T187" style:family="text">
      <style:text-properties fo:font-weight="normal" officeooo:rsid="0071695e" style:font-weight-asian="normal" style:font-weight-complex="normal"/>
    </style:style>
    <style:style style:name="T188" style:family="text">
      <style:text-properties fo:font-weight="normal" officeooo:rsid="007228a8" style:font-weight-asian="normal" style:font-weight-complex="normal"/>
    </style:style>
    <style:style style:name="T189" style:family="text">
      <style:text-properties fo:font-weight="normal" officeooo:rsid="01396595" style:font-weight-asian="normal" style:font-weight-complex="normal"/>
    </style:style>
    <style:style style:name="T190" style:family="text">
      <style:text-properties fo:font-weight="normal" officeooo:rsid="013b5e51" style:font-weight-asian="normal" style:font-weight-complex="normal"/>
    </style:style>
    <style:style style:name="T191" style:family="text">
      <style:text-properties fo:font-weight="normal" officeooo:rsid="0146e17f" style:font-weight-asian="normal" style:font-weight-complex="normal"/>
    </style:style>
    <style:style style:name="T192" style:family="text">
      <style:text-properties fo:font-weight="normal" officeooo:rsid="014779eb" style:font-weight-asian="normal" style:font-weight-complex="normal"/>
    </style:style>
    <style:style style:name="T193" style:family="text">
      <style:text-properties fo:font-weight="normal" officeooo:rsid="01492641" style:font-weight-asian="normal" style:font-weight-complex="normal"/>
    </style:style>
    <style:style style:name="T194" style:family="text">
      <style:text-properties fo:font-weight="normal" officeooo:rsid="01514397" style:font-weight-asian="normal" style:font-weight-complex="normal"/>
    </style:style>
    <style:style style:name="T195" style:family="text">
      <style:text-properties fo:font-weight="normal" officeooo:rsid="0155bf87" style:font-weight-asian="normal" style:font-weight-complex="normal"/>
    </style:style>
    <style:style style:name="T196" style:family="text">
      <style:text-properties fo:font-weight="normal" officeooo:rsid="016281b6" style:font-weight-asian="normal" style:font-weight-complex="normal"/>
    </style:style>
    <style:style style:name="T197" style:family="text">
      <style:text-properties fo:font-weight="normal" officeooo:rsid="01647fc3" style:font-weight-asian="normal" style:font-weight-complex="normal"/>
    </style:style>
    <style:style style:name="T198" style:family="text">
      <style:text-properties style:font-weight-asian="normal" style:font-weight-complex="normal"/>
    </style:style>
    <style:style style:name="T199" style:family="text">
      <style:text-properties officeooo:rsid="006c0f39" style:font-weight-asian="normal" style:font-weight-complex="normal"/>
    </style:style>
    <style:style style:name="T200" style:family="text">
      <style:text-properties officeooo:rsid="016281b6" style:font-weight-asian="normal" style:font-weight-complex="normal"/>
    </style:style>
    <style:style style:name="T201" style:family="text">
      <style:text-properties officeooo:rsid="00814501"/>
    </style:style>
    <style:style style:name="T202" style:family="text">
      <style:text-properties officeooo:rsid="008a6a7b"/>
    </style:style>
    <style:style style:name="T203" style:family="text">
      <style:text-properties officeooo:rsid="00ac2d78"/>
    </style:style>
    <style:style style:name="T204" style:family="text">
      <style:text-properties officeooo:rsid="00bc3025"/>
    </style:style>
    <style:style style:name="T205" style:family="text">
      <style:text-properties officeooo:rsid="00d566d7"/>
    </style:style>
    <style:style style:name="T206" style:family="text">
      <style:text-properties officeooo:rsid="00de6c46"/>
    </style:style>
    <style:style style:name="T207" style:family="text">
      <style:text-properties officeooo:rsid="00e29ad8"/>
    </style:style>
    <style:style style:name="T208" style:family="text">
      <style:text-properties officeooo:rsid="00fa4993"/>
    </style:style>
    <style:style style:name="T209" style:family="text">
      <style:text-properties officeooo:rsid="00fcee0c"/>
    </style:style>
    <style:style style:name="T210" style:family="text">
      <style:text-properties officeooo:rsid="010a3c8e"/>
    </style:style>
    <style:style style:name="T211" style:family="text">
      <style:text-properties officeooo:rsid="010b45eb"/>
    </style:style>
    <style:style style:name="T212" style:family="text">
      <style:text-properties officeooo:rsid="01184aea"/>
    </style:style>
    <style:style style:name="T213" style:family="text">
      <style:text-properties fo:color="#0066b3" fo:font-style="italic" style:font-style-asian="italic" style:font-style-complex="italic"/>
    </style:style>
    <style:style style:name="T214" style:family="text">
      <style:text-properties officeooo:rsid="011e9edf"/>
    </style:style>
    <style:style style:name="T215" style:family="text">
      <style:text-properties officeooo:rsid="012cc251"/>
    </style:style>
    <style:style style:name="T216" style:family="text">
      <style:text-properties fo:font-weight="bold" officeooo:rsid="0146e17f" style:font-weight-asian="bold" style:font-weight-complex="bold"/>
    </style:style>
    <style:style style:name="T217" style:family="text">
      <style:text-properties officeooo:rsid="0146e17f"/>
    </style:style>
    <style:style style:name="T218" style:family="text">
      <style:text-properties officeooo:rsid="01514397"/>
    </style:style>
    <style:style style:name="T219" style:family="text">
      <style:text-properties style:text-position="super 58%" fo:font-weight="normal" officeooo:rsid="0155bf87" style:font-weight-asian="normal" style:font-weight-complex="normal"/>
    </style:style>
    <style:style style:name="T220" style:family="text">
      <style:text-properties officeooo:rsid="015a829d"/>
    </style:style>
    <style:style style:name="T221" style:family="text">
      <style:text-properties officeooo:rsid="016053a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5" text:outline-level="2">Hello World in React</text:h>
      <text:p text:style-name="P59"/>
      <text:p text:style-name="P4"><text:span text:style-name="T1">import</text:span> <text:span text:style-name="T7">React</text:span> <text:span text:style-name="T1">from</text:span> <text:span text:style-name="T22">"react"</text:span>;</text:p>
      <text:p text:style-name="P3"><text:span text:style-name="T1">import</text:span> <text:span text:style-name="T7">ReactDom</text:span> <text:span text:style-name="T1">from</text:span> <text:span text:style-name="T22">"react-dom"</text:span>;</text:p>
      <text:p text:style-name="P54"/>
      <text:p text:style-name="P3"><text:span text:style-name="T29">const</text:span> <text:span text:style-name="T7">element</text:span> = <text:span text:style-name="T44">&lt;</text:span><text:span text:style-name="T29">h1</text:span><text:span text:style-name="T44">&gt;</text:span>hello world!!!<text:span text:style-name="T44">&lt;/</text:span><text:span text:style-name="T29">h1</text:span><text:span text:style-name="T44">&gt;</text:span>; <text:span text:style-name="T63">//this JSX which is neither html nor a string</text:span></text:p>
      <text:p text:style-name="P1"><text:span text:style-name="T8">ReactDom</text:span><text:span text:style-name="T5">.</text:span><text:span text:style-name="T55">render</text:span><text:span text:style-name="T5">(</text:span><text:span text:style-name="T8">element</text:span><text:span text:style-name="T5">, </text:span><text:span text:style-name="T8">document</text:span><text:span text:style-name="T5">.</text:span><text:span text:style-name="T55">getElementById</text:span><text:span text:style-name="T5">(</text:span><text:span text:style-name="T23">"root"</text:span><text:span text:style-name="T5">));</text:span></text:p>
      <text:p text:style-name="P1"/>
      <text:p text:style-name="P2"/>
      <text:h text:style-name="P236" text:outline-level="2">My first React Component</text:h>
      <text:p text:style-name="P60"/>
      <text:p text:style-name="P108">Add a new folder <text:span text:style-name="T64">components</text:span> inside <text:span text:style-name="T64">src </text:span><text:span text:style-name="T107">folder. Here we will put all our components.</text:span></text:p>
      <text:p text:style-name="P108"><text:span text:style-name="T108">Inside component folder add a new file called </text:span><text:span text:style-name="T65">counter.jsx.</text:span></text:p>
      <text:p text:style-name="P109"><text:span text:style-name="T66">Use .jsx </text:span><text:span text:style-name="T109">extension instead </text:span><text:span text:style-name="T66">.js </text:span><text:span text:style-name="T109">for better code completion.</text:span></text:p>
      <text:p text:style-name="P122"><text:span text:style-name="T111">Now we use the extension </text:span><text:span text:style-name="T67">Simple React Snippets </text:span><text:span text:style-name="T111">for importing. Its a shortcut for repeated type of codes.</text:span></text:p>
      <text:p text:style-name="P122"><text:span text:style-name="T112">In </text:span><text:span text:style-name="T68">counter.jsx </text:span><text:span text:style-name="T112">create </text:span><text:span text:style-name="T68">counter </text:span><text:span text:style-name="T112">component as default export</text:span></text:p>
      <text:p text:style-name="P70"/>
      <text:p text:style-name="P5"><text:span text:style-name="T3">import</text:span><text:span text:style-name="T112"> </text:span><text:span text:style-name="T10">React</text:span><text:span text:style-name="T112">, { </text:span><text:span text:style-name="T10">Component</text:span><text:span text:style-name="T112"> } </text:span><text:span text:style-name="T3">from</text:span><text:span text:style-name="T112"> </text:span><text:span text:style-name="T25">"react"</text:span><text:span text:style-name="T112">;</text:span></text:p>
      <text:p text:style-name="P54"/>
      <text:p text:style-name="P3"><text:span text:style-name="T29">class</text:span> <text:span text:style-name="T174">Counter</text:span> <text:span text:style-name="T29">extends</text:span> <text:span text:style-name="T174">Component</text:span> {</text:p>
      <text:p text:style-name="P3"><text:span text:style-name="T7">state</text:span> = {};</text:p>
      <text:p text:style-name="P3"><text:span text:style-name="T54">render</text:span>() {</text:p>
      <text:p text:style-name="P3"><text:span text:style-name="T1">return</text:span> <text:span text:style-name="T44">&lt;</text:span><text:span text:style-name="T29">h1</text:span><text:span text:style-name="T44">&gt;</text:span>hello world!!!<text:span text:style-name="T44">&lt;/</text:span><text:span text:style-name="T29">h1</text:span><text:span text:style-name="T44">&gt;</text:span>;</text:p>
      <text:p text:style-name="P3">}</text:p>
      <text:p text:style-name="P3">}</text:p>
      <text:p text:style-name="P54"/>
      <text:p text:style-name="P3"><text:span text:style-name="T1">export</text:span> <text:span text:style-name="T1">default</text:span> <text:span text:style-name="T7">Counter</text:span>;</text:p>
      <text:p text:style-name="P71"/>
      <text:p text:style-name="P110"><text:span text:style-name="T110">I</text:span><text:span text:style-name="T107">mport counter component in </text:span><text:span text:style-name="T64">index.js </text:span><text:span text:style-name="T107">file.</text:span></text:p>
      <text:p text:style-name="P6"><text:span text:style-name="T2">import</text:span><text:span text:style-name="T107"> </text:span><text:span text:style-name="T9">Counter</text:span><text:span text:style-name="T107"> </text:span><text:span text:style-name="T2">from</text:span><text:span text:style-name="T107"> </text:span><text:span text:style-name="T24">"./components/counter"</text:span><text:span text:style-name="T107">;</text:span></text:p>
      <text:p text:style-name="P3"/>
      <text:p text:style-name="P111"><text:span text:style-name="T107">Now we can use this as an XML element </text:span><text:span text:style-name="T64">&lt;Counter /&gt;</text:span></text:p>
      <text:p text:style-name="P7"><text:span text:style-name="T17">ReactDom</text:span><text:span text:style-name="T64">.</text:span><text:span text:style-name="T56">render</text:span><text:span text:style-name="T64">(</text:span><text:span text:style-name="T45">&lt;</text:span><text:span text:style-name="T175">Counter</text:span><text:span text:style-name="T64"> </text:span><text:span text:style-name="T45">/&gt;</text:span><text:span text:style-name="T64">, </text:span><text:span text:style-name="T17">document</text:span><text:span text:style-name="T64">.</text:span><text:span text:style-name="T56">getElementById</text:span><text:span text:style-name="T64">(</text:span><text:span text:style-name="T28">"root"</text:span><text:span text:style-name="T64">));</text:span></text:p>
      <text:p text:style-name="P3"/>
      <text:p text:style-name="P112"/>
      <text:p text:style-name="P112"/>
      <text:h text:style-name="P237" text:outline-level="2"><text:soft-page-break/>Specifying Children</text:h>
      <text:p text:style-name="P61"/>
      <text:p text:style-name="P8"><text:span text:style-name="T54">render</text:span>() {</text:p>
      <text:p text:style-name="P3"><text:span text:style-name="T1">return</text:span> <text:span text:style-name="T44">&lt;</text:span><text:span text:style-name="T29">h1</text:span><text:span text:style-name="T44">&gt;</text:span>hello world!!!<text:span text:style-name="T44">&lt;/</text:span><text:span text:style-name="T29">h1</text:span><text:span text:style-name="T44">&gt;&lt;</text:span><text:span text:style-name="T29">button</text:span><text:span text:style-name="T44">&gt;</text:span>Increment<text:span text:style-name="T44">&lt;/</text:span><text:span text:style-name="T29">button</text:span><text:span text:style-name="T44">&gt;</text:span>;</text:p>
      <text:p text:style-name="P3">}</text:p>
      <text:p text:style-name="P61"/>
      <text:p text:style-name="P62">This doesn’t work because JSX expressions must have one parent element.</text:p>
      <text:p text:style-name="P63">Because it gets call to <text:span text:style-name="T64">React.createElement(‘h1’). </text:span><text:span text:style-name="T107">But if we have two elements side to side then babel doesn’t know how to <text:s/></text:span><text:span text:style-name="T113">compile them into above expression.</text:span></text:p>
      <text:p text:style-name="P64"><text:span text:style-name="T107">One solution is to wrap them with </text:span><text:span text:style-name="T64">&lt;div&gt;.</text:span><text:span text:style-name="T107">Now we have React Element </text:span><text:span text:style-name="T64">div </text:span><text:span text:style-name="T107">and inside we have two other elements </text:span><text:span text:style-name="T64">h1 and button.</text:span></text:p>
      <text:p text:style-name="P9"><text:span text:style-name="T56">render</text:span><text:span text:style-name="T64">() {</text:span></text:p>
      <text:p text:style-name="P3"><text:span text:style-name="T1">return</text:span> (</text:p>
      <text:p text:style-name="P3"><text:span text:style-name="T44">&lt;</text:span><text:span text:style-name="T29">div</text:span><text:span text:style-name="T44">&gt;</text:span></text:p>
      <text:p text:style-name="P3"><text:span text:style-name="T44">&lt;</text:span><text:span text:style-name="T29">h1</text:span><text:span text:style-name="T44">&gt;</text:span>hello world!!!<text:span text:style-name="T44">&lt;/</text:span><text:span text:style-name="T29">h1</text:span><text:span text:style-name="T44">&gt;</text:span></text:p>
      <text:p text:style-name="P3"><text:span text:style-name="T44">&lt;</text:span><text:span text:style-name="T29">button</text:span><text:span text:style-name="T44">&gt;</text:span>Increment<text:span text:style-name="T44">&lt;/</text:span><text:span text:style-name="T29">button</text:span><text:span text:style-name="T44">&gt;</text:span></text:p>
      <text:p text:style-name="P3"><text:span text:style-name="T44">&lt;/</text:span><text:span text:style-name="T29">div</text:span><text:span text:style-name="T44">&gt;</text:span></text:p>
      <text:p text:style-name="P3">);</text:p>
      <text:p text:style-name="P3">}</text:p>
      <text:p text:style-name="P3"/>
      <text:p text:style-name="P65">Now we don’t want extra <text:span text:style-name="T64">div </text:span><text:span text:style-name="T107">that isn’t doing anything here. </text:span><text:span text:style-name="T114">In this case we use </text:span><text:span text:style-name="T69">React.Fragment. </text:span><text:span text:style-name="T114">This is child of </text:span><text:span text:style-name="T69">React </text:span><text:span text:style-name="T114">object that we imported above.</text:span></text:p>
      <text:p text:style-name="P9"><text:span text:style-name="T45">&lt;</text:span><text:span text:style-name="T175">React.Fragment</text:span><text:span text:style-name="T45">&gt;</text:span></text:p>
      <text:p text:style-name="P3"><text:span text:style-name="T44">&lt;</text:span><text:span text:style-name="T29">h1</text:span><text:span text:style-name="T44">&gt;</text:span>hello world!!!<text:span text:style-name="T44">&lt;/</text:span><text:span text:style-name="T29">h1</text:span><text:span text:style-name="T44">&gt;</text:span></text:p>
      <text:p text:style-name="P3"><text:span text:style-name="T44">&lt;</text:span><text:span text:style-name="T29">button</text:span><text:span text:style-name="T44">&gt;</text:span>Increment<text:span text:style-name="T44">&lt;/</text:span><text:span text:style-name="T29">button</text:span><text:span text:style-name="T44">&gt;</text:span></text:p>
      <text:p text:style-name="P3"><text:span text:style-name="T44">&lt;/</text:span><text:span text:style-name="T174">React.Fragment</text:span><text:span text:style-name="T44">&gt;</text:span></text:p>
      <text:p text:style-name="P113"/>
      <text:h text:style-name="P238" text:outline-level="2">Embedding Expressions</text:h>
      <text:p text:style-name="P66"/>
      <text:p text:style-name="P67">Now we want to add value dynamically in component which is done by <text:span text:style-name="T64">state.</text:span></text:p>
      <text:p text:style-name="P68">State is an object that has any data a component needs.</text:p>
      <text:p text:style-name="P41"><text:span text:style-name="T7">state</text:span> = {</text:p>
      <text:p text:style-name="P3"><text:span text:style-name="T7">count:</text:span> <text:span text:style-name="T181">0</text:span></text:p>
      <text:p text:style-name="P3">};</text:p>
      <text:p text:style-name="P3"><text:span text:style-name="T54">render</text:span>() {</text:p>
      <text:p text:style-name="P3"><text:span text:style-name="T1">return</text:span> (</text:p>
      <text:p text:style-name="P3"><text:span text:style-name="T44">&lt;</text:span><text:span text:style-name="T174">React.Fragment</text:span><text:span text:style-name="T44">&gt;</text:span></text:p>
      <text:p text:style-name="P3"><text:span text:style-name="T44">&lt;</text:span><text:span text:style-name="T29">span</text:span><text:span text:style-name="T44">&gt;</text:span><text:span text:style-name="T29">{this</text:span>.<text:span text:style-name="T7">state</text:span>.<text:span text:style-name="T7">count</text:span><text:span text:style-name="T29">}</text:span><text:span text:style-name="T44">&lt;/</text:span><text:span text:style-name="T29">span</text:span><text:span text:style-name="T44">&gt;</text:span></text:p>
      <text:p text:style-name="P3"><text:span text:style-name="T44">&lt;</text:span><text:span text:style-name="T29">button</text:span><text:span text:style-name="T44">&gt;</text:span>Increment<text:span text:style-name="T44">&lt;/</text:span><text:span text:style-name="T29">button</text:span><text:span text:style-name="T44">&gt;</text:span></text:p>
      <text:p text:style-name="P3"><text:soft-page-break/><text:span text:style-name="T44">&lt;/</text:span><text:span text:style-name="T174">React.Fragment</text:span><text:span text:style-name="T44">&gt;</text:span></text:p>
      <text:p text:style-name="P3">);</text:p>
      <text:p text:style-name="P3">}</text:p>
      <text:p text:style-name="P68"/>
      <text:p text:style-name="P69">Inside curly braces we can add any <text:span text:style-name="T184">valid</text:span> Javascript expressions. <text:span text:style-name="T183">Expression is something that produces a value.</text:span></text:p>
      <text:p text:style-name="P69"/>
      <text:p text:style-name="P42"><text:span text:style-name="T29">class</text:span> <text:span text:style-name="T174">Counter</text:span> <text:span text:style-name="T29">extends</text:span> <text:span text:style-name="T174">Component</text:span> {</text:p>
      <text:p text:style-name="P3"><text:span text:style-name="T7">state</text:span> = {</text:p>
      <text:p text:style-name="P3"><text:span text:style-name="T7">count:</text:span> <text:span text:style-name="T181">1</text:span></text:p>
      <text:p text:style-name="P3">};</text:p>
      <text:p text:style-name="P3"><text:span text:style-name="T54">render</text:span>() {</text:p>
      <text:p text:style-name="P3"><text:span text:style-name="T1">return</text:span> (</text:p>
      <text:p text:style-name="P3"><text:span text:style-name="T44">&lt;</text:span><text:span text:style-name="T174">React.Fragment</text:span><text:span text:style-name="T44">&gt;</text:span></text:p>
      <text:p text:style-name="P3"><text:span text:style-name="T44">&lt;</text:span><text:span text:style-name="T29">span</text:span><text:span text:style-name="T44">&gt;</text:span><text:span text:style-name="T29">{this</text:span>.<text:span text:style-name="T54">formatCount</text:span>()<text:span text:style-name="T29">}</text:span><text:span text:style-name="T44">&lt;/</text:span><text:span text:style-name="T29">span</text:span><text:span text:style-name="T44">&gt;</text:span></text:p>
      <text:p text:style-name="P3"><text:span text:style-name="T44">&lt;</text:span><text:span text:style-name="T29">button</text:span><text:span text:style-name="T44">&gt;</text:span>Increment<text:span text:style-name="T44">&lt;/</text:span><text:span text:style-name="T29">button</text:span><text:span text:style-name="T44">&gt;</text:span></text:p>
      <text:p text:style-name="P3"><text:span text:style-name="T44">&lt;/</text:span><text:span text:style-name="T174">React.Fragment</text:span><text:span text:style-name="T44">&gt;</text:span></text:p>
      <text:p text:style-name="P3">);</text:p>
      <text:p text:style-name="P3">}</text:p>
      <text:p text:style-name="P54"/>
      <text:p text:style-name="P3"><text:span text:style-name="T54">formatCount</text:span>() {</text:p>
      <text:p text:style-name="P3"><text:span text:style-name="T29">const</text:span> { <text:span text:style-name="T7">count</text:span> } = <text:span text:style-name="T29">this</text:span>.<text:span text:style-name="T7">state</text:span>; <text:span text:style-name="T63">//Object destructuring</text:span></text:p>
      <text:p text:style-name="P3"><text:span text:style-name="T1">return</text:span> <text:span text:style-name="T7">count</text:span> === <text:span text:style-name="T181">0</text:span> ? <text:span text:style-name="T44">&lt;</text:span><text:span text:style-name="T29">h2</text:span><text:span text:style-name="T44">&gt;</text:span>Zero<text:span text:style-name="T44">&lt;/</text:span><text:span text:style-name="T29">h2</text:span><text:span text:style-name="T44">&gt;</text:span> : <text:span text:style-name="T7">count</text:span>; <text:span text:style-name="T63">//We can use JSX expressions</text:span></text:p>
      <text:p text:style-name="P3">} <text:s text:c="7"/>&lt;img src={this.state.imageUrl} alt="" /&gt;</text:p>
      <text:p text:style-name="P3">}</text:p>
      <text:p text:style-name="P69"/>
      <text:p text:style-name="P72">JSX expressions are just like normal Javascript Objects. We can use them as Variables, Arguments, pass <text:s/>to and return from a function etc.</text:p>
      <text:p text:style-name="P72"/>
      <text:h text:style-name="P239" text:outline-level="2">Setting Attributes</text:h>
      <text:h text:style-name="P240" text:outline-level="2"/>
      <text:p text:style-name="P10"><text:span text:style-name="T7">state</text:span> = {</text:p>
      <text:p text:style-name="P3"><text:span text:style-name="T7">count:</text:span> <text:span text:style-name="T181">0</text:span>,</text:p>
      <text:p text:style-name="P3"><text:span text:style-name="T7">imageUrl:</text:span> <text:span text:style-name="T22">"https://picsum.photos/200"</text:span></text:p>
      <text:p text:style-name="P3">};</text:p>
      <text:p text:style-name="Text_20_body"/>
      <text:p text:style-name="P73">Inside return:</text:p>
      <text:p text:style-name="P11"><text:span text:style-name="T48">&lt;</text:span><text:span text:style-name="T31">img</text:span><text:span text:style-name="T115"> </text:span><text:span text:style-name="T11">src</text:span><text:span text:style-name="T115">=</text:span><text:span text:style-name="T31">{this</text:span><text:span text:style-name="T115">.</text:span><text:span text:style-name="T11">state</text:span><text:span text:style-name="T115">.</text:span><text:span text:style-name="T11">imageUrl</text:span><text:span text:style-name="T31">}</text:span><text:span text:style-name="T115"> </text:span><text:span text:style-name="T11">alt</text:span><text:span text:style-name="T115">=</text:span><text:span text:style-name="T26">""</text:span><text:span text:style-name="T115"> </text:span><text:span text:style-name="T48">/&gt;</text:span></text:p>
      <text:p text:style-name="P73"/>
      <text:p text:style-name="P119"><text:soft-page-break/>Now lets use CSS styles as dynamic Attributes</text:p>
      <text:p text:style-name="P56"/>
      <text:p text:style-name="P11"><text:span text:style-name="T11">styles</text:span><text:span text:style-name="T115"> = {</text:span></text:p>
      <text:p text:style-name="P3"><text:span text:style-name="T7">fontSize:</text:span> <text:span text:style-name="T181">50</text:span>,</text:p>
      <text:p text:style-name="P3"><text:span text:style-name="T7">fontWeight:</text:span> <text:span text:style-name="T22">"bold"</text:span></text:p>
      <text:p text:style-name="P3">};</text:p>
      <text:p text:style-name="P54"/>
      <text:p text:style-name="P3"><text:span text:style-name="T54">render</text:span>() {</text:p>
      <text:p text:style-name="P3"><text:span text:style-name="T1">return</text:span> (</text:p>
      <text:p text:style-name="P3"><text:span text:style-name="T44">&lt;</text:span><text:span text:style-name="T174">React.Fragment</text:span><text:span text:style-name="T44">&gt;</text:span></text:p>
      <text:p text:style-name="P3"><text:span text:style-name="T44">&lt;</text:span><text:span text:style-name="T29">img</text:span> <text:span text:style-name="T7">src</text:span>=<text:span text:style-name="T29">{this</text:span>.<text:span text:style-name="T7">state</text:span>.<text:span text:style-name="T7">imageUrl</text:span><text:span text:style-name="T29">}</text:span> <text:span text:style-name="T7">alt</text:span>=<text:span text:style-name="T22">""</text:span> <text:span text:style-name="T44">/&gt;</text:span></text:p>
      <text:p text:style-name="P3"><text:span text:style-name="T44">&lt;</text:span><text:span text:style-name="T29">span</text:span> <text:span text:style-name="T7">style</text:span>=<text:span text:style-name="T29">{this</text:span>.<text:span text:style-name="T7">styles</text:span><text:span text:style-name="T29">}</text:span> <text:span text:style-name="T7">className</text:span>=<text:span text:style-name="T22">"badge badge-primary mx-2"</text:span><text:span text:style-name="T44">&gt;</text:span></text:p>
      <text:p text:style-name="P3"><text:span text:style-name="T29">{this</text:span>.<text:span text:style-name="T54">formatCount</text:span>()<text:span text:style-name="T29">}</text:span></text:p>
      <text:p text:style-name="P3"><text:span text:style-name="T44">&lt;/</text:span><text:span text:style-name="T29">span</text:span><text:span text:style-name="T44">&gt;</text:span></text:p>
      <text:p text:style-name="P3"><text:span text:style-name="T44">&lt;</text:span><text:span text:style-name="T29">button</text:span> <text:span text:style-name="T7">className</text:span>=<text:span text:style-name="T22">"btn btn-success mx-2"</text:span><text:span text:style-name="T44">&gt;</text:span>Increment<text:span text:style-name="T44">&lt;/</text:span><text:span text:style-name="T29">button</text:span><text:span text:style-name="T44">&gt;</text:span></text:p>
      <text:p text:style-name="P3"><text:span text:style-name="T44">&lt;/</text:span><text:span text:style-name="T174">React.Fragment</text:span><text:span text:style-name="T44">&gt;</text:span></text:p>
      <text:p text:style-name="P3">);</text:p>
      <text:p text:style-name="P3">}</text:p>
      <text:p text:style-name="P118"><text:s/></text:p>
      <text:p text:style-name="P120">Or we can Style elements inside the tag</text:p>
      <text:p text:style-name="P12"><text:span text:style-name="T44">&lt;</text:span><text:span text:style-name="T29">span</text:span></text:p>
      <text:p text:style-name="P53"><text:span text:style-name="T7">style</text:span>=<text:span text:style-name="T29">{</text:span>{ <text:span text:style-name="T7">fontSize:</text:span> <text:span text:style-name="T181">30</text:span>, <text:span text:style-name="T7">color:</text:span> <text:span text:style-name="T22">"red"</text:span> }<text:span text:style-name="T29">}</text:span></text:p>
      <text:p text:style-name="P3"><text:span text:style-name="T7">className</text:span>=<text:span text:style-name="T22">"badge badge-primary mx-2"</text:span></text:p>
      <text:p text:style-name="P55">&gt;</text:p>
      <text:p text:style-name="P120"/>
      <text:p text:style-name="P120"/>
      <text:h text:style-name="P241" text:outline-level="2">Rendering Classes Dynamically</text:h>
      <text:p text:style-name="P121"/>
      <text:p text:style-name="P123">Lets make this one of the functions</text:p>
      <text:p text:style-name="P13"><text:span text:style-name="T54">getBadgeClasses</text:span>() {</text:p>
      <text:p text:style-name="P3"><text:span text:style-name="T29">let</text:span> <text:span text:style-name="T7">classes</text:span> = <text:span text:style-name="T22">"badge m-2 badge-"</text:span>;</text:p>
      <text:p text:style-name="P3"><text:span text:style-name="T7">classes</text:span> += <text:span text:style-name="T29">this</text:span>.<text:span text:style-name="T7">state</text:span>.<text:span text:style-name="T7">count</text:span> === <text:span text:style-name="T181">0</text:span> ? <text:span text:style-name="T22">"warning"</text:span> : <text:span text:style-name="T22">"primary"</text:span>;</text:p>
      <text:p text:style-name="P3"><text:span text:style-name="T1">return</text:span> <text:span text:style-name="T7">classes</text:span>;</text:p>
      <text:p text:style-name="P3">}</text:p>
      <text:p text:style-name="P3"/>
      <text:p text:style-name="P124">Now we can modify class dynamically as: </text:p>
      <text:p text:style-name="P14"><text:span text:style-name="T44">&lt;</text:span><text:span text:style-name="T29">span</text:span> <text:span text:style-name="T7">style</text:span>=<text:span text:style-name="T29">{this</text:span>.<text:span text:style-name="T7">styles</text:span><text:span text:style-name="T29">}</text:span> <text:span text:style-name="T7">className</text:span>=<text:span text:style-name="T29">{this</text:span>.<text:span text:style-name="T54">getBadgeClasses</text:span>()<text:span text:style-name="T29">}</text:span><text:span text:style-name="T44">&gt;</text:span></text:p>
      <text:p text:style-name="P124"/>
      <text:p text:style-name="P124"/>
      <text:p text:style-name="P126"/>
      <text:h text:style-name="P242" text:outline-level="2"><text:soft-page-break/>Rendering Lists</text:h>
      <text:p text:style-name="P125"/>
      <text:p text:style-name="P127">Map function in ES6 allows us to wrap an Array items into tags and whatever we want.</text:p>
      <text:p text:style-name="P15"><text:span text:style-name="T7">state</text:span> = {</text:p>
      <text:p text:style-name="P3"><text:span text:style-name="T7">count:</text:span> <text:span text:style-name="T181">0</text:span>,</text:p>
      <text:p text:style-name="P3"><text:span text:style-name="T7">imageUrl:</text:span> <text:span text:style-name="T22">"https://picsum.photos/200"</text:span>,</text:p>
      <text:p text:style-name="P3"><text:span text:style-name="T7">tags:</text:span> [<text:span text:style-name="T22">"tag1"</text:span>, <text:span text:style-name="T22">"tag2"</text:span>, <text:span text:style-name="T22">"tag3"</text:span>]</text:p>
      <text:p text:style-name="P3">};</text:p>
      <text:p text:style-name="P127"/>
      <text:p text:style-name="P15"><text:span text:style-name="T44">&lt;</text:span><text:span text:style-name="T29">ul</text:span><text:span text:style-name="T44">&gt;</text:span></text:p>
      <text:p text:style-name="P3"><text:span text:style-name="T29">{this</text:span>.<text:span text:style-name="T7">state</text:span>.<text:span text:style-name="T7">tags</text:span>.<text:span text:style-name="T54">map</text:span>(<text:span text:style-name="T7">tag</text:span> <text:span text:style-name="T29">=&gt;</text:span> (</text:p>
      <text:p text:style-name="P3"><text:span text:style-name="T44">&lt;</text:span><text:span text:style-name="T29">li</text:span> <text:span text:style-name="T7">key</text:span>=<text:span text:style-name="T29">{</text:span><text:span text:style-name="T7">tag</text:span><text:span text:style-name="T29">}</text:span><text:span text:style-name="T44">&gt;</text:span><text:span text:style-name="T29">{</text:span><text:span text:style-name="T7">tag</text:span><text:span text:style-name="T29">}</text:span><text:span text:style-name="T44">&lt;/</text:span><text:span text:style-name="T29">li</text:span><text:span text:style-name="T44">&gt;</text:span></text:p>
      <text:p text:style-name="P3">))<text:span text:style-name="T29">}</text:span></text:p>
      <text:p text:style-name="P3"><text:span text:style-name="T44">&lt;/</text:span><text:span text:style-name="T29">ul</text:span><text:span text:style-name="T44">&gt;</text:span></text:p>
      <text:p text:style-name="P127"/>
      <text:h text:style-name="P243" text:outline-level="2">Conditional Rendering</text:h>
      <text:p text:style-name="P128"/>
      <text:p text:style-name="P129">If we have minimum one item on the list we will display otherwise we wanna display message like <text:span text:style-name="T64">there are no tags </text:span><text:span text:style-name="T107">etc</text:span></text:p>
      <text:p text:style-name="P74">We don’t have if else like conditionals in JSX to render elements conditionally we have to go back to plain Javascript.</text:p>
      <text:p text:style-name="P130"><text:span text:style-name="T107">We will use </text:span><text:span text:style-name="T64">renderTags() </text:span><text:span text:style-name="T107">method to implement conditionals</text:span></text:p>
      <text:p text:style-name="P16"><text:span text:style-name="T59">renderTags</text:span><text:span text:style-name="T107">() {</text:span></text:p>
      <text:p text:style-name="P3"><text:span text:style-name="T1">if</text:span> (<text:span text:style-name="T29">this</text:span>.<text:span text:style-name="T7">state</text:span>.<text:span text:style-name="T7">tags</text:span>.<text:span text:style-name="T7">length</text:span> === <text:span text:style-name="T181">0</text:span>) {</text:p>
      <text:p text:style-name="P3"><text:span text:style-name="T1">return</text:span> <text:span text:style-name="T44">&lt;</text:span><text:span text:style-name="T29">p</text:span> <text:span text:style-name="T7">className</text:span>=<text:span text:style-name="T22">"text-warning"</text:span><text:span text:style-name="T44">&gt;</text:span>There are no tags<text:span text:style-name="T44">&lt;/</text:span><text:span text:style-name="T29">p</text:span><text:span text:style-name="T44">&gt;</text:span>;</text:p>
      <text:p text:style-name="P3">} <text:span text:style-name="T1">else</text:span> {</text:p>
      <text:p text:style-name="P3"><text:span text:style-name="T1">return</text:span> (</text:p>
      <text:p text:style-name="P3"><text:span text:style-name="T44">&lt;</text:span><text:span text:style-name="T29">ul</text:span><text:span text:style-name="T44">&gt;</text:span></text:p>
      <text:p text:style-name="P3"><text:span text:style-name="T29">{this</text:span>.<text:span text:style-name="T7">state</text:span>.<text:span text:style-name="T7">tags</text:span>.<text:span text:style-name="T54">map</text:span>(<text:span text:style-name="T7">tag</text:span> <text:span text:style-name="T29">=&gt;</text:span> (</text:p>
      <text:p text:style-name="P3"><text:span text:style-name="T44">&lt;</text:span><text:span text:style-name="T29">li</text:span> <text:span text:style-name="T7">key</text:span>=<text:span text:style-name="T29">{</text:span><text:span text:style-name="T7">tag</text:span><text:span text:style-name="T29">}</text:span><text:span text:style-name="T44">&gt;</text:span><text:span text:style-name="T29">{</text:span><text:span text:style-name="T7">tag</text:span><text:span text:style-name="T29">}</text:span><text:span text:style-name="T44">&lt;/</text:span><text:span text:style-name="T29">li</text:span><text:span text:style-name="T44">&gt;</text:span></text:p>
      <text:p text:style-name="P3">))<text:span text:style-name="T29">}</text:span></text:p>
      <text:p text:style-name="P3"><text:span text:style-name="T44">&lt;/</text:span><text:span text:style-name="T29">ul</text:span><text:span text:style-name="T44">&gt;</text:span></text:p>
      <text:p text:style-name="P3">);</text:p>
      <text:p text:style-name="P3">}</text:p>
      <text:p text:style-name="P3">}</text:p>
      <text:p text:style-name="P75"/>
      <text:p text:style-name="P131"><text:span text:style-name="T107">Inside </text:span><text:span text:style-name="T64">render()</text:span></text:p>
      <text:p text:style-name="P43"><text:span text:style-name="T44">&lt;</text:span><text:span text:style-name="T29">div</text:span><text:span text:style-name="T44">&gt;</text:span><text:span text:style-name="T29">{this</text:span>.<text:span text:style-name="T54">renderTags</text:span>()<text:span text:style-name="T29">}</text:span><text:span text:style-name="T44">&lt;/</text:span><text:span text:style-name="T29">div</text:span><text:span text:style-name="T44">&gt;</text:span></text:p>
      <text:p text:style-name="P133"/>
      <text:p text:style-name="P132"><text:soft-page-break/>Now we implement <text:span text:style-name="T64">&amp;&amp; </text:span><text:span text:style-name="T107">for conditional rendering</text:span></text:p>
      <text:p text:style-name="P17"><text:span text:style-name="T47">&lt;</text:span><text:span text:style-name="T30">p</text:span><text:span text:style-name="T47">&gt;</text:span><text:span text:style-name="T30">{this</text:span><text:span text:style-name="T107">.</text:span><text:span text:style-name="T9">state</text:span><text:span text:style-name="T107">.</text:span><text:span text:style-name="T9">tags</text:span><text:span text:style-name="T107">.</text:span><text:span text:style-name="T9">length</text:span><text:span text:style-name="T107"> === </text:span><text:span text:style-name="T182">0</text:span><text:span text:style-name="T107"> &amp;&amp; </text:span><text:span text:style-name="T24">"Please add a new element!"</text:span><text:span text:style-name="T30">}</text:span><text:span text:style-name="T47">&lt;/</text:span><text:span text:style-name="T30">p</text:span><text:span text:style-name="T47">&gt;</text:span></text:p>
      <text:p text:style-name="P76"/>
      <text:p text:style-name="P76">This expression in ES6 returns the second argument if the first argument is true.</text:p>
      <text:h text:style-name="P244" text:outline-level="2">Handeling Events</text:h>
      <text:p text:style-name="P134"/>
      <text:p text:style-name="P135">Events like onClick, keyUp, keyDown etc</text:p>
      <text:p text:style-name="P18"><text:span text:style-name="T44">&lt;</text:span><text:span text:style-name="T29">button</text:span> <text:span text:style-name="T7">onClick</text:span>=<text:span text:style-name="T29">{this</text:span>.<text:span text:style-name="T7">handleIncrement</text:span><text:span text:style-name="T29">}</text:span> <text:span text:style-name="T7">className</text:span>=<text:span text:style-name="T22">"btn btn-success mx-2"</text:span><text:span text:style-name="T44">&gt;</text:span></text:p>
      <text:p text:style-name="P3">Increment</text:p>
      <text:p text:style-name="P3"><text:span text:style-name="T44">&lt;/</text:span><text:span text:style-name="T29">button</text:span><text:span text:style-name="T44">&gt;</text:span></text:p>
      <text:p text:style-name="P135"/>
      <text:p text:style-name="P136">Here we are not calling the function like <text:span text:style-name="T64">this.handleIncrement() </text:span><text:span text:style-name="T107">but we are passing reference to it.</text:span></text:p>
      <text:p text:style-name="P137">This is different than handling events in pure JavaScript </text:p>
      <text:p text:style-name="P137">Now lets increase <text:span text:style-name="T64">count </text:span><text:span text:style-name="T107">when clicked </text:span></text:p>
      <text:p text:style-name="P19"><text:span text:style-name="T59">handleIncrement</text:span><text:span text:style-name="T107">() {</text:span></text:p>
      <text:p text:style-name="P3"><text:span text:style-name="T174">console</text:span>.<text:span text:style-name="T54">log</text:span>(<text:span text:style-name="T22">"Increment Clicked"</text:span>, <text:span text:style-name="T29">this</text:span>.<text:span text:style-name="T7">state</text:span>.<text:span text:style-name="T7">count</text:span>);</text:p>
      <text:p text:style-name="P3">}</text:p>
      <text:p text:style-name="P3"/>
      <text:p text:style-name="P137"><text:span text:style-name="T107">But this doesn’t work. </text:span><text:span text:style-name="T116">When we click, our console returns </text:span><text:span text:style-name="T70">this </text:span><text:span text:style-name="T116">as </text:span><text:span text:style-name="T70">undefined. </text:span><text:span text:style-name="T117">Currently we don’t have access to </text:span><text:span text:style-name="T71">state</text:span><text:span text:style-name="T117"> property.</text:span></text:p>
      <text:p text:style-name="P138"><text:span text:style-name="T117">I</text:span><text:span text:style-name="T107">n JS, depending upon how a function is called </text:span><text:span text:style-name="T64">this </text:span><text:span text:style-name="T107">behaves differently. </text:span><text:span text:style-name="T118">If a function is called as a method of an object </text:span><text:span text:style-name="T72">this </text:span><text:span text:style-name="T118">always returns reference to that object. </text:span><text:span text:style-name="T158">But if a function is called as standalone <text:s/>function </text:span><text:span text:style-name="T100">this </text:span><text:span text:style-name="T159">by default</text:span><text:span text:style-name="T100"> </text:span><text:span text:style-name="T158">will return window object which returns undefined if strict mode is enabled.</text:span></text:p>
      <text:p text:style-name="P139"><text:span text:style-name="T158">S</text:span><text:span text:style-name="T157">olution to this we talked about in earlier topic called </text:span><text:span text:style-name="T99">bind </text:span><text:span text:style-name="T157">method. </text:span></text:p>
      <text:p text:style-name="P101">Lets add a constructor</text:p>
      <text:p text:style-name="P20"><text:span text:style-name="T36">constructor</text:span><text:span text:style-name="T156">() {</text:span></text:p>
      <text:p text:style-name="P3"><text:span text:style-name="T174">console</text:span>.<text:span text:style-name="T54">log</text:span>(<text:span text:style-name="T22">"Constructor"</text:span>, <text:span text:style-name="T29">this</text:span>);</text:p>
      <text:p text:style-name="P3">}</text:p>
      <text:p text:style-name="P101"/>
      <text:p text:style-name="P102">This will create error. </text:p>
      <text:p text:style-name="P162">Syntax error: ‘this’ is not allowed before super()</text:p>
      <text:p text:style-name="P77"><text:span text:style-name="T185">So first we have to call constructor of the parent class using </text:span><text:span text:style-name="T99">super </text:span><text:span text:style-name="T185">keyword.</text:span></text:p>
      <text:p text:style-name="P78"><text:span text:style-name="T185">Now in constructor, we have access to </text:span><text:span text:style-name="T99">Counter </text:span><text:span text:style-name="T185">object(Class is also object in JS). </text:span><text:span text:style-name="T186">And </text:span><text:span text:style-name="T101">this </text:span><text:span text:style-name="T186">returns </text:span><text:span text:style-name="T101">Counter </text:span><text:span text:style-name="T186">object.</text:span></text:p>
      <text:p text:style-name="P103"/>
      <text:p text:style-name="P44"><text:soft-page-break/><text:span text:style-name="T41">constructor</text:span><text:span text:style-name="T199">() {</text:span></text:p>
      <text:p text:style-name="P3"><text:span text:style-name="T29">super</text:span>();</text:p>
      <text:p text:style-name="P3"><text:span text:style-name="T29">this</text:span>.<text:span text:style-name="T7">handleIncrement</text:span>.<text:span text:style-name="T54">bind</text:span>(<text:span text:style-name="T29">this</text:span>);</text:p>
      <text:p text:style-name="P3">}</text:p>
      <text:p text:style-name="P103"/>
      <text:p text:style-name="P79"><text:span text:style-name="T186">F</text:span><text:span text:style-name="T185">unctions in JS are objects so they have properties and methods and </text:span><text:span text:style-name="T99">bind() </text:span><text:span text:style-name="T185">is one of them.</text:span></text:p>
      <text:p text:style-name="P80"><text:span text:style-name="T185">With this method we can set the value of </text:span><text:span text:style-name="T99">this.</text:span></text:p>
      <text:p text:style-name="P81"><text:span text:style-name="T185">This </text:span><text:span text:style-name="T99">bind() </text:span><text:span text:style-name="T185">method will return new instance of </text:span><text:span text:style-name="T99">handleIncrement() </text:span><text:span text:style-name="T185">function and in that function </text:span><text:span text:style-name="T102">this </text:span><text:span text:style-name="T187">is always referencing the current object </text:span><text:span text:style-name="T188">which is </text:span><text:span text:style-name="T103">Counter.</text:span></text:p>
      <text:p text:style-name="P82"><text:span text:style-name="T103">S</text:span><text:span text:style-name="T99">o </text:span><text:span text:style-name="T38">this</text:span><text:span text:style-name="T6">.</text:span><text:span text:style-name="T19">handleIncrement</text:span><text:span text:style-name="T6">.</text:span><text:span text:style-name="T58">bind</text:span><text:span text:style-name="T6">(</text:span><text:span text:style-name="T38">this</text:span><text:span text:style-name="T6">);</text:span></text:p>
      <text:p text:style-name="P140">returns new function where we can get that function and reset <text:span text:style-name="T64">handleIncrement() </text:span><text:span text:style-name="T107">like</text:span></text:p>
      <text:p text:style-name="P21"><text:span text:style-name="T30">this</text:span><text:span text:style-name="T107">.</text:span><text:span text:style-name="T9">handleIncrement</text:span><text:span text:style-name="T107"> = </text:span><text:span text:style-name="T30">this</text:span><text:span text:style-name="T107">.</text:span><text:span text:style-name="T9">handleIncrement</text:span><text:span text:style-name="T107">.</text:span><text:span text:style-name="T59">bind</text:span><text:span text:style-name="T107">(</text:span><text:span text:style-name="T30">this</text:span><text:span text:style-name="T107">);</text:span></text:p>
      <text:p text:style-name="P82"/>
      <text:p text:style-name="P141"><text:span text:style-name="T107">Now when we click </text:span><text:span text:style-name="T64">Increment </text:span><text:span text:style-name="T107">button we no longer see </text:span><text:span text:style-name="T64">undefined. </text:span><text:span text:style-name="T107">With this we will be able to update the </text:span><text:span text:style-name="T64">state </text:span><text:span text:style-name="T107">property.</text:span></text:p>
      <text:p text:style-name="P84">The above procedure is one solution which is noisy as hell.</text:p>
      <text:p text:style-name="P84">There is another way to solve this problem which is currently experimental and likely to break in the future.</text:p>
      <text:p text:style-name="P85">Instead of adding a constructor we can convert this function into an arrow function.</text:p>
      <text:p text:style-name="P142"><text:span text:style-name="T107">Arrow function don’t rebind </text:span><text:span text:style-name="T64">this </text:span><text:span text:style-name="T107">keyword but in inherits it.</text:span></text:p>
      <text:p text:style-name="P22"><text:span text:style-name="T59">handleIncrement</text:span><text:span text:style-name="T107"> = () </text:span><text:span text:style-name="T30">=&gt;</text:span><text:span text:style-name="T107"> {</text:span></text:p>
      <text:p text:style-name="P3"><text:span text:style-name="T174">console</text:span>.<text:span text:style-name="T54">log</text:span>(<text:span text:style-name="T22">"Increment Clicked"</text:span>, <text:span text:style-name="T29">this</text:span>.<text:span text:style-name="T7">state</text:span>.<text:span text:style-name="T7">count</text:span>);</text:p>
      <text:p text:style-name="P3">};</text:p>
      <text:p text:style-name="P86"/>
      <text:p text:style-name="P87">This works without the need of Constructor and bind method.</text:p>
      <text:p text:style-name="P104"/>
      <text:p text:style-name="P104">Now we are ready to update the state.</text:p>
      <text:p text:style-name="P104"/>
      <text:p text:style-name="P104"/>
      <text:p text:style-name="P104"/>
      <text:p text:style-name="P104"/>
      <text:p text:style-name="P104"/>
      <text:p text:style-name="P104"/>
      <text:p text:style-name="P104"/>
      <text:h text:style-name="P245" text:outline-level="2"><text:soft-page-break/>Updating the State</text:h>
      <text:p text:style-name="P143"/>
      <text:p text:style-name="P144">Now we have access to the current object. <text:span text:style-name="T201">In react we don’t modify the state directly like</text:span></text:p>
      <text:p text:style-name="P23"><text:span text:style-name="T54">handleIncrement</text:span> = () <text:span text:style-name="T29">=&gt;</text:span> {</text:p>
      <text:p text:style-name="P3"><text:span text:style-name="T29">this</text:span>.<text:span text:style-name="T7">state</text:span>.<text:span text:style-name="T7">count</text:span>++;</text:p>
      <text:p text:style-name="P3">};</text:p>
      <text:p text:style-name="P144"/>
      <text:p text:style-name="P145">This isn’t gonna work.</text:p>
      <text:p text:style-name="P146">Now when we click Increment button technically <text:span text:style-name="T64">count </text:span><text:span text:style-name="T107">is incremented but react is now aware of that</text:span></text:p>
      <text:p text:style-name="P88">It’s not updating the view</text:p>
      <text:p text:style-name="P147"><text:span text:style-name="T107">To solve this problem we use one of the method we inherit from the base </text:span><text:span text:style-name="T64">component </text:span><text:span text:style-name="T119">class</text:span><text:span text:style-name="T64"> </text:span><text:span text:style-name="T73">this.setstate()</text:span></text:p>
      <text:p text:style-name="P83">This method tells react that we are updating the state then it will figure out what part of the state is changed and based on that it will bring the DOM in sync with the <text:span text:style-name="T64">virutalDOM.</text:span></text:p>
      <text:p text:style-name="P45"><text:span text:style-name="T56">handleIncrement</text:span><text:span text:style-name="T64"> = () </text:span><text:span text:style-name="T42">=&gt;</text:span><text:span text:style-name="T64"> {</text:span></text:p>
      <text:p text:style-name="P3"><text:span text:style-name="T29">this</text:span>.<text:span text:style-name="T54">setState</text:span>({ <text:span text:style-name="T7">count:</text:span> <text:span text:style-name="T29">this</text:span>.<text:span text:style-name="T7">state</text:span>.<text:span text:style-name="T7">count</text:span> + <text:span text:style-name="T181">1</text:span> });</text:p>
      <text:p text:style-name="P3">};</text:p>
      <text:p text:style-name="P114"/>
      <text:p text:style-name="P83"><text:span text:style-name="T202">({…….})</text:span><text:span text:style-name="T64"> </text:span><text:span text:style-name="T202">this syntax because we are changing one of the properties of an Object.</text:span></text:p>
      <text:p text:style-name="P83"/>
      <text:h text:style-name="P246" text:outline-level="2">What happens when State changes?</text:h>
      <text:p text:style-name="P148"/>
      <text:p text:style-name="P149">When we click the increment button, <text:span text:style-name="T74">this.setState() </text:span><text:span text:style-name="T120">is telling React </text:span><text:span text:style-name="T121">that the state of this component is going to be changed. React will then schedule a call to the </text:span><text:span text:style-name="T75">render </text:span><text:span text:style-name="T121">method. </text:span><text:span text:style-name="T122">This is an asynchronous call.</text:span></text:p>
      <text:p text:style-name="P150"><text:span text:style-name="T122">R</text:span><text:span text:style-name="T107">eact will compare Old and New react element side by side and detect the changes. </text:span><text:span text:style-name="T123">In this case</text:span></text:p>
      <text:p text:style-name="P24"><text:span text:style-name="T47">&lt;</text:span><text:span text:style-name="T30">span</text:span><text:span text:style-name="T107"> </text:span><text:span text:style-name="T9">style</text:span><text:span text:style-name="T107">=</text:span><text:span text:style-name="T30">{this</text:span><text:span text:style-name="T107">.</text:span><text:span text:style-name="T9">styles</text:span><text:span text:style-name="T30">}</text:span><text:span text:style-name="T107"> </text:span><text:span text:style-name="T9">className</text:span><text:span text:style-name="T107">=</text:span><text:span text:style-name="T30">{this</text:span><text:span text:style-name="T107">.</text:span><text:span text:style-name="T59">getBadgeClasses</text:span><text:span text:style-name="T107">()</text:span><text:span text:style-name="T30">}</text:span><text:span text:style-name="T47">&gt;</text:span></text:p>
      <text:p text:style-name="P3"><text:span text:style-name="T29">{this</text:span>.<text:span text:style-name="T54">formatCount</text:span>()<text:span text:style-name="T29">}</text:span></text:p>
      <text:p text:style-name="P3"><text:span text:style-name="T44">&lt;/</text:span><text:span text:style-name="T29">span</text:span><text:span text:style-name="T44">&gt;</text:span></text:p>
      <text:p text:style-name="P89"/>
      <text:p text:style-name="P151"><text:span text:style-name="T107">Nothing but only </text:span><text:span text:style-name="T64">span </text:span><text:span text:style-name="T107">element is changed. We can get a preview in using inspect in browser, click </text:span><text:span text:style-name="T64">Increment </text:span><text:span text:style-name="T107">and see.</text:span></text:p>
      <text:p text:style-name="P90"/>
      <text:p text:style-name="P90"/>
      <text:p text:style-name="P90"/>
      <text:h text:style-name="P247" text:outline-level="2"><text:soft-page-break/>Passing Event Arguments</text:h>
      <text:p text:style-name="P152"/>
      <text:p text:style-name="P153">In real world applications we need to pass arguments in our events. Lets pass a specific product when we click <text:span text:style-name="T64">increment. </text:span><text:span text:style-name="T107">We cannot pass argument on </text:span><text:span text:style-name="T64">onClick </text:span><text:span text:style-name="T107">like</text:span></text:p>
      <text:p text:style-name="P25"><text:span text:style-name="T47">&lt;</text:span><text:span text:style-name="T30">button</text:span></text:p>
      <text:p text:style-name="P3"><text:span text:style-name="T7">onClick</text:span>=<text:span text:style-name="T29">{this</text:span>.<text:span text:style-name="T54">handleIncrement</text:span>(<text:span text:style-name="T7">product</text:span>)<text:span text:style-name="T29">}</text:span></text:p>
      <text:p text:style-name="P3"><text:span text:style-name="T7">className</text:span>=<text:span text:style-name="T22">"btn btn-success mx-2"</text:span></text:p>
      <text:p text:style-name="P55">&gt;</text:p>
      <text:p text:style-name="P91"/>
      <text:p text:style-name="P91">because we should only pass function reference.</text:p>
      <text:p text:style-name="P153"><text:span text:style-name="T107">One solution is temporarily defining another method and pass an argument and pass this function reference on </text:span><text:span text:style-name="T64">onClick </text:span><text:span text:style-name="T107">event.</text:span></text:p>
      <text:p text:style-name="P25"><text:span text:style-name="T59">handleIncrement</text:span><text:span text:style-name="T107"> = </text:span><text:span text:style-name="T9">product</text:span><text:span text:style-name="T107"> </text:span><text:span text:style-name="T30">=&gt;</text:span><text:span text:style-name="T107"> {</text:span></text:p>
      <text:p text:style-name="P3"><text:span text:style-name="T174">console</text:span>.<text:span text:style-name="T54">log</text:span>(<text:span text:style-name="T7">product</text:span>);</text:p>
      <text:p text:style-name="P3"><text:span text:style-name="T29">this</text:span>.<text:span text:style-name="T54">setState</text:span>({ <text:span text:style-name="T7">count:</text:span> <text:span text:style-name="T29">this</text:span>.<text:span text:style-name="T7">state</text:span>.<text:span text:style-name="T7">count</text:span> + <text:span text:style-name="T181">1</text:span> });</text:p>
      <text:p text:style-name="P3">};</text:p>
      <text:p text:style-name="P54"/>
      <text:p text:style-name="P3"><text:span text:style-name="T54">doHandleIncrement</text:span> = () <text:span text:style-name="T29">=&gt;</text:span> {</text:p>
      <text:p text:style-name="P3"><text:span text:style-name="T29">this</text:span>.<text:span text:style-name="T54">handleIncrement</text:span>({ <text:span text:style-name="T7">id:</text:span> <text:span text:style-name="T181">1</text:span> });</text:p>
      <text:p text:style-name="P3">};</text:p>
      <text:p text:style-name="P92">In render method:</text:p>
      <text:p text:style-name="P26"><text:span text:style-name="T47">&lt;</text:span><text:span text:style-name="T30">button</text:span></text:p>
      <text:p text:style-name="P3"><text:span text:style-name="T7">onClick</text:span>=<text:span text:style-name="T29">{this</text:span>.<text:span text:style-name="T7">doHandleIncrement</text:span><text:span text:style-name="T29">}</text:span></text:p>
      <text:p text:style-name="P3"><text:span text:style-name="T7">className</text:span>=<text:span text:style-name="T22">"btn btn-success mx-2"</text:span></text:p>
      <text:p text:style-name="P55">&gt;</text:p>
      <text:p text:style-name="P92"/>
      <text:p text:style-name="P154"><text:span text:style-name="T107">Now when we click </text:span><text:span text:style-name="T64">increment </text:span><text:span text:style-name="T107">we will see product argument ( </text:span><text:span text:style-name="T64">id: 1</text:span><text:span text:style-name="T107"> ) in console. </text:span><text:span text:style-name="T127">This way of writing code is messy. </text:span><text:span text:style-name="T128">Better solution is to use a inline function.</text:span></text:p>
      <text:p text:style-name="P27"><text:span text:style-name="T9">onClick</text:span><text:span text:style-name="T107">=</text:span><text:span text:style-name="T30">{</text:span><text:span text:style-name="T107">() </text:span><text:span text:style-name="T30">=&gt;</text:span><text:span text:style-name="T107"> </text:span><text:span text:style-name="T30">this</text:span><text:span text:style-name="T107">.</text:span><text:span text:style-name="T59">handleIncrement</text:span><text:span text:style-name="T107">({ </text:span><text:span text:style-name="T9">id:</text:span><text:span text:style-name="T107"> </text:span><text:span text:style-name="T182">1</text:span><text:span text:style-name="T107"> })</text:span><text:span text:style-name="T30">}</text:span></text:p>
      <text:p text:style-name="P155"/>
      <text:p text:style-name="P156"><text:span text:style-name="T107">When rendering list of products in a shopping cart, </text:span><text:span text:style-name="T124">in our map method we have access to our product object. <text:s/></text:span><text:span text:style-name="T125">Instead of hardcoding object, we will pass a reference to the product that we are currently rendering. </text:span><text:span text:style-name="T126">Now we no longer need </text:span><text:span text:style-name="T76">doHandleIncrement. </text:span></text:p>
      <text:p text:style-name="P28"><text:span text:style-name="T12">product</text:span><text:span text:style-name="T126"> = {</text:span></text:p>
      <text:p text:style-name="P3"><text:span text:style-name="T7">id:</text:span> <text:span text:style-name="T181">1</text:span>,</text:p>
      <text:p text:style-name="P3"><text:span text:style-name="T7">name:</text:span> <text:span text:style-name="T22">"Soap"</text:span></text:p>
      <text:p text:style-name="P3">};</text:p>
      <text:p text:style-name="P93"/>
      <text:p text:style-name="P28"><text:span text:style-name="T12">onClick</text:span><text:span text:style-name="T126">=</text:span><text:span text:style-name="T32">{</text:span><text:span text:style-name="T126">() </text:span><text:span text:style-name="T32">=&gt;</text:span><text:span text:style-name="T126"> </text:span><text:span text:style-name="T32">this</text:span><text:span text:style-name="T126">.</text:span><text:span text:style-name="T60">handleIncrement</text:span><text:span text:style-name="T126">(</text:span><text:span text:style-name="T32">this</text:span><text:span text:style-name="T126">.</text:span><text:span text:style-name="T12">product</text:span><text:span text:style-name="T126">)</text:span><text:span text:style-name="T32">}</text:span></text:p>
      <text:p text:style-name="P93"/>
      <text:h text:style-name="P248" text:outline-level="2"><text:soft-page-break/>Summary</text:h>
      <text:p text:style-name="P157"/>
      <text:p text:style-name="P158">In above section we learned the essence of React Components. <text:span text:style-name="T203">We learned</text:span></text:p>
      <text:list xml:id="list4020274136" text:style-name="L1">
        <text:list-item>
          <text:p text:style-name="P207">JSX </text:p>
        </text:list-item>
        <text:list-item>
          <text:p text:style-name="P207">Rendering Lists</text:p>
        </text:list-item>
        <text:list-item>
          <text:p text:style-name="P207">Conditional Rendering</text:p>
        </text:list-item>
        <text:list-item>
          <text:p text:style-name="P207">Handling Events</text:p>
        </text:list-item>
        <text:list-item>
          <text:p text:style-name="P208">Updating the State of Components</text:p>
        </text:list-item>
      </text:list>
      <text:p text:style-name="P159">In next section we will look at composing components to build complex user interfaces.</text:p>
      <text:h text:style-name="P261" text:outline-level="2">Composing Components</text:h>
      <text:p text:style-name="P160"/>
      <text:p text:style-name="P161">Lets make a <text:span text:style-name="T64">Counters </text:span><text:span text:style-name="T107">component where we will render </text:span><text:span text:style-name="T64">Counter </text:span><text:span text:style-name="T107">component we previously built and in </text:span><text:span text:style-name="T64">index.js </text:span><text:span text:style-name="T107">we will render </text:span><text:span text:style-name="T64">Counters </text:span><text:span text:style-name="T107">component instead of </text:span><text:span text:style-name="T64">Counter </text:span><text:span text:style-name="T107">component.</text:span></text:p>
      <text:p text:style-name="P163"><text:span text:style-name="T107">In c</text:span><text:span text:style-name="T64">omponents </text:span><text:span text:style-name="T107">folder add new file called </text:span><text:span text:style-name="T77">counters</text:span><text:span text:style-name="T64">.jsx </text:span></text:p>
      <text:p text:style-name="P29"><text:span text:style-name="T4">import</text:span><text:span text:style-name="T64"> </text:span><text:span text:style-name="T17">React</text:span><text:span text:style-name="T64">, { </text:span><text:span text:style-name="T17">Component</text:span><text:span text:style-name="T64"> } </text:span><text:span text:style-name="T4">from</text:span><text:span text:style-name="T64"> </text:span><text:span text:style-name="T28">"react"</text:span><text:span text:style-name="T64">;</text:span></text:p>
      <text:p text:style-name="P3"><text:span text:style-name="T1">import</text:span> <text:span text:style-name="T7">Counter</text:span> <text:span text:style-name="T1">from</text:span> <text:span text:style-name="T22">"./counter"</text:span>;</text:p>
      <text:p text:style-name="P54"/>
      <text:p text:style-name="P3"><text:span text:style-name="T29">class</text:span> <text:span text:style-name="T174">Counters</text:span> <text:span text:style-name="T29">extends</text:span> <text:span text:style-name="T174">Component</text:span> {</text:p>
      <text:p text:style-name="P3"><text:span text:style-name="T7">state</text:span> = {};</text:p>
      <text:p text:style-name="P3"><text:span text:style-name="T54">render</text:span>() {</text:p>
      <text:p text:style-name="P3"><text:span text:style-name="T1">return</text:span> (</text:p>
      <text:p text:style-name="P3"><text:span text:style-name="T44">&lt;</text:span><text:span text:style-name="T29">div</text:span><text:span text:style-name="T44">&gt;</text:span></text:p>
      <text:p text:style-name="P3"><text:span text:style-name="T44">&lt;</text:span><text:span text:style-name="T174">Counter</text:span> <text:span text:style-name="T44">/&gt;</text:span></text:p>
      <text:p text:style-name="P3"><text:span text:style-name="T44">&lt;</text:span><text:span text:style-name="T174">Counter</text:span> <text:span text:style-name="T44">/&gt;</text:span></text:p>
      <text:p text:style-name="P3"><text:span text:style-name="T44">&lt;</text:span><text:span text:style-name="T174">Counter</text:span> <text:span text:style-name="T44">/&gt;</text:span></text:p>
      <text:p text:style-name="P3"><text:span text:style-name="T44">&lt;/</text:span><text:span text:style-name="T29">div</text:span><text:span text:style-name="T44">&gt;</text:span></text:p>
      <text:p text:style-name="P3">);</text:p>
      <text:p text:style-name="P3">}</text:p>
      <text:p text:style-name="P3">}</text:p>
      <text:p text:style-name="P54"/>
      <text:p text:style-name="P3"><text:span text:style-name="T1">export</text:span> <text:span text:style-name="T1">default</text:span> <text:span text:style-name="T7">Counters</text:span>;</text:p>
      <text:p text:style-name="P115"/>
      <text:p text:style-name="P94">Now each component have their own state completely isolated from other components.<text:tab/> <text:span text:style-name="T204">Instead of hard-coding counter components lets take an array of counter objects to our state property and render them using map method.</text:span></text:p>
      <text:p text:style-name="P46"><text:span text:style-name="T7">state</text:span> = {</text:p>
      <text:p text:style-name="P3"><text:span text:style-name="T7">counters:</text:span> [</text:p>
      <text:p text:style-name="P3">{ <text:span text:style-name="T7">id:</text:span> <text:span text:style-name="T181">1</text:span>, <text:span text:style-name="T7">value:</text:span> <text:span text:style-name="T181">0</text:span> },</text:p>
      <text:p text:style-name="P3">{ <text:span text:style-name="T7">id:</text:span> <text:span text:style-name="T181">2</text:span>, <text:span text:style-name="T7">value:</text:span> <text:span text:style-name="T181">0</text:span> },</text:p>
      <text:p text:style-name="P3">{ <text:span text:style-name="T7">id:</text:span> <text:span text:style-name="T181">3</text:span>, <text:span text:style-name="T7">value:</text:span> <text:span text:style-name="T181">0</text:span> },</text:p>
      <text:p text:style-name="P3">{ <text:span text:style-name="T7">id:</text:span> <text:span text:style-name="T181">4</text:span>, <text:span text:style-name="T7">value:</text:span> <text:span text:style-name="T181">0</text:span> }</text:p>
      <text:p text:style-name="P3">]</text:p>
      <text:p text:style-name="P3">};</text:p>
      <text:p text:style-name="P3"><text:span text:style-name="T54">render</text:span>() {</text:p>
      <text:p text:style-name="P3"><text:span text:style-name="T1">return</text:span> (</text:p>
      <text:p text:style-name="P3"><text:span text:style-name="T44">&lt;</text:span><text:span text:style-name="T29">div</text:span><text:span text:style-name="T44">&gt;</text:span></text:p>
      <text:p text:style-name="P3"><text:span text:style-name="T29">{this</text:span>.<text:span text:style-name="T7">state</text:span>.<text:span text:style-name="T7">counters</text:span>.<text:span text:style-name="T54">map</text:span>(<text:span text:style-name="T7">counter</text:span> <text:span text:style-name="T29">=&gt;</text:span> (</text:p>
      <text:p text:style-name="P3"><text:span text:style-name="T44">&lt;</text:span><text:span text:style-name="T174">Counter</text:span> <text:span text:style-name="T7">key</text:span>=<text:span text:style-name="T29">{</text:span><text:span text:style-name="T7">counter</text:span>.<text:span text:style-name="T7">id</text:span><text:span text:style-name="T29">}</text:span> <text:span text:style-name="T44">/&gt;</text:span></text:p>
      <text:p text:style-name="P3">))<text:span text:style-name="T29">}</text:span></text:p>
      <text:p text:style-name="P3"><text:span text:style-name="T44">&lt;/</text:span><text:span text:style-name="T29">div</text:span><text:span text:style-name="T44">&gt;</text:span></text:p>
      <text:p text:style-name="P3">);</text:p>
      <text:p text:style-name="P3">}</text:p>
      <text:h text:style-name="P249" text:outline-level="2"><text:soft-page-break/>Passing Data to Components</text:h>
      <text:p text:style-name="P164"/>
      <text:p text:style-name="P165">There are props which we pass as an argument in Components. They can be accessed by child component by <text:span text:style-name="T64">this.props.</text:span><text:span text:style-name="T105">dataWeWant</text:span><text:span text:style-name="T167"> . </text:span></text:p>
      <text:p text:style-name="P166"><text:span text:style-name="T167">In </text:span><text:span text:style-name="T106">Counters </text:span><text:span text:style-name="T167">component:</text:span></text:p>
      <text:p text:style-name="P30"><text:span text:style-name="T52">&lt;</text:span><text:span text:style-name="T176">Counter</text:span><text:span text:style-name="T167"> </text:span><text:span text:style-name="T16">key</text:span><text:span text:style-name="T167">=</text:span><text:span text:style-name="T37">{</text:span><text:span text:style-name="T16">counter</text:span><text:span text:style-name="T167">.</text:span><text:span text:style-name="T16">id</text:span><text:span text:style-name="T37">}</text:span><text:span text:style-name="T167"> </text:span><text:span text:style-name="T16">value</text:span><text:span text:style-name="T167">=</text:span><text:span text:style-name="T37">{</text:span><text:span text:style-name="T16">counter</text:span><text:span text:style-name="T167">.</text:span><text:span text:style-name="T16">value</text:span><text:span text:style-name="T37">}</text:span><text:span text:style-name="T167"> </text:span><text:span text:style-name="T16">selected</text:span><text:span text:style-name="T167"> </text:span><text:span text:style-name="T52">/&gt;</text:span></text:p>
      <text:p text:style-name="P166">here <text:span text:style-name="T64">value </text:span><text:span text:style-name="T107">and </text:span><text:span text:style-name="T64">selected </text:span><text:span text:style-name="T107">are props. We can write </text:span><text:span text:style-name="T64">selected=true </text:span><text:span text:style-name="T107">but it is true by default. </text:span><text:span text:style-name="T64">key </text:span><text:span text:style-name="T129">is not props because it is special argument of a component.</text:span></text:p>
      <text:p text:style-name="P167"><text:span text:style-name="T107">In </text:span><text:span text:style-name="T64">Counter </text:span><text:span text:style-name="T107">component:</text:span></text:p>
      <text:p text:style-name="P31"><text:span text:style-name="T13">state</text:span><text:span text:style-name="T130"> = {</text:span></text:p>
      <text:p text:style-name="P3"><text:span text:style-name="T7">count:</text:span> <text:span text:style-name="T29">this</text:span>.<text:span text:style-name="T7">props</text:span>.<text:span text:style-name="T7">value</text:span>,</text:p>
      <text:p text:style-name="P95"/>
      <text:h text:style-name="P250" text:outline-level="2">Passing Children</text:h>
      <text:p text:style-name="P168"/>
      <text:p text:style-name="P169">We have a special prop called children and we use this when we want to pass something between opening and closing tag of components. </text:p>
      <text:p text:style-name="P32"><text:span text:style-name="T44">&lt;</text:span><text:span text:style-name="T174">Counter</text:span> <text:span text:style-name="T7">key</text:span>=<text:span text:style-name="T29">{</text:span><text:span text:style-name="T7">counter</text:span>.<text:span text:style-name="T7">id</text:span><text:span text:style-name="T29">}</text:span> <text:span text:style-name="T7">value</text:span>=<text:span text:style-name="T29">{</text:span><text:span text:style-name="T7">counter</text:span>.<text:span text:style-name="T7">value</text:span><text:span text:style-name="T29">}</text:span> <text:span text:style-name="T7">selected</text:span><text:span text:style-name="T44">&gt;</text:span></text:p>
      <text:p text:style-name="P3"><text:span text:style-name="T44">&lt;</text:span><text:span text:style-name="T29">h4</text:span><text:span text:style-name="T44">&gt;</text:span>This is a demo<text:span text:style-name="T44">&lt;/</text:span><text:span text:style-name="T29">h4</text:span><text:span text:style-name="T44">&gt;</text:span></text:p>
      <text:p text:style-name="P3"><text:span text:style-name="T44">&lt;/</text:span><text:span text:style-name="T174">Counter</text:span><text:span text:style-name="T44">&gt;</text:span></text:p>
      <text:p text:style-name="P169"/>
      <text:p text:style-name="P170">Now when we console log props in <text:span text:style-name="T64">Counter </text:span><text:span text:style-name="T107">component and inspect we will see new properties called </text:span><text:span text:style-name="T64">children </text:span><text:span text:style-name="T131">which is React Element and it’s type is </text:span><text:span text:style-name="T78">h4. </text:span><text:span text:style-name="T132">That meant we can render children wherever we want. Now in </text:span><text:span text:style-name="T79">Counter:</text:span></text:p>
      <text:p text:style-name="P33"><text:span text:style-name="T54">render</text:span>() {</text:p>
      <text:p text:style-name="P3"><text:span text:style-name="T174">console</text:span>.<text:span text:style-name="T54">log</text:span>(<text:span text:style-name="T29">this</text:span>.<text:span text:style-name="T7">props</text:span>);</text:p>
      <text:p text:style-name="P3"><text:span text:style-name="T1">return</text:span> (</text:p>
      <text:p text:style-name="P3"><text:span text:style-name="T44">&lt;</text:span><text:span text:style-name="T174">React.Fragment</text:span><text:span text:style-name="T44">&gt;</text:span></text:p>
      <text:p text:style-name="P3"><text:span text:style-name="T29">{</text:span><text:span text:style-name="T63">/* {Rendering Children(Contents inside tags) dynamically} */</text:span><text:span text:style-name="T29">}</text:span></text:p>
      <text:p text:style-name="P3"><text:span text:style-name="T29">{this</text:span>.<text:span text:style-name="T7">props</text:span>.<text:span text:style-name="T7">children</text:span><text:span text:style-name="T29">}</text:span></text:p>
      <text:p text:style-name="P3"><text:span text:style-name="T44">&lt;</text:span><text:span text:style-name="T29">img</text:span> <text:span text:style-name="T7">src</text:span>=<text:span text:style-name="T29">{this</text:span>.<text:span text:style-name="T7">state</text:span>.<text:span text:style-name="T7">imageUrl</text:span><text:span text:style-name="T29">}</text:span> <text:span text:style-name="T7">alt</text:span>=<text:span text:style-name="T22">""</text:span> <text:span text:style-name="T44">/&gt;</text:span></text:p>
      <text:p text:style-name="P3"><text:span text:style-name="T44">&lt;</text:span><text:span text:style-name="T29">span</text:span> <text:span text:style-name="T7">style</text:span>=<text:span text:style-name="T29">{this</text:span>.<text:span text:style-name="T7">styles</text:span><text:span text:style-name="T29">}</text:span> <text:span text:style-name="T7">className</text:span>=<text:span text:style-name="T29">{this</text:span>.<text:span text:style-name="T54">getBadgeClasses</text:span>()<text:span text:style-name="T29">}</text:span><text:span text:style-name="T44">&gt;</text:span></text:p>
      <text:p text:style-name="P3"><text:span text:style-name="T29">{this</text:span>.<text:span text:style-name="T54">formatCount</text:span>()<text:span text:style-name="T29">}</text:span></text:p>
      <text:p text:style-name="P54"><text:span text:style-name="T53">&lt;/</text:span><text:span text:style-name="T39">span</text:span><text:span text:style-name="T53">&gt;</text:span></text:p>
      <text:p text:style-name="P171">Now each counter component has a title. <text:span text:style-name="T205">Instead of hard-coding a title we can have something like:</text:span></text:p>
      <text:p text:style-name="P34"><text:span text:style-name="T44">&lt;</text:span><text:span text:style-name="T174">Counter</text:span> <text:span text:style-name="T7">key</text:span>=<text:span text:style-name="T29">{</text:span><text:span text:style-name="T7">counter</text:span>.<text:span text:style-name="T7">id</text:span><text:span text:style-name="T29">}</text:span> <text:span text:style-name="T7">value</text:span>=<text:span text:style-name="T29">{</text:span><text:span text:style-name="T7">counter</text:span>.<text:span text:style-name="T7">value</text:span><text:span text:style-name="T29">}</text:span> <text:span text:style-name="T7">selected</text:span><text:span text:style-name="T44">&gt;</text:span></text:p>
      <text:p text:style-name="P3"><text:span text:style-name="T44">&lt;</text:span><text:span text:style-name="T29">h1</text:span><text:span text:style-name="T44">&gt;</text:span>Counter <text:span text:style-name="T29">{</text:span><text:span text:style-name="T7">counter</text:span>.<text:span text:style-name="T7">id</text:span><text:span text:style-name="T29">}</text:span><text:span text:style-name="T44">&lt;/</text:span><text:span text:style-name="T29">h1</text:span><text:span text:style-name="T44">&gt;</text:span></text:p>
      <text:p text:style-name="P3"><text:span text:style-name="T44">&lt;/</text:span><text:span text:style-name="T174">Counter</text:span><text:span text:style-name="T44">&gt;</text:span></text:p>
      <text:p text:style-name="P172">Now we will have heading like Counter 1, <text:s/>Counter2, etc.</text:p>
      <text:h text:style-name="P251" text:outline-level="2"><text:soft-page-break/>Props vs State</text:h>
      <text:p text:style-name="P173"/>
      <text:p text:style-name="P174">Props include data that we give to a component whereas State <text:span text:style-name="T168">includes data that is local to a component. </text:span></text:p>
      <text:p text:style-name="P175"><text:span text:style-name="T167">Props is read-only. </text:span><text:span text:style-name="T169">We cannot change it inside components.</text:span></text:p>
      <text:p text:style-name="P107"/>
      <text:h text:style-name="P252" text:outline-level="2">Raising and <text:span text:style-name="T206">Handling Events</text:span></text:h>
      <text:p text:style-name="P176"/>
      <text:p text:style-name="P177">Lets add a delete button <text:span text:style-name="T207">next to each counter and add onClick event </text:span><text:span text:style-name="T80">handleDelete() </text:span><text:span text:style-name="T133">but if we look at the state we only have value property. </text:span><text:span text:style-name="T134">In order to delete it we need to delete from array of counters from </text:span><text:span text:style-name="T81">Counters </text:span><text:span text:style-name="T134">component. </text:span><text:span text:style-name="T135">This brings to very important rule of thumb in react:</text:span></text:p>
      <text:p text:style-name="P178"><text:span text:style-name="T135">T</text:span><text:span text:style-name="T107">he component that owns a piece of the state, should be the one modifying it.</text:span></text:p>
      <text:p text:style-name="P179"><text:span text:style-name="T107">So modifying the state should be done by </text:span><text:span text:style-name="T64">Counters. </text:span><text:span text:style-name="T107">We will be raising event from </text:span><text:span text:style-name="T64">Counter </text:span><text:span text:style-name="T107">component and handling it from </text:span><text:span text:style-name="T64">Counters </text:span><text:span text:style-name="T107">component. </text:span><text:span text:style-name="T136">On </text:span><text:span text:style-name="T82">Counters:</text:span></text:p>
      <text:p text:style-name="P51"><text:span text:style-name="T44">&lt;</text:span><text:span text:style-name="T174">Counter</text:span></text:p>
      <text:p text:style-name="P3"><text:span text:style-name="T20">id</text:span>=<text:span text:style-name="T29">{</text:span><text:span text:style-name="T7">counter</text:span>.<text:span text:style-name="T7">id</text:span><text:span text:style-name="T29">}</text:span></text:p>
      <text:p text:style-name="P3"><text:span text:style-name="T7">onDelete</text:span>=<text:span text:style-name="T29">{this</text:span>.<text:span text:style-name="T7">handleDelete</text:span><text:span text:style-name="T29">}</text:span></text:p>
      <text:p text:style-name="P3"><text:span text:style-name="T7">value</text:span>=<text:span text:style-name="T29">{</text:span><text:span text:style-name="T7">counter</text:span>.<text:span text:style-name="T7">value</text:span><text:span text:style-name="T29">}</text:span></text:p>
      <text:p text:style-name="P57">selected</text:p>
      <text:p text:style-name="P55">&gt;</text:p>
      <text:p text:style-name="P105"/>
      <text:p text:style-name="P106">On <text:span text:style-name="T64">Counter:</text:span></text:p>
      <text:p text:style-name="P52"><text:span text:style-name="T45">&lt;</text:span><text:span text:style-name="T42">button</text:span><text:span text:style-name="T64"> </text:span><text:span text:style-name="T17">onClick</text:span><text:span text:style-name="T64">=</text:span><text:span text:style-name="T42">{this</text:span><text:span text:style-name="T64">.</text:span><text:span text:style-name="T17">props</text:span><text:span text:style-name="T64">.</text:span><text:span text:style-name="T17">onDelete</text:span><text:span text:style-name="T42">}</text:span><text:span text:style-name="T64"> </text:span><text:span text:style-name="T17">className</text:span><text:span text:style-name="T64">=</text:span><text:span text:style-name="T28">"btn btn-danger m-2"</text:span><text:span text:style-name="T45">&gt;</text:span></text:p>
      <text:p text:style-name="P3">Delete</text:p>
      <text:p text:style-name="P3"><text:span text:style-name="T44">&lt;/</text:span><text:span text:style-name="T29">button</text:span><text:span text:style-name="T44">&gt;</text:span></text:p>
      <text:p text:style-name="P117"/>
      <text:h text:style-name="P253" text:outline-level="2"/>
      <text:h text:style-name="P262" text:outline-level="2">Updating the State</text:h>
      <text:p text:style-name="P180"/>
      <text:p text:style-name="P181">On <text:span text:style-name="T64">handleDelete </text:span><text:span text:style-name="T107">function we have an argument </text:span><text:span text:style-name="T64">counterI</text:span><text:span text:style-name="T83">d</text:span><text:span text:style-name="T64"> </text:span><text:span text:style-name="T107">to figure which counter component to delete.</text:span><text:span text:style-name="T137"> In </text:span><text:span text:style-name="T84">Counters:</text:span></text:p>
      <text:p text:style-name="P35"><text:span text:style-name="T57">handleDelete</text:span><text:span text:style-name="T84"> = </text:span><text:span text:style-name="T18">counterId</text:span><text:span text:style-name="T84"> </text:span><text:span text:style-name="T43">=&gt;</text:span><text:span text:style-name="T84"> {</text:span></text:p>
      <text:p text:style-name="P3"><text:span text:style-name="T174">console</text:span>.<text:span text:style-name="T54">log</text:span>(<text:span text:style-name="T22">"Event handler called!!"</text:span>, <text:span text:style-name="T7">counterId</text:span>);</text:p>
      <text:p text:style-name="P3">};</text:p>
      <text:p text:style-name="P116"/>
      <text:p text:style-name="P181"><text:span text:style-name="T137">In </text:span><text:span text:style-name="T84">Counter:</text:span></text:p>
      <text:p text:style-name="P35"><text:span text:style-name="T46">&lt;</text:span><text:span text:style-name="T43">button</text:span></text:p>
      <text:p text:style-name="P3"><text:span text:style-name="T7">onClick</text:span>=<text:span text:style-name="T29">{</text:span>() <text:span text:style-name="T29">=&gt;</text:span> <text:span text:style-name="T29">this</text:span>.<text:span text:style-name="T7">props</text:span>.<text:span text:style-name="T54">onDelete</text:span>(<text:span text:style-name="T29">this</text:span>.<text:span text:style-name="T7">props</text:span>.<text:span text:style-name="T7">id</text:span>)<text:span text:style-name="T29">}</text:span></text:p>
      <text:p text:style-name="P3"><text:span text:style-name="T7">className</text:span>=<text:span text:style-name="T22">"btn btn-danger m-2"</text:span></text:p>
      <text:p text:style-name="P55">&gt;</text:p>
      <text:p text:style-name="P116"/>
      <text:p text:style-name="P96">Now when we click <text:span text:style-name="T64">delete </text:span>button console will return <text:span text:style-name="T64">Event handler called!! 1, Event handler called!! 2 <text:s/></text:span><text:span text:style-name="T208">according to which component button we clicked. In React we don’t update the state directly. We will create new array without the given </text:span><text:span text:style-name="T85">counter </text:span><text:span text:style-name="T209">call the </text:span><text:span text:style-name="T85">setState </text:span><text:span text:style-name="T209">method of our component and let React update the state.</text:span></text:p>
      <text:p text:style-name="P47"><text:span text:style-name="T54">handleDelete</text:span> = <text:span text:style-name="T7">counterId</text:span> <text:span text:style-name="T29">=&gt;</text:span> {</text:p>
      <text:p text:style-name="P3"><text:span text:style-name="T29">const</text:span> <text:span text:style-name="T7">counters</text:span> = <text:span text:style-name="T29">this</text:span>.<text:span text:style-name="T7">state</text:span>.<text:span text:style-name="T7">counters</text:span>.<text:span text:style-name="T54">filter</text:span>(<text:span text:style-name="T7">c</text:span> <text:span text:style-name="T29">=&gt;</text:span> <text:span text:style-name="T7">c</text:span>.<text:span text:style-name="T7">id</text:span> !== <text:span text:style-name="T7">counterId</text:span>);</text:p>
      <text:p text:style-name="P3"><text:span text:style-name="T29">this</text:span>.<text:span text:style-name="T54">setState</text:span>({ <text:span text:style-name="T7">counters:</text:span> <text:span text:style-name="T7">counters</text:span> });</text:p>
      <text:p text:style-name="P3">};</text:p>
      <text:p text:style-name="P97"/>
      <text:p text:style-name="P98">In <text:span text:style-name="T64">setState </text:span>method, key and value are same so we can simplify like:</text:p>
      <text:p text:style-name="P48"><text:span text:style-name="T29">this</text:span>.<text:span text:style-name="T54">setState</text:span>({ <text:span text:style-name="T7">counters</text:span> });</text:p>
      <text:p text:style-name="P48"/>
      <text:p text:style-name="P182">Now look at this:</text:p>
      <text:p text:style-name="P36"><text:span text:style-name="T44">&lt;</text:span><text:span text:style-name="T174">Counter</text:span></text:p>
      <text:p text:style-name="P3"><text:span text:style-name="T7">id</text:span>=<text:span text:style-name="T29">{</text:span><text:span text:style-name="T7">counter</text:span>.<text:span text:style-name="T7">id</text:span><text:span text:style-name="T29">}</text:span></text:p>
      <text:p text:style-name="P3"><text:span text:style-name="T7">onDelete</text:span>=<text:span text:style-name="T29">{this</text:span>.<text:span text:style-name="T7">handleDelete</text:span><text:span text:style-name="T29">}</text:span></text:p>
      <text:p text:style-name="P3"><text:span text:style-name="T7">value</text:span>=<text:span text:style-name="T29">{</text:span><text:span text:style-name="T7">counter</text:span>.<text:span text:style-name="T7">value</text:span><text:span text:style-name="T29">}</text:span></text:p>
      <text:p text:style-name="P57">selected</text:p>
      <text:p text:style-name="P55">&gt;</text:p>
      <text:p text:style-name="P182">We are hard-coding multiple properties. Both <text:span text:style-name="T64">value </text:span><text:span text:style-name="T107">and </text:span><text:span text:style-name="T64">id </text:span><text:span text:style-name="T107">are properties of </text:span><text:span text:style-name="T64">counter </text:span><text:span text:style-name="T107">objects. So we can pass </text:span><text:span text:style-name="T64">counter </text:span><text:span text:style-name="T107">object as a single argument and access these properties from child component.</text:span></text:p>
      <text:p text:style-name="P36"><text:span text:style-name="T47">&lt;</text:span><text:span text:style-name="T177">Counter</text:span></text:p>
      <text:p text:style-name="P3"><text:span text:style-name="T7">onDelete</text:span>=<text:span text:style-name="T29">{this</text:span>.<text:span text:style-name="T7">handleDelete</text:span><text:span text:style-name="T29">}</text:span></text:p>
      <text:p text:style-name="P3"><text:span text:style-name="T7">counter</text:span>=<text:span text:style-name="T29">{</text:span><text:span text:style-name="T7">counter</text:span><text:span text:style-name="T29">}</text:span></text:p>
      <text:p text:style-name="P57">selected</text:p>
      <text:p text:style-name="P55">&gt;</text:p>
      <text:p text:style-name="P183"><text:soft-page-break/>Now <text:span text:style-name="T107">we make changes on </text:span><text:span text:style-name="T64">onClick </text:span><text:span text:style-name="T107">button by adding prefix </text:span><text:span text:style-name="T64">counter</text:span></text:p>
      <text:p text:style-name="P49"><text:span text:style-name="T44">&lt;</text:span><text:span text:style-name="T29">button</text:span></text:p>
      <text:p text:style-name="P3"><text:span text:style-name="T7">onClick</text:span>=<text:span text:style-name="T29">{</text:span>() <text:span text:style-name="T29">=&gt;</text:span> <text:span text:style-name="T29">this</text:span>.<text:span text:style-name="T7">props</text:span>.<text:span text:style-name="T54">onDelete</text:span>(<text:span text:style-name="T29">this</text:span>.<text:span text:style-name="T7">props</text:span>.<text:span text:style-name="T7">counter</text:span>.<text:span text:style-name="T7">id</text:span>)<text:span text:style-name="T29">}</text:span></text:p>
      <text:p text:style-name="P3"><text:span text:style-name="T7">className</text:span>=<text:span text:style-name="T22">"btn btn-danger m-2"</text:span></text:p>
      <text:p text:style-name="P55">&gt;</text:p>
      <text:p text:style-name="P55"/>
      <text:p text:style-name="P184">In state also:</text:p>
      <text:p text:style-name="P3"><text:span text:style-name="T7">state</text:span> = {</text:p>
      <text:p text:style-name="P3"><text:span text:style-name="T7">count:</text:span> <text:span text:style-name="T29">this</text:span>.<text:span text:style-name="T7">props</text:span>.<text:span text:style-name="T7">counter</text:span>.<text:span text:style-name="T7">value</text:span>,</text:p>
      <text:p text:style-name="P55"/>
      <text:h text:style-name="P254" text:outline-level="2"/>
      <text:h text:style-name="P254" text:outline-level="2">Single source of Truth</text:h>
      <text:p text:style-name="P185"/>
      <text:p text:style-name="P186">Lets we wanna add button which resets all the counters. In <text:span text:style-name="T64">Counters</text:span></text:p>
      <text:p text:style-name="P50"><text:span text:style-name="T54">handleReset</text:span> = () <text:span text:style-name="T29">=&gt;</text:span> {</text:p>
      <text:p text:style-name="P3"><text:span text:style-name="T29">const</text:span> <text:span text:style-name="T7">counters</text:span> = <text:span text:style-name="T29">this</text:span>.<text:span text:style-name="T7">state</text:span>.<text:span text:style-name="T7">counters</text:span>.<text:span text:style-name="T54">map</text:span>(<text:span text:style-name="T7">c</text:span> <text:span text:style-name="T29">=&gt;</text:span> {</text:p>
      <text:p text:style-name="P3"><text:span text:style-name="T7">c</text:span>.<text:span text:style-name="T7">value</text:span> = <text:span text:style-name="T181">0</text:span>;</text:p>
      <text:p text:style-name="P3"><text:span text:style-name="T1">return</text:span> <text:span text:style-name="T7">c</text:span>;</text:p>
      <text:p text:style-name="P3">});</text:p>
      <text:p text:style-name="P3"><text:span text:style-name="T29">this</text:span>.<text:span text:style-name="T54">setState</text:span>({ <text:span text:style-name="T7">counters</text:span> });</text:p>
      <text:p text:style-name="P3">};</text:p>
      <text:p text:style-name="P99"/>
      <text:p text:style-name="P99">Back in the browser <text:span text:style-name="T210">when we click </text:span><text:span text:style-name="T86">Reset </text:span><text:span text:style-name="T210">there is no change. The reason is we don’t have single source of truth. </text:span></text:p>
      <text:p text:style-name="P100">Open developer tools and go to React menu. <text:span text:style-name="T211">Click </text:span><text:span text:style-name="T87">Counters </text:span><text:span text:style-name="T211">component at right side we can see </text:span></text:p>
      <text:p text:style-name="P58">counters:</text:p>
      <text:p text:style-name="P193">Array[4]</text:p>
      <text:p text:style-name="P187"><text:span text:style-name="T211">We open these and find value is 0. We successfully updated the state but we are not seeing the changes in the DOM. <text:s/>Expand </text:span><text:span text:style-name="T88">Counters </text:span><text:span text:style-name="T138">and click </text:span><text:span text:style-name="T140">last</text:span><text:span text:style-name="T138"> </text:span><text:span text:style-name="T88">Counter </text:span><text:span text:style-name="T139">and inside props value is 0 but </text:span><text:span text:style-name="T140">in state value is 3. </text:span><text:span text:style-name="T141">Each of our component has their own local state and their value is disconnected from </text:span><text:span text:style-name="T89">counter </text:span><text:span text:style-name="T141">object. </text:span></text:p>
      <text:p text:style-name="P37"><text:span text:style-name="T14">state</text:span><text:span text:style-name="T142"> = {</text:span></text:p>
      <text:p text:style-name="P3"><text:span text:style-name="T7">count:</text:span> <text:span text:style-name="T29">this</text:span>.<text:span text:style-name="T7">props</text:span>.<text:span text:style-name="T7">counter</text:span>.<text:span text:style-name="T7">value</text:span>,</text:p>
      <text:p text:style-name="P188"><text:span text:style-name="T107">We are initializing </text:span><text:span text:style-name="T64">count </text:span><text:span text:style-name="T107">property of our state object based on what we get from our props. </text:span><text:span text:style-name="T143">It gets executed only once when an instance of counter component is created </text:span><text:span text:style-name="T144">and it becomes local state. </text:span><text:span text:style-name="T145">When we click </text:span><text:span text:style-name="T90">Reset </text:span><text:span text:style-name="T145">button the local state of </text:span><text:span text:style-name="T90">counter </text:span><text:span text:style-name="T145">component is not updated.</text:span></text:p>
      <text:p text:style-name="P209"/>
      <text:h text:style-name="P263" text:outline-level="2">Removing the Local State</text:h>
      <text:p text:style-name="P189"/>
      <text:p text:style-name="P190">Now we rely only on props to receive the data we need. <text:span text:style-name="T212">This is called controlled component. A controlled component doesn’t have it’s own local state and raises events whenever a data needs to be changed. First delete the state property. Find any reference to </text:span><text:span text:style-name="T91">this.state </text:span><text:span text:style-name="T146">and update them accordingly. </text:span><text:span text:style-name="T147">h</text:span><text:span text:style-name="T92">andleIncrement </text:span><text:span text:style-name="T147">should be in parent component since it’s a controlled component. </text:span><text:span text:style-name="T148">In the increment button:</text:span></text:p>
      <text:p text:style-name="P38"><text:span text:style-name="T49">&lt;</text:span><text:span text:style-name="T33">button</text:span></text:p>
      <text:p text:style-name="P3"><text:span text:style-name="T7">onClick</text:span>=<text:span text:style-name="T29">{</text:span>() <text:span text:style-name="T29">=&gt;</text:span> <text:span text:style-name="T29">this</text:span>.<text:span text:style-name="T7">props</text:span>.<text:span text:style-name="T54">onIncrement</text:span>(<text:span text:style-name="T29">this</text:span>.<text:span text:style-name="T7">props</text:span>.<text:span text:style-name="T7">counter</text:span>)<text:span text:style-name="T29">}</text:span></text:p>
      <text:p text:style-name="P3"><text:span text:style-name="T7">className</text:span>=<text:span text:style-name="T22">"btn btn-success mx-2"</text:span></text:p>
      <text:p text:style-name="P55">&gt;</text:p>
      <text:p text:style-name="P210"/>
      <text:p text:style-name="P191"><text:span text:style-name="T107">Replace all </text:span><text:span text:style-name="T64">this.state</text:span><text:span text:style-name="T107"> with </text:span><text:span text:style-name="T64">this.props.counter</text:span></text:p>
      <text:p text:style-name="P39"><text:span text:style-name="T56">getBadgeClasses</text:span><text:span text:style-name="T64">() {</text:span></text:p>
      <text:p text:style-name="P3"><text:span text:style-name="T29">let</text:span> <text:span text:style-name="T7">classes</text:span> = <text:span text:style-name="T22">"badge m-2 badge-"</text:span>;</text:p>
      <text:p text:style-name="P3"><text:span text:style-name="T7">classes</text:span> += <text:span text:style-name="T29">this</text:span>.<text:span text:style-name="T7">props</text:span>.<text:span text:style-name="T7">counter</text:span>.<text:span text:style-name="T7">value</text:span> === <text:span text:style-name="T181">0</text:span> ? <text:span text:style-name="T22">"warning"</text:span> : <text:span text:style-name="T22">"primary"</text:span>;</text:p>
      <text:p text:style-name="P3"><text:span text:style-name="T1">return</text:span> <text:span text:style-name="T7">classes</text:span>;</text:p>
      <text:p text:style-name="P3">}</text:p>
      <text:p text:style-name="P3"/>
      <text:p text:style-name="Text_20_body">Now <text:span text:style-name="T64">handleIncrement </text:span>is in <text:span text:style-name="T64">Counters </text:span>component. We will update state but not directly like:<text:tab/><text:tab/><text:tab/> <text:s text:c="5"/><text:span text:style-name="T213">counters[0].value++; </text:span></text:p>
      <text:p text:style-name="P192">This is a direct no-no in React. <text:span text:style-name="T214">We will first clone that object and update it’s state.</text:span></text:p>
      <text:p text:style-name="P40"><text:span text:style-name="T54">handleIncrement</text:span> = <text:span text:style-name="T7">counter</text:span> <text:span text:style-name="T29">=&gt;</text:span> {</text:p>
      <text:p text:style-name="P3"><text:span text:style-name="T29">const</text:span> <text:span text:style-name="T7">counters</text:span> = [...<text:span text:style-name="T29">this</text:span>.<text:span text:style-name="T7">state</text:span>.<text:span text:style-name="T7">counters</text:span>];</text:p>
      <text:p text:style-name="P3"><text:span text:style-name="T29">const</text:span> <text:span text:style-name="T7">index</text:span> = <text:span text:style-name="T7">counters</text:span>.<text:span text:style-name="T54">indexOf</text:span>(<text:span text:style-name="T7">counter</text:span>);</text:p>
      <text:p text:style-name="P3"><text:span text:style-name="T7">counters</text:span>[<text:span text:style-name="T7">index</text:span>] = { ...<text:span text:style-name="T7">counter</text:span> };</text:p>
      <text:p text:style-name="P3"><text:span text:style-name="T7">counters</text:span>[<text:span text:style-name="T7">index</text:span>].<text:span text:style-name="T7">value</text:span>++;</text:p>
      <text:p text:style-name="P3"><text:span text:style-name="T29">this</text:span>.<text:span text:style-name="T54">setState</text:span>({ <text:span text:style-name="T7">counters</text:span> });</text:p>
      <text:p text:style-name="P3">};</text:p>
      <text:p text:style-name="P40"/>
      <text:p text:style-name="P40"/>
      <text:p text:style-name="P192"/>
      <text:h text:style-name="P264" text:outline-level="2">Multiple Components in Sync</text:h>
      <text:p text:style-name="P214"/>
      <text:p text:style-name="P215">Lets make a root component <text:span text:style-name="T93">A</text:span><text:span text:style-name="T64">pp </text:span><text:span text:style-name="T107">which contains </text:span><text:span text:style-name="T64">Counters </text:span><text:span text:style-name="T107">and </text:span><text:span text:style-name="T64">Nav </text:span><text:span text:style-name="T107">which is navigation </text:span><text:span text:style-name="T149">bar. </text:span><text:span text:style-name="T150">Add new files under component folder </text:span><text:span text:style-name="T94">app.jsx </text:span><text:span text:style-name="T150">and </text:span><text:span text:style-name="T94">navbar.jsx. </text:span></text:p>
      <text:p text:style-name="P195"><text:span text:style-name="T34">class</text:span><text:span text:style-name="T150"> </text:span><text:span text:style-name="T178">App</text:span><text:span text:style-name="T150"> </text:span><text:span text:style-name="T34">extends</text:span><text:span text:style-name="T150"> </text:span><text:span text:style-name="T178">Component</text:span><text:span text:style-name="T150"> {</text:span></text:p>
      <text:p text:style-name="P3"><text:span text:style-name="T7">state</text:span> = {};</text:p>
      <text:p text:style-name="P3"><text:span text:style-name="T54">render</text:span>() {</text:p>
      <text:p text:style-name="P3"><text:span text:style-name="T1">return</text:span> (</text:p>
      <text:p text:style-name="P3"><text:span text:style-name="T44">&lt;</text:span><text:span text:style-name="T174">React.Fragment</text:span><text:span text:style-name="T44">&gt;</text:span></text:p>
      <text:p text:style-name="P3"><text:span text:style-name="T44">&lt;</text:span><text:span text:style-name="T174">NavBar</text:span> <text:span text:style-name="T44">/&gt;</text:span></text:p>
      <text:p text:style-name="P3"><text:span text:style-name="T44">&lt;</text:span><text:span text:style-name="T29">main</text:span> <text:span text:style-name="T7">className</text:span>=<text:span text:style-name="T22">"container"</text:span><text:span text:style-name="T44">&gt;</text:span></text:p>
      <text:p text:style-name="P3"><text:span text:style-name="T44">&lt;</text:span><text:span text:style-name="T174">Counters</text:span> <text:span text:style-name="T44">/&gt;</text:span></text:p>
      <text:p text:style-name="P3"><text:span text:style-name="T44">&lt;/</text:span><text:span text:style-name="T29">main</text:span><text:span text:style-name="T44">&gt;</text:span></text:p>
      <text:p text:style-name="P3"><text:span text:style-name="T44">&lt;/</text:span><text:span text:style-name="T174">React.Fragment</text:span><text:span text:style-name="T44">&gt;</text:span></text:p>
      <text:p text:style-name="P3">);</text:p>
      <text:p text:style-name="P3">}</text:p>
      <text:p text:style-name="P3">}</text:p>
      <text:p text:style-name="P3"/>
      <text:p text:style-name="P216"><text:span text:style-name="T150">T</text:span><text:span text:style-name="T107">here is no parent-child relationship between </text:span><text:span text:style-name="T64">Counters </text:span><text:span text:style-name="T107">and </text:span><text:span text:style-name="T64">NavBar. </text:span><text:span text:style-name="T107">So how can we display total no of counters on our Navigation Bar? </text:span><text:span text:style-name="T151">We are lifting the state up </text:span><text:span text:style-name="T152">to it’s parent </text:span><text:span text:style-name="T95">App </text:span><text:span text:style-name="T152">so we can pass it to all the children using props.</text:span></text:p>
      <text:h text:style-name="P255" text:outline-level="2">Lifting State Up</text:h>
      <text:p text:style-name="P217"/>
      <text:p text:style-name="P218">In <text:span text:style-name="T64">Counters,</text:span> we have all the states as well as the methods to modify or mutate the state. <text:span text:style-name="T215">We should move all of them to it’s parent component </text:span><text:span text:style-name="T96">App </text:span><text:span text:style-name="T153">and pass it down to </text:span><text:span text:style-name="T97">Counters </text:span><text:span text:style-name="T153">using props. </text:span><text:span text:style-name="T154">Now we have all state and method in </text:span><text:span text:style-name="T98">App </text:span><text:span text:style-name="T154">we will pass props to </text:span><text:span text:style-name="T98">Counter </text:span><text:span text:style-name="T154">component:</text:span></text:p>
      <text:p text:style-name="P196"><text:span text:style-name="T50">&lt;</text:span><text:span text:style-name="T179">React.Fragment</text:span><text:span text:style-name="T50">&gt;</text:span></text:p>
      <text:p text:style-name="P3"><text:span text:style-name="T44">&lt;</text:span><text:span text:style-name="T174">NavBar</text:span></text:p>
      <text:p text:style-name="P3"><text:span text:style-name="T7">totalCounters</text:span>=<text:span text:style-name="T29">{this</text:span>.<text:span text:style-name="T7">state</text:span>.<text:span text:style-name="T7">counters</text:span>.<text:span text:style-name="T54">filter</text:span>(<text:span text:style-name="T7">c</text:span> <text:span text:style-name="T29">=&gt;</text:span> <text:span text:style-name="T7">c</text:span>.<text:span text:style-name="T7">value</text:span> &gt; <text:span text:style-name="T181">0</text:span>).<text:span text:style-name="T7">length</text:span><text:span text:style-name="T29">}</text:span></text:p>
      <text:p text:style-name="P55">/&gt;</text:p>
      <text:p text:style-name="P3"><text:span text:style-name="T44">&lt;</text:span><text:span text:style-name="T29">main</text:span> <text:span text:style-name="T7">className</text:span>=<text:span text:style-name="T22">"container"</text:span><text:span text:style-name="T44">&gt;</text:span></text:p>
      <text:p text:style-name="P3"><text:span text:style-name="T44">&lt;</text:span><text:span text:style-name="T174">Counters</text:span></text:p>
      <text:p text:style-name="P3"><text:span text:style-name="T7">counters</text:span>=<text:span text:style-name="T29">{this</text:span>.<text:span text:style-name="T7">state</text:span>.<text:span text:style-name="T7">counters</text:span><text:span text:style-name="T29">}</text:span></text:p>
      <text:p text:style-name="P3"><text:span text:style-name="T7">onReset</text:span>=<text:span text:style-name="T29">{this</text:span>.<text:span text:style-name="T7">handleReset</text:span><text:span text:style-name="T29">}</text:span></text:p>
      <text:p text:style-name="P3"><text:span text:style-name="T7">onIncrement</text:span>=<text:span text:style-name="T29">{this</text:span>.<text:span text:style-name="T7">handleIncrement</text:span><text:span text:style-name="T29">}</text:span></text:p>
      <text:p text:style-name="P3"><text:span text:style-name="T7">onDelete</text:span>=<text:span text:style-name="T29">{this</text:span>.<text:span text:style-name="T7">handleDelete</text:span><text:span text:style-name="T29">}</text:span></text:p>
      <text:p text:style-name="P55">/&gt;</text:p>
      <text:p text:style-name="P3"><text:span text:style-name="T44">&lt;/</text:span><text:span text:style-name="T29">main</text:span><text:span text:style-name="T44">&gt;</text:span></text:p>
      <text:p text:style-name="P3"><text:span text:style-name="T44">&lt;/</text:span><text:span text:style-name="T174">React.Fragment</text:span><text:span text:style-name="T44">&gt;</text:span></text:p>
      <text:p text:style-name="P218"><text:span text:style-name="T154"/></text:p>
      <text:p text:style-name="P219"><text:soft-page-break/><text:span text:style-name="T107">Now in </text:span><text:span text:style-name="T64">Counters </text:span><text:span text:style-name="T107">we will change all the function reference into </text:span><text:span text:style-name="T64">this.props. </text:span><text:span text:style-name="T155">For example </text:span></text:p>
      <text:p text:style-name="P197"><text:span text:style-name="T51">&lt;</text:span><text:span text:style-name="T35">button</text:span><text:span text:style-name="T155"> </text:span><text:span text:style-name="T15">onClick</text:span><text:span text:style-name="T155">=</text:span><text:span text:style-name="T35">{this</text:span><text:span text:style-name="T155">.</text:span><text:span text:style-name="T15">props</text:span><text:span text:style-name="T155">.</text:span><text:span text:style-name="T15">onReset</text:span><text:span text:style-name="T35">}</text:span><text:span text:style-name="T155"> </text:span><text:span text:style-name="T15">className</text:span><text:span text:style-name="T155">=</text:span><text:span text:style-name="T27">"btn-primary btn-sm m2"</text:span><text:span text:style-name="T51">&gt;</text:span></text:p>
      <text:p text:style-name="P3">Reset</text:p>
      <text:p text:style-name="P3"><text:span text:style-name="T44">&lt;/</text:span><text:span text:style-name="T29">button</text:span><text:span text:style-name="T44">&gt;</text:span></text:p>
      <text:p text:style-name="P219"><text:span text:style-name="T155"/></text:p>
      <text:p text:style-name="P197"><text:span text:style-name="T51">&lt;</text:span><text:span text:style-name="T180">Counter</text:span></text:p>
      <text:p text:style-name="P3"><text:span text:style-name="T7">onDelete</text:span>=<text:span text:style-name="T29">{this</text:span>.<text:span text:style-name="T7">props</text:span>.<text:span text:style-name="T7">onDelete</text:span><text:span text:style-name="T29">}</text:span></text:p>
      <text:p text:style-name="P3"><text:span text:style-name="T7">onIncrement</text:span>=<text:span text:style-name="T29">{this</text:span>.<text:span text:style-name="T7">props</text:span>.<text:span text:style-name="T7">onIncrement</text:span><text:span text:style-name="T29">}</text:span></text:p>
      <text:p text:style-name="P3"><text:span text:style-name="T7">counter</text:span>=<text:span text:style-name="T29">{</text:span><text:span text:style-name="T7">counter</text:span><text:span text:style-name="T29">}</text:span></text:p>
      <text:p text:style-name="P57">selected</text:p>
      <text:p text:style-name="P55">&gt;</text:p>
      <text:p text:style-name="P219"><text:span text:style-name="T155"/></text:p>
      <text:p text:style-name="P220"><text:span text:style-name="T155">W</text:span><text:span text:style-name="T107">e have already passed a prop on </text:span><text:span text:style-name="T64">NavBar </text:span><text:span text:style-name="T107">for total no of counter component having value greater than one. Lets get that from </text:span><text:span text:style-name="T64">NavBar</text:span></text:p>
      <text:p text:style-name="P198"><text:span text:style-name="T42">class</text:span><text:span text:style-name="T64"> </text:span><text:span text:style-name="T175">NavBar</text:span><text:span text:style-name="T64"> </text:span><text:span text:style-name="T42">extends</text:span><text:span text:style-name="T64"> </text:span><text:span text:style-name="T175">Component</text:span><text:span text:style-name="T64"> {</text:span></text:p>
      <text:p text:style-name="P3"><text:span text:style-name="T54">render</text:span>() {</text:p>
      <text:p text:style-name="P3"><text:span text:style-name="T1">return</text:span> (</text:p>
      <text:p text:style-name="P3"><text:span text:style-name="T44">&lt;</text:span><text:span text:style-name="T29">nav</text:span> <text:span text:style-name="T7">className</text:span>=<text:span text:style-name="T22">"navbar navbar-light bg-light"</text:span><text:span text:style-name="T44">&gt;</text:span></text:p>
      <text:p text:style-name="P3"><text:span text:style-name="T44">&lt;</text:span><text:span text:style-name="T29">a</text:span> <text:span text:style-name="T7">className</text:span>=<text:span text:style-name="T22">"navbar-brand"</text:span> <text:span text:style-name="T7">href</text:span>=<text:span text:style-name="T22">"#"</text:span><text:span text:style-name="T44">&gt;</text:span></text:p>
      <text:p text:style-name="P3">Navbar</text:p>
      <text:p text:style-name="P3"><text:span text:style-name="T44">&lt;</text:span><text:span text:style-name="T29">span</text:span> <text:span text:style-name="T7">className</text:span>=<text:span text:style-name="T22">"badge badge-pill badge-secondary m-2"</text:span><text:span text:style-name="T44">&gt;</text:span></text:p>
      <text:p text:style-name="P3"><text:span text:style-name="T29">{this</text:span>.<text:span text:style-name="T7">props</text:span>.<text:span text:style-name="T7">totalCounters</text:span><text:span text:style-name="T29">}</text:span></text:p>
      <text:p text:style-name="P3"><text:span text:style-name="T44">&lt;/</text:span><text:span text:style-name="T29">span</text:span><text:span text:style-name="T44">&gt;</text:span></text:p>
      <text:p text:style-name="P3"><text:span text:style-name="T44">&lt;/</text:span><text:span text:style-name="T29">a</text:span><text:span text:style-name="T44">&gt;</text:span></text:p>
      <text:p text:style-name="P3"><text:span text:style-name="T44">&lt;/</text:span><text:span text:style-name="T29">nav</text:span><text:span text:style-name="T44">&gt;</text:span></text:p>
      <text:p text:style-name="P3">);</text:p>
      <text:p text:style-name="P3">}</text:p>
      <text:p text:style-name="P3">}</text:p>
      <text:p text:style-name="P220"><text:span text:style-name="T64"/></text:p>
      <text:p text:style-name="P221"><text:span text:style-name="T64"/></text:p>
      <text:h text:style-name="P256" text:outline-level="2"/>
      <text:h text:style-name="P265" text:outline-level="2">Stateless Functional Components</text:h>
      <text:p text:style-name="P222"/>
      <text:p text:style-name="P223">Nav<text:span text:style-name="T185">Bar </text:span><text:span text:style-name="T157">component don’t have a state, event-handlers and have single method called </text:span><text:span text:style-name="T185">render </text:span><text:span text:style-name="T189">&amp; </text:span><text:span text:style-name="T160">we are getting all data through props. </text:span><text:span text:style-name="T161">Now we can convert these </text:span><text:span text:style-name="T162">type of</text:span><text:span text:style-name="T161"> components into </text:span><text:span text:style-name="T190">Stateless Functional Component. </text:span><text:span text:style-name="T185"><text:s/></text:span></text:p>
      <text:p text:style-name="P202"><text:span text:style-name="T40">const</text:span><text:span text:style-name="T198"> </text:span><text:span text:style-name="T61">NavBar</text:span><text:span text:style-name="T198"> = </text:span><text:span text:style-name="T21">props</text:span><text:span text:style-name="T198"> </text:span><text:span text:style-name="T40">=&gt;</text:span><text:span text:style-name="T198"> {</text:span></text:p>
      <text:p text:style-name="P3"><text:span text:style-name="T1">return</text:span> (</text:p>
      <text:p text:style-name="P3"><text:span text:style-name="T44">&lt;</text:span><text:span text:style-name="T29">nav</text:span> <text:span text:style-name="T7">className</text:span>=<text:span text:style-name="T22">"navbar navbar-light bg-light"</text:span><text:span text:style-name="T44">&gt;</text:span></text:p>
      <text:p text:style-name="P3"><text:span text:style-name="T44">&lt;</text:span><text:span text:style-name="T29">a</text:span> <text:span text:style-name="T7">className</text:span>=<text:span text:style-name="T22">"navbar-brand"</text:span> <text:span text:style-name="T7">href</text:span>=<text:span text:style-name="T22">"#"</text:span><text:span text:style-name="T44">&gt;</text:span></text:p>
      <text:p text:style-name="P3">Navbar</text:p>
      <text:p text:style-name="P3"><text:span text:style-name="T44">&lt;</text:span><text:span text:style-name="T29">span</text:span> <text:span text:style-name="T7">className</text:span>=<text:span text:style-name="T22">"badge badge-pill badge-secondary m-2"</text:span><text:span text:style-name="T44">&gt;</text:span></text:p>
      <text:p text:style-name="P3"><text:span text:style-name="T29">{</text:span><text:span text:style-name="T7">props</text:span>.<text:span text:style-name="T7">totalCounters</text:span><text:span text:style-name="T29">}</text:span></text:p>
      <text:p text:style-name="P3"><text:span text:style-name="T44">&lt;/</text:span><text:span text:style-name="T29">span</text:span><text:span text:style-name="T44">&gt;</text:span></text:p>
      <text:p text:style-name="P3"><text:span text:style-name="T44">&lt;/</text:span><text:span text:style-name="T29">a</text:span><text:span text:style-name="T44">&gt;</text:span></text:p>
      <text:p text:style-name="P3"><text:span text:style-name="T44">&lt;/</text:span><text:span text:style-name="T29">nav</text:span><text:span text:style-name="T44">&gt;</text:span></text:p>
      <text:p text:style-name="P3">);</text:p>
      <text:p text:style-name="P3">};</text:p>
      <text:p text:style-name="P54"/>
      <text:p text:style-name="P3"><text:span text:style-name="T1">export</text:span> <text:span text:style-name="T1">default</text:span> <text:span text:style-name="T7">NavBar</text:span>;</text:p>
      <text:p text:style-name="P223"><text:span text:style-name="T185"/></text:p>
      <text:h text:style-name="P257" text:outline-level="2">Destructuring Arguments</text:h>
      <text:p text:style-name="P224"/>
      <text:p text:style-name="P225">While working with complex application we might have multiple references to <text:span text:style-name="T64">props. </text:span></text:p>
      <text:p text:style-name="P199"><text:span text:style-name="T30">class</text:span><text:span text:style-name="T107"> </text:span><text:span text:style-name="T177">Counters</text:span><text:span text:style-name="T107"> </text:span><text:span text:style-name="T30">extends</text:span><text:span text:style-name="T107"> </text:span><text:span text:style-name="T177">Component</text:span><text:span text:style-name="T107"> {</text:span></text:p>
      <text:p text:style-name="P3"><text:span text:style-name="T54">render</text:span>() {</text:p>
      <text:p text:style-name="P3"><text:span text:style-name="T29">const</text:span> { <text:span text:style-name="T7">onReset</text:span>, <text:span text:style-name="T7">onDelete</text:span>, <text:span text:style-name="T7">onIncrement</text:span>, <text:span text:style-name="T7">counters</text:span> } = <text:span text:style-name="T29">this</text:span>.<text:span text:style-name="T7">props</text:span>;</text:p>
      <text:p text:style-name="P3"><text:span text:style-name="T1">return</text:span> (</text:p>
      <text:p text:style-name="P3"><text:span text:style-name="T44">&lt;</text:span><text:span text:style-name="T29">div</text:span><text:span text:style-name="T44">&gt;</text:span></text:p>
      <text:p text:style-name="P3"><text:span text:style-name="T44">&lt;</text:span><text:span text:style-name="T29">button</text:span> <text:span text:style-name="T7">onClick</text:span>=<text:span text:style-name="T29">{</text:span><text:span text:style-name="T7">onReset</text:span><text:span text:style-name="T29">}</text:span> <text:span text:style-name="T7">className</text:span>=<text:span text:style-name="T22">"btn-primary btn-sm m2"</text:span><text:span text:style-name="T44">&gt;</text:span></text:p>
      <text:p text:style-name="P3">Reset</text:p>
      <text:p text:style-name="P3"><text:span text:style-name="T44">&lt;/</text:span><text:span text:style-name="T29">button</text:span><text:span text:style-name="T44">&gt;</text:span></text:p>
      <text:p text:style-name="P3"><text:span text:style-name="T29">{</text:span><text:span text:style-name="T7">counters</text:span>.<text:span text:style-name="T54">map</text:span>(<text:span text:style-name="T7">counter</text:span> <text:span text:style-name="T29">=&gt;</text:span> (</text:p>
      <text:p text:style-name="P3"><text:span text:style-name="T44">&lt;</text:span><text:span text:style-name="T174">Counter</text:span></text:p>
      <text:p text:style-name="P3"><text:span text:style-name="T7">onDelete</text:span>=<text:span text:style-name="T29">{</text:span><text:span text:style-name="T7">onDelete</text:span><text:span text:style-name="T29">}</text:span></text:p>
      <text:p text:style-name="P3"><text:span text:style-name="T7">onIncrement</text:span>=<text:span text:style-name="T29">{</text:span><text:span text:style-name="T7">onIncrement</text:span><text:span text:style-name="T29">}</text:span></text:p>
      <text:p text:style-name="P3"><text:span text:style-name="T7">counter</text:span>=<text:span text:style-name="T29">{</text:span><text:span text:style-name="T7">counter</text:span><text:span text:style-name="T29">}</text:span></text:p>
      <text:p text:style-name="P57">selected</text:p>
      <text:p text:style-name="P55">&gt;</text:p>
      <text:p text:style-name="P3"><text:span text:style-name="T44">&lt;</text:span><text:span text:style-name="T29">h1</text:span><text:span text:style-name="T44">&gt;</text:span>Counter <text:span text:style-name="T29">{</text:span><text:span text:style-name="T7">counters</text:span>.<text:span text:style-name="T54">indexOf</text:span>(<text:span text:style-name="T7">counter</text:span>) + <text:span text:style-name="T181">1</text:span><text:span text:style-name="T29">}</text:span><text:span text:style-name="T44">&lt;/</text:span><text:span text:style-name="T29">h1</text:span><text:span text:style-name="T44">&gt;</text:span></text:p>
      <text:p text:style-name="P3"><text:span text:style-name="T44">&lt;/</text:span><text:span text:style-name="T174">Counter</text:span><text:span text:style-name="T44">&gt;</text:span></text:p>
      <text:p text:style-name="P3">))<text:span text:style-name="T29">}</text:span></text:p>
      <text:h text:style-name="P258" text:outline-level="2"><text:soft-page-break/>Lifecycle Hooks</text:h>
      <text:p text:style-name="P226"/>
      <text:p text:style-name="P227">Our components goes through a few phases during their lifecycle. <text:span text:style-name="T217">The first phase is the </text:span><text:span text:style-name="T216">mounting </text:span><text:span text:style-name="T191">phase which is when a instance of a component is created </text:span><text:span text:style-name="T192">and inserted into the dom. </text:span><text:span text:style-name="T193">There are method called </text:span><text:span text:style-name="T104">lifecycle hooks </text:span><text:span text:style-name="T163">that allows us to hook into certain moments during the lifecycle of a component and do something. In mounting phase we have 3 lifecycle hooks </text:span><text:span text:style-name="T170">constructor, render </text:span><text:span text:style-name="T163">and </text:span><text:span text:style-name="T170">componentDidMount. </text:span><text:span text:style-name="T164">Second lifecycle phase is the </text:span><text:span text:style-name="T171">update </text:span><text:span text:style-name="T164">phase &amp; happens when the state or props of the component gets changed. </text:span><text:span text:style-name="T165">In these phase we have two lifecycle hooks </text:span><text:span text:style-name="T172">render </text:span><text:span text:style-name="T165">&amp; </text:span><text:span text:style-name="T172">componentDidUpdate</text:span><text:span text:style-name="T165">. </text:span><text:span text:style-name="T166">The last phase is the unmounting phase which is when the component is removed from the dom such as when we delete the counter. This have one lifecycle hook </text:span><text:span text:style-name="T173">componentWillUnmount</text:span><text:span text:style-name="T166">. </text:span></text:p>
      <text:h text:style-name="P259" text:outline-level="2">Mounting Phase</text:h>
      <text:p text:style-name="P227"><text:span text:style-name="T166"/></text:p>
      <text:p text:style-name="P228">ComponentDidMount(): <text:span text:style-name="T185">This method is called after the component is rendered into the dom </text:span><text:span text:style-name="T194">&amp; is perfect place to call </text:span><text:span text:style-name="T218">Ajax </text:span><text:span text:style-name="T194">to get the data from the server. </text:span></text:p>
      <text:p text:style-name="P229"><text:span text:style-name="T194">T</text:span><text:span text:style-name="T185">he order in which the methods in mounting phase are : <text:s text:c="74"/></text:span><text:span text:style-name="T99">1: Constructror, 2: Render, 3: Mount</text:span></text:p>
      <text:p text:style-name="P211"><text:span text:style-name="T185">When a component is rendered, all it’s children are also rendered recursively. </text:span><text:span text:style-name="T195">The order is the order we declare them in our code. 1</text:span><text:span text:style-name="T219">st</text:span><text:span text:style-name="T195"> child renders and it’s children renders going down to the base of hierarchy and only 2</text:span><text:span text:style-name="T219">nd</text:span><text:span text:style-name="T195"> child renders.</text:span></text:p>
      <text:p text:style-name="P212"><text:span text:style-name="T185">Note: We can only use lifecycle hooks in class components, not in functional components.</text:span></text:p>
      <text:p text:style-name="P212"><text:span text:style-name="T185"/></text:p>
      <text:h text:style-name="P260" text:outline-level="2">Updating Phase</text:h>
      <text:p text:style-name="P232"/>
      <text:p text:style-name="P233">This phase happens whenever the props or state of component changes. </text:p>
      <text:p text:style-name="P200"><text:span text:style-name="T29">class</text:span> <text:span text:style-name="T174">Counter</text:span> <text:span text:style-name="T29">extends</text:span> <text:span text:style-name="T174">Component</text:span> {</text:p>
      <text:p text:style-name="P3"><text:span text:style-name="T54">componentDidUpdate</text:span>(<text:span text:style-name="T7">prevProps</text:span>, <text:span text:style-name="T7">prevState</text:span>) {</text:p>
      <text:p text:style-name="P3"><text:span text:style-name="T174">console</text:span>.<text:span text:style-name="T54">log</text:span>(<text:span text:style-name="T22">"prevProps"</text:span>, <text:span text:style-name="T7">prevProps</text:span>);</text:p>
      <text:p text:style-name="P3"><text:span text:style-name="T174">console</text:span>.<text:span text:style-name="T54">log</text:span>(<text:span text:style-name="T22">"prevState"</text:span>, <text:span text:style-name="T7">prevState</text:span>);</text:p>
      <text:p text:style-name="P54"/>
      <text:p text:style-name="P3"><text:span text:style-name="T1">if</text:span> (<text:span text:style-name="T7">prevProps</text:span> !== <text:span text:style-name="T7">prevState</text:span>) {</text:p>
      <text:p text:style-name="P206">//Ajax call and get new data from the server.</text:p>
      <text:p text:style-name="P3">}</text:p>
      <text:p text:style-name="P3">}</text:p>
      <text:p text:style-name="P233"/>
      <text:h text:style-name="P266" text:outline-level="2">Unmounting Phase</text:h>
      <text:p text:style-name="P234"/>
      <text:p text:style-name="P230">componentWillUnmount() <text:span text:style-name="T196">is called just before a component is removed from the dom.</text:span></text:p>
      <text:p text:style-name="P201"><text:span text:style-name="T62">componentWillUnmount</text:span><text:span text:style-name="T200">() {</text:span></text:p>
      <text:p text:style-name="P3"><text:span text:style-name="T174">console</text:span>.<text:span text:style-name="T54">log</text:span>(<text:span text:style-name="T22">"Component Unmounted"</text:span>);</text:p>
      <text:p text:style-name="P3">}</text:p>
      <text:p text:style-name="P230"><text:span text:style-name="T196"/></text:p>
      <text:p text:style-name="P231"><text:span text:style-name="T196">T</text:span><text:span text:style-name="T185">his will be perfect opportunities for doing cleanup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Menlo" svg:font-family="Menlo, Consolas, monospace"/>
    <style:font-face style:name="source-code-pro" svg:font-family="source-code-pro, Menlo, Monaco, Consolas, 'Courier New', monospace"/>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WenQuanYi Micro Hei Mono" style:font-family-asian="'WenQuanYi Micro Hei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2T12:17:47.493981999</meta:creation-date>
    <meta:generator>LibreOffice/6.0.6.2$Linux_X86_64 LibreOffice_project/00m0$Build-2</meta:generator>
    <dc:date>2019-05-19T15:01:40.647450315</dc:date>
    <meta:editing-duration>P1DT8H4M5S</meta:editing-duration>
    <meta:editing-cycles>308</meta:editing-cycles>
    <meta:document-statistic meta:table-count="0" meta:image-count="0" meta:object-count="0" meta:page-count="21" meta:paragraph-count="519" meta:word-count="3183" meta:character-count="21029" meta:non-whitespace-character-count="18248"/>
  </office:meta>
</office:document-meta>
</file>